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Consolas1" svg:font-family="Consolas, 'liberation mono', Menlo, Courier, monospace"/>
    <style:font-face style:name="OpenSymbol" svg:font-family="OpenSymbol"/>
    <style:font-face style:name="Raleway" svg:font-family="Raleway, sans-serif"/>
    <style:font-face style:name="apple-system" svg:font-family="apple-system, BlinkMacSystemFont, 'segoe ui', Roboto, 'helvetica neue', Arial, sans-serif, 'apple color emoji', 'segoe ui emoji', 'segoe ui symbol'"/>
    <style:font-face style:name="inherit" svg:font-family="inherit"/>
    <style:font-face style:name="monospace" svg:font-family="monospace, 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518cm" table:align="left"/>
    </style:style>
    <style:style style:name="Table1.A" style:family="table-column">
      <style:table-column-properties style:column-width="12.518cm"/>
    </style:style>
    <style:style style:name="Table1.A1" style:family="table-cell">
      <style:table-cell-properties style:vertical-align="middle"/>
    </style:style>
    <style:style style:name="Table2" style:family="table">
      <style:table-properties style:width="15.706cm" table:align="left"/>
    </style:style>
    <style:style style:name="Table2.A" style:family="table-column">
      <style:table-column-properties style:column-width="15.706cm"/>
    </style:style>
    <style:style style:name="Table2.A1" style:family="table-cell">
      <style:table-cell-properties style:vertical-align="middle"/>
    </style:style>
    <style:style style:name="Table3" style:family="table">
      <style:table-properties style:width="11.051cm" table:align="left"/>
    </style:style>
    <style:style style:name="Table3.A" style:family="table-column">
      <style:table-column-properties style:column-width="11.051cm"/>
    </style:style>
    <style:style style:name="Table3.A1" style:family="table-cell">
      <style:table-cell-properties style:vertical-align="middle"/>
    </style:style>
    <style:style style:name="Table4" style:family="table">
      <style:table-properties style:width="15.016cm" table:align="left"/>
    </style:style>
    <style:style style:name="Table4.A" style:family="table-column">
      <style:table-column-properties style:column-width="15.016cm"/>
    </style:style>
    <style:style style:name="Table4.A1" style:family="table-cell">
      <style:table-cell-properties style:vertical-align="middle"/>
    </style:style>
    <style:style style:name="Table5" style:family="table">
      <style:table-properties style:width="12.656cm" table:align="left"/>
    </style:style>
    <style:style style:name="Table5.A" style:family="table-column">
      <style:table-column-properties style:column-width="12.656cm"/>
    </style:style>
    <style:style style:name="Table5.A1" style:family="table-cell">
      <style:table-cell-properties style:vertical-align="middle"/>
    </style:style>
    <style:style style:name="Table6" style:family="table">
      <style:table-properties style:width="17cm" table:align="left"/>
    </style:style>
    <style:style style:name="Table6.A" style:family="table-column">
      <style:table-column-properties style:column-width="17cm"/>
    </style:style>
    <style:style style:name="Table6.A1" style:family="table-cell">
      <style:table-cell-properties style:vertical-align="middle"/>
    </style:style>
    <style:style style:name="Table7" style:family="table">
      <style:table-properties style:width="17cm" table:align="left"/>
    </style:style>
    <style:style style:name="Table7.A" style:family="table-column">
      <style:table-column-properties style:column-width="17cm"/>
    </style:style>
    <style:style style:name="Table7.A1" style:family="table-cell">
      <style:table-cell-properties style:vertical-align="middle"/>
    </style:style>
    <style:style style:name="Table8" style:family="table">
      <style:table-properties style:width="8.49cm" table:align="left"/>
    </style:style>
    <style:style style:name="Table8.A" style:family="table-column">
      <style:table-column-properties style:column-width="8.49cm"/>
    </style:style>
    <style:style style:name="Table8.A1" style:family="table-cell">
      <style:table-cell-properties style:vertical-align="middle"/>
    </style:style>
    <style:style style:name="Table9" style:family="table">
      <style:table-properties style:width="10.966cm" table:align="left"/>
    </style:style>
    <style:style style:name="Table9.A" style:family="table-column">
      <style:table-column-properties style:column-width="10.966cm"/>
    </style:style>
    <style:style style:name="Table9.A1" style:family="table-cell">
      <style:table-cell-properties style:vertical-align="middle"/>
    </style:style>
    <style:style style:name="Table10" style:family="table">
      <style:table-properties style:width="11.231cm" table:align="left"/>
    </style:style>
    <style:style style:name="Table10.A" style:family="table-column">
      <style:table-column-properties style:column-width="11.231cm"/>
    </style:style>
    <style:style style:name="Table10.A1" style:family="table-cell">
      <style:table-cell-properties style:vertical-align="middle"/>
    </style:style>
    <style:style style:name="Table11" style:family="table">
      <style:table-properties style:width="10.966cm" table:align="left"/>
    </style:style>
    <style:style style:name="Table11.A" style:family="table-column">
      <style:table-column-properties style:column-width="10.966cm"/>
    </style:style>
    <style:style style:name="Table11.A1" style:family="table-cell">
      <style:table-cell-properties style:vertical-align="middle"/>
    </style:style>
    <style:style style:name="Table12" style:family="table">
      <style:table-properties style:width="7.758cm" table:align="left"/>
    </style:style>
    <style:style style:name="Table12.A" style:family="table-column">
      <style:table-column-properties style:column-width="7.758cm"/>
    </style:style>
    <style:style style:name="Table12.A1" style:family="table-cell">
      <style:table-cell-properties style:vertical-align="middle"/>
    </style:style>
    <style:style style:name="Table13" style:family="table">
      <style:table-properties style:width="13.563cm" table:align="left"/>
    </style:style>
    <style:style style:name="Table13.A" style:family="table-column">
      <style:table-column-properties style:column-width="13.563cm"/>
    </style:style>
    <style:style style:name="Table13.A1" style:family="table-cell">
      <style:table-cell-properties style:vertical-align="middle"/>
    </style:style>
    <style:style style:name="Table14" style:family="table">
      <style:table-properties style:width="12.28cm" table:align="left"/>
    </style:style>
    <style:style style:name="Table14.A" style:family="table-column">
      <style:table-column-properties style:column-width="12.28cm"/>
    </style:style>
    <style:style style:name="Table14.A1" style:family="table-cell">
      <style:table-cell-properties style:vertical-align="middle"/>
    </style:style>
    <style:style style:name="Table15" style:family="table">
      <style:table-properties style:width="11.523cm" table:align="left"/>
    </style:style>
    <style:style style:name="Table15.A" style:family="table-column">
      <style:table-column-properties style:column-width="11.523cm"/>
    </style:style>
    <style:style style:name="Table15.A1" style:family="table-cell">
      <style:table-cell-properties style:vertical-align="middle"/>
    </style:style>
    <style:style style:name="Table16" style:family="table">
      <style:table-properties style:width="11.693cm" table:align="left"/>
    </style:style>
    <style:style style:name="Table16.A" style:family="table-column">
      <style:table-column-properties style:column-width="11.693cm"/>
    </style:style>
    <style:style style:name="Table16.A1" style:family="table-cell">
      <style:table-cell-properties style:vertical-align="middle"/>
    </style:style>
    <style:style style:name="Table17" style:family="table">
      <style:table-properties style:width="12.09cm" table:align="left"/>
    </style:style>
    <style:style style:name="Table17.A" style:family="table-column">
      <style:table-column-properties style:column-width="12.09cm"/>
    </style:style>
    <style:style style:name="Table17.A1" style:family="table-cell">
      <style:table-cell-properties style:vertical-align="middle"/>
    </style:style>
    <style:style style:name="Table18" style:family="table">
      <style:table-properties style:width="10.465cm" table:align="left"/>
    </style:style>
    <style:style style:name="Table18.A" style:family="table-column">
      <style:table-column-properties style:column-width="10.465cm"/>
    </style:style>
    <style:style style:name="Table18.A1" style:family="table-cell">
      <style:table-cell-properties style:vertical-align="middle"/>
    </style:style>
    <style:style style:name="Table19" style:family="table">
      <style:table-properties style:width="17cm" table:align="left"/>
    </style:style>
    <style:style style:name="Table19.A" style:family="table-column">
      <style:table-column-properties style:column-width="17cm"/>
    </style:style>
    <style:style style:name="Table19.A1" style:family="table-cell">
      <style:table-cell-properties style:vertical-align="middle"/>
    </style:style>
    <style:style style:name="Table20" style:family="table">
      <style:table-properties style:width="9.227cm" table:align="left"/>
    </style:style>
    <style:style style:name="Table20.A" style:family="table-column">
      <style:table-column-properties style:column-width="9.227cm"/>
    </style:style>
    <style:style style:name="Table20.A1" style:family="table-cell">
      <style:table-cell-properties style:vertical-align="middle"/>
    </style:style>
    <style:style style:name="Table21" style:family="table">
      <style:table-properties style:width="14.296cm" table:align="left"/>
    </style:style>
    <style:style style:name="Table21.A" style:family="table-column">
      <style:table-column-properties style:column-width="14.296cm"/>
    </style:style>
    <style:style style:name="Table21.A1" style:family="table-cell">
      <style:table-cell-properties style:vertical-align="middle"/>
    </style:style>
    <style:style style:name="Table22" style:family="table">
      <style:table-properties style:width="0.409cm" table:align="left"/>
    </style:style>
    <style:style style:name="Table22.A" style:family="table-column">
      <style:table-column-properties style:column-width="0.409cm"/>
    </style:style>
    <style:style style:name="Table22.A1" style:family="table-cell">
      <style:table-cell-properties style:vertical-align="middle"/>
    </style:style>
    <style:style style:name="Table23" style:family="table">
      <style:table-properties style:width="14.296cm" table:align="left"/>
    </style:style>
    <style:style style:name="Table23.A" style:family="table-column">
      <style:table-column-properties style:column-width="14.296cm"/>
    </style:style>
    <style:style style:name="Table23.A1" style:family="table-cell">
      <style:table-cell-properties style:vertical-align="middle"/>
    </style:style>
    <style:style style:name="Table24" style:family="table">
      <style:table-properties style:width="0.409cm" table:align="left"/>
    </style:style>
    <style:style style:name="Table24.A" style:family="table-column">
      <style:table-column-properties style:column-width="0.409cm"/>
    </style:style>
    <style:style style:name="Table24.A1" style:family="table-cell">
      <style:table-cell-properties style:vertical-align="middle"/>
    </style:style>
    <style:style style:name="Table25" style:family="table">
      <style:table-properties style:width="14.296cm" table:align="left"/>
    </style:style>
    <style:style style:name="Table25.A" style:family="table-column">
      <style:table-column-properties style:column-width="14.296cm"/>
    </style:style>
    <style:style style:name="Table25.A1" style:family="table-cell">
      <style:table-cell-properties style:vertical-align="middle"/>
    </style:style>
    <style:style style:name="Table26" style:family="table">
      <style:table-properties style:width="3.002cm" table:align="left"/>
    </style:style>
    <style:style style:name="Table26.A" style:family="table-column">
      <style:table-column-properties style:column-width="3.002cm"/>
    </style:style>
    <style:style style:name="Table26.A1" style:family="table-cell">
      <style:table-cell-properties style:vertical-align="middle"/>
    </style:style>
    <style:style style:name="Table27" style:family="table">
      <style:table-properties style:width="14.296cm" table:align="left"/>
    </style:style>
    <style:style style:name="Table27.A" style:family="table-column">
      <style:table-column-properties style:column-width="14.296cm"/>
    </style:style>
    <style:style style:name="Table27.A1" style:family="table-cell">
      <style:table-cell-properties style:vertical-align="middle"/>
    </style:style>
    <style:style style:name="Table28" style:family="table">
      <style:table-properties style:width="10.709cm" table:align="left"/>
    </style:style>
    <style:style style:name="Table28.A" style:family="table-column">
      <style:table-column-properties style:column-width="10.709cm"/>
    </style:style>
    <style:style style:name="Table28.A1" style:family="table-cell">
      <style:table-cell-properties style:vertical-align="middle"/>
    </style:style>
    <style:style style:name="Table29" style:family="table">
      <style:table-properties style:width="11.317cm" table:align="left"/>
    </style:style>
    <style:style style:name="Table29.A" style:family="table-column">
      <style:table-column-properties style:column-width="11.317cm"/>
    </style:style>
    <style:style style:name="Table29.A1" style:family="table-cell">
      <style:table-cell-properties style:vertical-align="middle"/>
    </style:style>
    <style:style style:name="Table30" style:family="table">
      <style:table-properties style:width="16.267cm" table:align="left"/>
    </style:style>
    <style:style style:name="Table30.A" style:family="table-column">
      <style:table-column-properties style:column-width="16.267cm"/>
    </style:style>
    <style:style style:name="Table30.A1" style:family="table-cell">
      <style:table-cell-properties style:vertical-align="middle"/>
    </style:style>
    <style:style style:name="Table31" style:family="table">
      <style:table-properties style:width="2.813cm" table:align="left"/>
    </style:style>
    <style:style style:name="Table31.A" style:family="table-column">
      <style:table-column-properties style:column-width="2.813cm"/>
    </style:style>
    <style:style style:name="Table31.A1" style:family="table-cell">
      <style:table-cell-properties style:vertical-align="middle"/>
    </style:style>
    <style:style style:name="Table32" style:family="table">
      <style:table-properties style:width="17cm" table:align="left"/>
    </style:style>
    <style:style style:name="Table32.A" style:family="table-column">
      <style:table-column-properties style:column-width="17cm"/>
    </style:style>
    <style:style style:name="Table32.A1" style:family="table-cell">
      <style:table-cell-properties style:vertical-align="middle"/>
    </style:style>
    <style:style style:name="Table33" style:family="table">
      <style:table-properties style:width="3.967cm" table:align="left"/>
    </style:style>
    <style:style style:name="Table33.A" style:family="table-column">
      <style:table-column-properties style:column-width="3.967cm"/>
    </style:style>
    <style:style style:name="Table33.A1" style:family="table-cell">
      <style:table-cell-properties style:vertical-align="middle"/>
    </style:style>
    <style:style style:name="Table34" style:family="table">
      <style:table-properties style:width="9.751cm" table:align="left"/>
    </style:style>
    <style:style style:name="Table34.A" style:family="table-column">
      <style:table-column-properties style:column-width="9.751cm"/>
    </style:style>
    <style:style style:name="Table34.A1" style:family="table-cell">
      <style:table-cell-properties style:vertical-align="middle"/>
    </style:style>
    <style:style style:name="Table35" style:family="table">
      <style:table-properties style:width="14.654cm" table:align="left"/>
    </style:style>
    <style:style style:name="Table35.A" style:family="table-column">
      <style:table-column-properties style:column-width="14.654cm"/>
    </style:style>
    <style:style style:name="Table35.A1" style:family="table-cell">
      <style:table-cell-properties style:vertical-align="middle"/>
    </style:style>
    <style:style style:name="Table36" style:family="table">
      <style:table-properties style:width="14.697cm" table:align="left"/>
    </style:style>
    <style:style style:name="Table36.A" style:family="table-column">
      <style:table-column-properties style:column-width="14.697cm"/>
    </style:style>
    <style:style style:name="Table36.A1" style:family="table-cell">
      <style:table-cell-properties style:vertical-align="middle"/>
    </style:style>
    <style:style style:name="Table37" style:family="table">
      <style:table-properties style:width="15.208cm" table:align="left"/>
    </style:style>
    <style:style style:name="Table37.A" style:family="table-column">
      <style:table-column-properties style:column-width="15.208cm"/>
    </style:style>
    <style:style style:name="Table37.A1" style:family="table-cell">
      <style:table-cell-properties style:vertical-align="middle"/>
    </style:style>
    <style:style style:name="Table38" style:family="table">
      <style:table-properties style:width="5.036cm" table:align="left"/>
    </style:style>
    <style:style style:name="Table38.A" style:family="table-column">
      <style:table-column-properties style:column-width="5.036cm"/>
    </style:style>
    <style:style style:name="Table38.A1" style:family="table-cell">
      <style:table-cell-properties style:vertical-align="middle"/>
    </style:style>
    <style:style style:name="Table39" style:family="table">
      <style:table-properties style:width="17cm" table:align="left"/>
    </style:style>
    <style:style style:name="Table39.A" style:family="table-column">
      <style:table-column-properties style:column-width="17cm"/>
    </style:style>
    <style:style style:name="Table39.A1" style:family="table-cell">
      <style:table-cell-properties style:vertical-align="middle"/>
    </style:style>
    <style:style style:name="Table40" style:family="table">
      <style:table-properties style:width="3.411cm" table:align="left"/>
    </style:style>
    <style:style style:name="Table40.A" style:family="table-column">
      <style:table-column-properties style:column-width="3.411cm"/>
    </style:style>
    <style:style style:name="Table40.A1" style:family="table-cell">
      <style:table-cell-properties style:vertical-align="middle"/>
    </style:style>
    <style:style style:name="Table41" style:family="table">
      <style:table-properties style:width="9.419cm" table:align="left"/>
    </style:style>
    <style:style style:name="Table41.A" style:family="table-column">
      <style:table-column-properties style:column-width="9.419cm"/>
    </style:style>
    <style:style style:name="Table41.A1" style:family="table-cell">
      <style:table-cell-properties style:vertical-align="middle"/>
    </style:style>
    <style:style style:name="Table42" style:family="table">
      <style:table-properties style:width="15.208cm" table:align="left"/>
    </style:style>
    <style:style style:name="Table42.A" style:family="table-column">
      <style:table-column-properties style:column-width="15.208cm"/>
    </style:style>
    <style:style style:name="Table42.A1" style:family="table-cell">
      <style:table-cell-properties style:vertical-align="middle"/>
    </style:style>
    <style:style style:name="Table43" style:family="table">
      <style:table-properties style:width="5.036cm" table:align="left"/>
    </style:style>
    <style:style style:name="Table43.A" style:family="table-column">
      <style:table-column-properties style:column-width="5.036cm"/>
    </style:style>
    <style:style style:name="Table43.A1" style:family="table-cell">
      <style:table-cell-properties style:vertical-align="middle"/>
    </style:style>
    <style:style style:name="Table44" style:family="table">
      <style:table-properties style:width="15.965cm" table:align="left"/>
    </style:style>
    <style:style style:name="Table44.A" style:family="table-column">
      <style:table-column-properties style:column-width="15.965cm"/>
    </style:style>
    <style:style style:name="Table44.A1" style:family="table-cell">
      <style:table-cell-properties style:vertical-align="middle"/>
    </style:style>
    <style:style style:name="Table45" style:family="table">
      <style:table-properties style:width="5.036cm" table:align="left"/>
    </style:style>
    <style:style style:name="Table45.A" style:family="table-column">
      <style:table-column-properties style:column-width="5.036cm"/>
    </style:style>
    <style:style style:name="Table45.A1" style:family="table-cell">
      <style:table-cell-properties style:vertical-align="middle"/>
    </style:style>
    <style:style style:name="Table46" style:family="table">
      <style:table-properties style:width="14.571cm" table:align="left"/>
    </style:style>
    <style:style style:name="Table46.A" style:family="table-column">
      <style:table-column-properties style:column-width="14.571cm"/>
    </style:style>
    <style:style style:name="Table46.A1" style:family="table-cell">
      <style:table-cell-properties style:vertical-align="middle"/>
    </style:style>
    <style:style style:name="Table47" style:family="table">
      <style:table-properties style:width="5.036cm" table:align="left"/>
    </style:style>
    <style:style style:name="Table47.A" style:family="table-column">
      <style:table-column-properties style:column-width="5.036cm"/>
    </style:style>
    <style:style style:name="Table47.A1" style:family="table-cell">
      <style:table-cell-properties style:vertical-align="middle"/>
    </style:style>
    <style:style style:name="Table48" style:family="table">
      <style:table-properties style:width="13.552cm" table:align="left"/>
    </style:style>
    <style:style style:name="Table48.A" style:family="table-column">
      <style:table-column-properties style:column-width="13.552cm"/>
    </style:style>
    <style:style style:name="Table48.A1" style:family="table-cell">
      <style:table-cell-properties style:vertical-align="middle"/>
    </style:style>
    <style:style style:name="Table49" style:family="table">
      <style:table-properties style:width="5.473cm" table:align="left"/>
    </style:style>
    <style:style style:name="Table49.A" style:family="table-column">
      <style:table-column-properties style:column-width="5.473cm"/>
    </style:style>
    <style:style style:name="Table49.A1" style:family="table-cell">
      <style:table-cell-properties style:vertical-align="middle"/>
    </style:style>
    <style:style style:name="Table50" style:family="table">
      <style:table-properties style:width="17cm" table:align="left"/>
    </style:style>
    <style:style style:name="Table50.A" style:family="table-column">
      <style:table-column-properties style:column-width="17cm"/>
    </style:style>
    <style:style style:name="Table50.A1" style:family="table-cell">
      <style:table-cell-properties style:vertical-align="middle"/>
    </style:style>
    <style:style style:name="Table51" style:family="table">
      <style:table-properties style:width="7.535cm" table:align="left"/>
    </style:style>
    <style:style style:name="Table51.A" style:family="table-column">
      <style:table-column-properties style:column-width="7.535cm"/>
    </style:style>
    <style:style style:name="Table51.A1" style:family="table-cell">
      <style:table-cell-properties style:vertical-align="middle"/>
    </style:style>
    <style:style style:name="Table52" style:family="table">
      <style:table-properties style:width="9.587cm" table:align="left"/>
    </style:style>
    <style:style style:name="Table52.A" style:family="table-column">
      <style:table-column-properties style:column-width="9.587cm"/>
    </style:style>
    <style:style style:name="Table52.A1" style:family="table-cell">
      <style:table-cell-properties style:vertical-align="middle"/>
    </style:style>
    <style:style style:name="Table53" style:family="table">
      <style:table-properties style:width="0.409cm" table:align="left"/>
    </style:style>
    <style:style style:name="Table53.A" style:family="table-column">
      <style:table-column-properties style:column-width="0.409cm"/>
    </style:style>
    <style:style style:name="Table53.A1" style:family="table-cell">
      <style:table-cell-properties style:vertical-align="middle"/>
    </style:style>
    <style:style style:name="Table54" style:family="table">
      <style:table-properties style:width="9.587cm" table:align="left"/>
    </style:style>
    <style:style style:name="Table54.A" style:family="table-column">
      <style:table-column-properties style:column-width="9.587cm"/>
    </style:style>
    <style:style style:name="Table54.A1" style:family="table-cell">
      <style:table-cell-properties style:vertical-align="middle"/>
    </style:style>
    <style:style style:name="P1" style:family="paragraph" style:parent-style-name="Text_20_body">
      <style:paragraph-properties fo:margin-left="0cm" fo:margin-right="0cm" fo:margin-top="0cm" fo:margin-bottom="0.688cm" fo:text-align="start" style:justify-single-word="false" fo:orphans="2" fo:widows="2" fo:text-indent="0cm" style:auto-text-indent="false" fo:padding="0cm" fo:border="none"/>
    </style:style>
    <style:style style:name="P2" style:family="paragraph" style:parent-style-name="Text_20_body">
      <style:paragraph-properties fo:margin-left="0cm" fo:margin-right="0cm" fo:margin-top="0cm" fo:margin-bottom="0.688cm" fo:text-align="start" style:justify-single-word="false" fo:orphans="2" fo:widows="2" fo:text-indent="0cm" style:auto-text-indent="false" fo:padding="0cm" fo:border="none"/>
      <style:text-properties fo:font-variant="normal" fo:text-transform="none" fo:color="#000000" style:font-name="Raleway" fo:font-size="12pt" fo:letter-spacing="normal" fo:font-style="normal" fo:font-weight="normal"/>
    </style:style>
    <style:style style:name="P3" style:family="paragraph" style:parent-style-name="Text_20_body">
      <style:paragraph-properties fo:margin-left="0cm" fo:margin-right="0cm" fo:margin-top="0.265cm" fo:margin-bottom="0.529cm" fo:text-indent="0cm" style:auto-text-indent="false" fo:padding="0cm" fo:border="none"/>
    </style:style>
    <style:style style:name="P4" style:family="paragraph" style:parent-style-name="Text_20_body">
      <style:paragraph-properties fo:margin-left="0cm" fo:margin-right="0cm" fo:margin-top="0cm" fo:margin-bottom="0cm" fo:line-height="140%" fo:text-align="start" style:justify-single-word="false" fo:orphans="2" fo:widows="2" fo:text-indent="0cm" style:auto-text-indent="false" fo:padding="0cm" fo:border="none"/>
      <style:text-properties fo:font-variant="normal" fo:text-transform="none" fo:color="#000000" fo:letter-spacing="normal" fo:background-color="#f7f7f7"/>
    </style:style>
    <style:style style:name="P5" style:family="paragraph" style:parent-style-name="Text_20_body">
      <style:paragraph-properties fo:margin-left="0cm" fo:margin-right="0cm" fo:margin-top="0cm" fo:margin-bottom="0cm" fo:line-height="140%" fo:text-align="start" style:justify-single-word="false" fo:orphans="2" fo:widows="2" fo:text-indent="0cm" style:auto-text-indent="false" fo:padding="0cm" fo:border="none"/>
    </style:style>
    <style:style style:name="P6" style:family="paragraph" style:parent-style-name="Text_20_body">
      <style:paragraph-properties fo:margin-left="0cm" fo:margin-right="0cm" fo:margin-top="0.529cm" fo:margin-bottom="0.212cm" fo:line-height="145%" fo:orphans="2" fo:widows="2" fo:text-indent="0cm" style:auto-text-indent="false"/>
      <style:text-properties fo:font-size="9.75pt"/>
    </style:style>
    <style:style style:name="P7" style:family="paragraph" style:parent-style-name="Text_20_body">
      <style:paragraph-properties fo:margin-left="0cm" fo:margin-right="0cm" fo:margin-top="0.265cm" fo:margin-bottom="0.423cm" fo:orphans="2" fo:widows="2" fo:text-indent="0cm" style:auto-text-indent="false" fo:padding="0cm" fo:border="none"/>
      <style:text-properties fo:font-variant="normal" fo:text-transform="none" fo:color="#000000" fo:letter-spacing="normal"/>
    </style:style>
    <style:style style:name="P8" style:family="paragraph" style:parent-style-name="Text_20_body">
      <style:paragraph-properties fo:margin-left="0cm" fo:margin-right="0cm" fo:margin-top="0.265cm" fo:margin-bottom="0.423cm" fo:orphans="2" fo:widows="2" fo:text-indent="0cm" style:auto-text-indent="false" fo:padding="0cm" fo:border="none"/>
      <style:text-properties fo:font-variant="normal" fo:text-transform="none" fo:color="#000000" style:font-name="apple-system" fo:font-size="12pt" fo:letter-spacing="normal" fo:font-style="normal" fo:font-weight="normal"/>
    </style:style>
    <style:style style:name="P9" style:family="paragraph" style:parent-style-name="Text_20_body" style:list-style-name="L1">
      <style:paragraph-properties fo:margin-left="0cm" fo:margin-right="0cm" fo:margin-top="0.265cm" fo:margin-bottom="0.423cm" fo:orphans="2" fo:widows="2" fo:text-indent="0cm" style:auto-text-indent="false" fo:padding="0cm" fo:border="none"/>
      <style:text-properties fo:font-variant="normal" fo:text-transform="none" fo:color="#000000" style:font-name="apple-system" fo:font-size="12pt" fo:letter-spacing="normal" fo:font-style="normal" fo:font-weight="normal"/>
    </style:style>
    <style:style style:name="P10" style:family="paragraph" style:parent-style-name="Text_20_body" style:list-style-name="L8">
      <style:paragraph-properties fo:margin-left="0cm" fo:margin-right="0cm" fo:margin-top="0.265cm" fo:margin-bottom="0.423cm" fo:orphans="2" fo:widows="2" fo:text-indent="0cm" style:auto-text-indent="false" fo:padding="0cm" fo:border="none"/>
      <style:text-properties fo:font-variant="normal" fo:text-transform="none" fo:color="#000000" style:font-name="apple-system" fo:font-size="12pt" fo:letter-spacing="normal" fo:font-style="normal" fo:font-weight="normal"/>
    </style:style>
    <style:style style:name="P11" style:family="paragraph" style:parent-style-name="Text_20_body">
      <style:paragraph-properties fo:margin-left="0cm" fo:margin-right="0cm" fo:margin-top="0.265cm" fo:margin-bottom="0.423cm" fo:orphans="2" fo:widows="2" fo:text-indent="0cm" style:auto-text-indent="false" fo:padding="0cm" fo:border="none"/>
      <style:text-properties fo:font-variant="normal" fo:text-transform="none" fo:color="#000000" style:font-name="apple-system" fo:font-size="12pt" fo:letter-spacing="normal" fo:font-style="normal" fo:font-weight="normal" style:font-name-asian="apple-system" style:font-size-asian="12pt" style:font-style-asian="normal" style:font-weight-asian="normal" style:font-name-complex="apple-system" style:font-size-complex="12pt" style:font-style-complex="normal" style:font-weight-complex="normal"/>
    </style:style>
    <style:style style:name="P12" style:family="paragraph" style:parent-style-name="Text_20_body">
      <style:paragraph-properties fo:margin-left="0cm" fo:margin-right="0cm" fo:margin-top="0.265cm" fo:margin-bottom="0.423cm" fo:orphans="2" fo:widows="2" fo:text-indent="0cm" style:auto-text-indent="false" fo:padding="0cm" fo:border="none"/>
    </style:style>
    <style:style style:name="P13" style:family="paragraph" style:parent-style-name="Text_20_body" style:list-style-name="L2">
      <style:paragraph-properties fo:margin-left="0cm" fo:margin-right="0cm" fo:margin-top="0.265cm" fo:margin-bottom="0.423cm" fo:orphans="2" fo:widows="2" fo:text-indent="0cm" style:auto-text-indent="false" fo:padding="0cm" fo:border="none"/>
    </style:style>
    <style:style style:name="P14" style:family="paragraph" style:parent-style-name="Text_20_body" style:list-style-name="L3">
      <style:paragraph-properties fo:margin-left="0cm" fo:margin-right="0cm" fo:margin-top="0.265cm" fo:margin-bottom="0.423cm" fo:orphans="2" fo:widows="2" fo:text-indent="0cm" style:auto-text-indent="false" fo:padding="0cm" fo:border="none"/>
    </style:style>
    <style:style style:name="P15" style:family="paragraph" style:parent-style-name="Text_20_body" style:list-style-name="L4">
      <style:paragraph-properties fo:margin-left="0cm" fo:margin-right="0cm" fo:margin-top="0.265cm" fo:margin-bottom="0.423cm" fo:orphans="2" fo:widows="2" fo:text-indent="0cm" style:auto-text-indent="false" fo:padding="0cm" fo:border="none"/>
    </style:style>
    <style:style style:name="P16" style:family="paragraph" style:parent-style-name="Text_20_body" style:list-style-name="L5">
      <style:paragraph-properties fo:margin-left="0cm" fo:margin-right="0cm" fo:margin-top="0.265cm" fo:margin-bottom="0.423cm" fo:orphans="2" fo:widows="2" fo:text-indent="0cm" style:auto-text-indent="false" fo:padding="0cm" fo:border="none"/>
    </style:style>
    <style:style style:name="P17" style:family="paragraph" style:parent-style-name="Text_20_body" style:list-style-name="L6">
      <style:paragraph-properties fo:margin-left="0cm" fo:margin-right="0cm" fo:margin-top="0.265cm" fo:margin-bottom="0.423cm" fo:orphans="2" fo:widows="2" fo:text-indent="0cm" style:auto-text-indent="false" fo:padding="0cm" fo:border="none"/>
    </style:style>
    <style:style style:name="P18" style:family="paragraph" style:parent-style-name="Text_20_body" style:list-style-name="L7">
      <style:paragraph-properties fo:margin-left="0cm" fo:margin-right="0cm" fo:margin-top="0.265cm" fo:margin-bottom="0.423cm" fo:orphans="2" fo:widows="2" fo:text-indent="0cm" style:auto-text-indent="false" fo:padding="0cm" fo:border="none"/>
    </style:style>
    <style:style style:name="P19" style:family="paragraph" style:parent-style-name="Text_20_body">
      <style:paragraph-properties fo:margin-left="0cm" fo:margin-right="0cm" fo:margin-top="0cm" fo:margin-bottom="0.529cm" fo:orphans="2" fo:widows="2" fo:text-indent="0cm" style:auto-text-indent="false" fo:padding-left="1.402cm" fo:padding-right="0.318cm" fo:padding-top="0.318cm" fo:padding-bottom="0.318cm" fo:border="0.002cm solid #b7e5ff"/>
      <style:text-properties fo:font-variant="normal" fo:text-transform="none" fo:color="#0889d0" style:font-name="apple-system" fo:font-size="12pt" fo:letter-spacing="normal" fo:font-style="normal" fo:font-weight="normal" fo:background-color="#e1f4fc"/>
    </style:style>
    <style:style style:name="P20" style:family="paragraph" style:parent-style-name="Text_20_body">
      <style:paragraph-properties fo:margin-top="0cm" fo:margin-bottom="0cm" fo:text-align="center" style:justify-single-word="false"/>
    </style:style>
    <style:style style:name="P21" style:family="paragraph" style:parent-style-name="Text_20_body" style:list-style-name="L1">
      <style:paragraph-properties fo:margin-top="0.265cm" fo:margin-bottom="0.423cm" fo:orphans="2" fo:widows="2" fo:padding="0cm" fo:border="none"/>
      <style:text-properties fo:font-variant="normal" fo:text-transform="none" fo:color="#000000" style:font-name="apple-system" fo:font-size="12pt" fo:letter-spacing="normal" fo:font-style="normal" fo:font-weight="normal"/>
    </style:style>
    <style:style style:name="P22" style:family="paragraph" style:parent-style-name="Text_20_body" style:list-style-name="L2">
      <style:paragraph-properties fo:margin-top="0.265cm" fo:margin-bottom="0.423cm" fo:orphans="2" fo:widows="2" fo:padding="0cm" fo:border="none"/>
      <style:text-properties fo:font-variant="normal" fo:text-transform="none" fo:color="#000000" style:font-name="apple-system" fo:font-size="12pt" fo:letter-spacing="normal" fo:font-style="normal" fo:font-weight="normal"/>
    </style:style>
    <style:style style:name="P23" style:family="paragraph" style:parent-style-name="Text_20_body" style:list-style-name="L3">
      <style:paragraph-properties fo:margin-top="0.265cm" fo:margin-bottom="0.423cm" fo:orphans="2" fo:widows="2" fo:padding="0cm" fo:border="none"/>
      <style:text-properties fo:font-variant="normal" fo:text-transform="none" fo:color="#000000" style:font-name="apple-system" fo:font-size="12pt" fo:letter-spacing="normal" fo:font-style="normal" fo:font-weight="normal"/>
    </style:style>
    <style:style style:name="P24" style:family="paragraph" style:parent-style-name="Text_20_body" style:list-style-name="L4">
      <style:paragraph-properties fo:margin-top="0.265cm" fo:margin-bottom="0.423cm" fo:orphans="2" fo:widows="2" fo:padding="0cm" fo:border="none"/>
      <style:text-properties fo:font-variant="normal" fo:text-transform="none" fo:color="#000000" style:font-name="apple-system" fo:font-size="12pt" fo:letter-spacing="normal" fo:font-style="normal" fo:font-weight="normal"/>
    </style:style>
    <style:style style:name="P25" style:family="paragraph" style:parent-style-name="Text_20_body" style:list-style-name="L5">
      <style:paragraph-properties fo:margin-top="0.265cm" fo:margin-bottom="0.423cm" fo:orphans="2" fo:widows="2" fo:padding="0cm" fo:border="none"/>
      <style:text-properties fo:font-variant="normal" fo:text-transform="none" fo:color="#000000" style:font-name="apple-system" fo:font-size="12pt" fo:letter-spacing="normal" fo:font-style="normal" fo:font-weight="normal"/>
    </style:style>
    <style:style style:name="P26" style:family="paragraph" style:parent-style-name="Text_20_body" style:list-style-name="L6">
      <style:paragraph-properties fo:margin-top="0.265cm" fo:margin-bottom="0.423cm" fo:orphans="2" fo:widows="2" fo:padding="0cm" fo:border="none"/>
      <style:text-properties fo:font-variant="normal" fo:text-transform="none" fo:color="#000000" style:font-name="apple-system" fo:font-size="12pt" fo:letter-spacing="normal" fo:font-style="normal" fo:font-weight="normal"/>
    </style:style>
    <style:style style:name="P27" style:family="paragraph" style:parent-style-name="Text_20_body" style:list-style-name="L7">
      <style:paragraph-properties fo:margin-top="0.265cm" fo:margin-bottom="0.423cm" fo:orphans="2" fo:widows="2" fo:padding="0cm" fo:border="none"/>
      <style:text-properties fo:font-variant="normal" fo:text-transform="none" fo:color="#000000" style:font-name="apple-system" fo:font-size="12pt" fo:letter-spacing="normal" fo:font-style="normal" fo:font-weight="normal"/>
    </style:style>
    <style:style style:name="P28" style:family="paragraph" style:parent-style-name="Text_20_body" style:list-style-name="L8">
      <style:paragraph-properties fo:margin-top="0.265cm" fo:margin-bottom="0.423cm" fo:orphans="2" fo:widows="2" fo:padding="0cm" fo:border="none"/>
      <style:text-properties fo:font-variant="normal" fo:text-transform="none" fo:color="#000000" style:font-name="apple-system" fo:font-size="12pt" fo:letter-spacing="normal" fo:font-style="normal" fo:font-weight="normal"/>
    </style:style>
    <style:style style:name="P29" style:family="paragraph" style:parent-style-name="Text_20_body" style:list-style-name="L2">
      <style:paragraph-properties fo:margin-top="0.265cm" fo:margin-bottom="0.423cm" fo:orphans="2" fo:widows="2" fo:padding="0cm" fo:border="none"/>
    </style:style>
    <style:style style:name="P30" style:family="paragraph" style:parent-style-name="Text_20_body" style:list-style-name="L3">
      <style:paragraph-properties fo:margin-top="0.265cm" fo:margin-bottom="0.423cm" fo:orphans="2" fo:widows="2" fo:padding="0cm" fo:border="none"/>
    </style:style>
    <style:style style:name="P31" style:family="paragraph" style:parent-style-name="Text_20_body" style:list-style-name="L4">
      <style:paragraph-properties fo:margin-top="0.265cm" fo:margin-bottom="0.423cm" fo:orphans="2" fo:widows="2" fo:padding="0cm" fo:border="none"/>
    </style:style>
    <style:style style:name="P32" style:family="paragraph" style:parent-style-name="Text_20_body" style:list-style-name="L5">
      <style:paragraph-properties fo:margin-top="0.265cm" fo:margin-bottom="0.423cm" fo:orphans="2" fo:widows="2" fo:padding="0cm" fo:border="none"/>
    </style:style>
    <style:style style:name="P33" style:family="paragraph" style:parent-style-name="Text_20_body" style:list-style-name="L7">
      <style:paragraph-properties fo:margin-top="0.265cm" fo:margin-bottom="0.423cm" fo:orphans="2" fo:widows="2" fo:padding="0cm" fo:border="none"/>
    </style:style>
    <style:style style:name="P34" style:family="paragraph" style:parent-style-name="Text_20_body" style:list-style-name="L8">
      <style:paragraph-properties fo:margin-top="0.265cm" fo:margin-bottom="0.423cm" fo:orphans="2" fo:widows="2" fo:padding="0cm" fo:border="none"/>
    </style:style>
    <style:style style:name="P35" style:family="paragraph" style:parent-style-name="Standard">
      <style:paragraph-properties fo:margin-left="0cm" fo:margin-right="0cm" fo:margin-top="0cm" fo:margin-bottom="0cm" fo:line-height="140%" fo:text-align="start" style:justify-single-word="false" fo:orphans="2" fo:widows="2" fo:text-indent="0cm" style:auto-text-indent="false" fo:padding="0cm" fo:border="none"/>
    </style:style>
    <style:style style:name="P36" style:family="paragraph" style:parent-style-name="Standard">
      <style:paragraph-properties fo:margin-left="0cm" fo:margin-right="0cm" fo:margin-top="0cm" fo:margin-bottom="0cm" fo:line-height="140%" fo:text-align="start" style:justify-single-word="false" fo:orphans="2" fo:widows="2" fo:text-indent="0cm" style:auto-text-indent="false" fo:padding="0cm" fo:border="none"/>
      <style:text-properties fo:font-variant="normal" fo:text-transform="none" fo:color="#000000" fo:letter-spacing="normal" fo:background-color="#f7f7f7"/>
    </style:style>
    <style:style style:name="P37" style:family="paragraph" style:parent-style-name="Quotations">
      <style:paragraph-properties fo:margin-left="1cm" fo:margin-right="1cm" fo:margin-top="0.265cm" fo:margin-bottom="0.423cm" fo:orphans="2" fo:widows="2" fo:text-indent="0cm" style:auto-text-indent="false" fo:background-color="#e6e6fc" fo:padding="0cm" fo:border="none">
        <style:background-image/>
      </style:paragraph-properties>
    </style:style>
    <style:style style:name="P38" style:family="paragraph" style:parent-style-name="Heading_20_1">
      <style:text-properties fo:font-weight="bold"/>
    </style:style>
    <style:style style:name="P39" style:family="paragraph" style:parent-style-name="Heading_20_4">
      <style:paragraph-properties fo:margin-left="0cm" fo:margin-right="0cm" fo:margin-top="0.635cm" fo:margin-bottom="0.423cm" fo:line-height="125%" fo:orphans="2" fo:widows="2" fo:text-indent="0cm" style:auto-text-indent="false" fo:padding="0cm" fo:border="none"/>
      <style:text-properties fo:font-variant="normal" fo:text-transform="none" fo:color="#000000" style:font-name="apple-system" fo:font-size="12pt" fo:letter-spacing="normal" fo:font-style="normal" fo:font-weight="bold"/>
    </style:style>
    <style:style style:name="P40" style:family="paragraph" style:parent-style-name="Heading_20_4">
      <style:paragraph-properties fo:margin-left="0cm" fo:margin-right="0cm" fo:margin-top="0.635cm" fo:margin-bottom="0.423cm" fo:line-height="125%" fo:orphans="2" fo:widows="2" fo:text-indent="0cm" style:auto-text-indent="false" fo:padding="0cm" fo:border="none"/>
      <style:text-properties fo:font-variant="normal" fo:text-transform="none" fo:color="#000000" style:font-name="apple-system" fo:font-size="12pt" fo:letter-spacing="normal" fo:font-style="normal" fo:font-weight="normal" style:font-name-asian="apple-system" style:font-size-asian="12pt" style:font-style-asian="normal" style:font-weight-asian="normal" style:font-name-complex="apple-system" style:font-size-complex="12pt" style:font-style-complex="normal" style:font-weight-complex="normal"/>
    </style:style>
    <style:style style:name="P41" style:family="paragraph" style:parent-style-name="Heading_20_2">
      <style:paragraph-properties fo:margin-left="0cm" fo:margin-right="0cm" fo:margin-top="0.794cm" fo:margin-bottom="0.423cm" fo:line-height="125%" fo:orphans="2" fo:widows="2" fo:text-indent="0cm" style:auto-text-indent="false" fo:padding-left="0cm" fo:padding-right="0cm" fo:padding-top="0cm" fo:padding-bottom="0.049cm" fo:border-left="none" fo:border-right="none" fo:border-top="none" fo:border-bottom="0.002cm solid #eaecef"/>
      <style:text-properties fo:font-variant="normal" fo:text-transform="none" fo:color="#000000" style:font-name="apple-system" fo:font-size="12pt" fo:letter-spacing="normal" fo:font-style="normal" fo:font-weight="bold"/>
    </style:style>
    <style:style style:name="P42" style:family="paragraph" style:parent-style-name="Heading_20_2">
      <style:paragraph-properties fo:margin-left="0cm" fo:margin-right="0cm" fo:margin-top="0.794cm" fo:margin-bottom="0.423cm" fo:line-height="125%" fo:orphans="2" fo:widows="2" fo:text-indent="0cm" style:auto-text-indent="false" fo:padding-left="0cm" fo:padding-right="0cm" fo:padding-top="0cm" fo:padding-bottom="0.049cm" fo:border-left="none" fo:border-right="none" fo:border-top="none" fo:border-bottom="0.002cm solid #eaecef"/>
      <style:text-properties fo:font-variant="normal" fo:text-transform="none" fo:color="#000000" style:font-name="apple-system" fo:font-size="12pt" fo:letter-spacing="normal" fo:font-style="normal" fo:font-weight="normal" style:font-name-asian="apple-system" style:font-size-asian="12pt" style:font-style-asian="normal" style:font-weight-asian="normal" style:font-name-complex="apple-system" style:font-size-complex="12pt" style:font-style-complex="normal" style:font-weight-complex="normal"/>
    </style:style>
    <style:style style:name="P43" style:family="paragraph" style:parent-style-name="Preformatted_20_Text">
      <style:paragraph-properties fo:margin-left="0cm" fo:margin-right="0cm" fo:text-align="start" style:justify-single-word="false" fo:orphans="2" fo:widows="2" fo:text-indent="0cm" style:auto-text-indent="false" fo:padding="0cm" fo:border="none"/>
    </style:style>
    <style:style style:name="P44" style:family="paragraph" style:parent-style-name="Preformatted_20_Text">
      <style:paragraph-properties fo:margin-top="0cm" fo:margin-bottom="0.499cm" fo:text-align="start" style:justify-single-word="false" fo:orphans="2" fo:widows="2" fo:padding="0cm" fo:border="none"/>
    </style:style>
    <style:style style:name="P45" style:family="paragraph" style:parent-style-name="Preformatted_20_Text">
      <style:paragraph-properties fo:text-align="start" style:justify-single-word="false" fo:orphans="2" fo:widows="2" fo:padding="0cm" fo:border="none"/>
    </style:style>
    <style:style style:name="P46" style:family="paragraph" style:parent-style-name="Preformatted_20_Text">
      <style:paragraph-properties fo:margin-top="0.529cm" fo:margin-bottom="0.212cm" fo:line-height="145%" fo:orphans="2" fo:widows="2" fo:background-color="#f2f9fc" fo:padding="0.423cm" fo:border="0.002cm solid #e7eeff">
        <style:background-image/>
      </style:paragraph-properties>
      <style:text-properties fo:font-variant="normal" fo:text-transform="none" fo:color="#000000" style:font-name="inherit" fo:font-size="10.5pt" fo:letter-spacing="normal" fo:font-style="normal" fo:font-weight="normal"/>
    </style:style>
    <style:style style:name="P47" style:family="paragraph" style:parent-style-name="Preformatted_20_Text">
      <style:paragraph-properties fo:margin-top="0.529cm" fo:margin-bottom="0.212cm" fo:line-height="145%" fo:orphans="2" fo:widows="2" fo:background-color="#f2f9fc" fo:padding="0.423cm" fo:border="0.002cm solid #e7eeff">
        <style:background-image/>
      </style:paragraph-properties>
    </style:style>
    <style:style style:name="P48" style:family="paragraph" style:parent-style-name="Table_20_Contents">
      <style:paragraph-properties fo:margin-left="0cm" fo:margin-right="0cm" fo:margin-top="0cm" fo:margin-bottom="0cm" fo:line-height="140%" fo:text-align="start" style:justify-single-word="false" fo:text-indent="0cm" style:auto-text-indent="false" fo:padding="0cm" fo:border="none"/>
    </style:style>
    <style:style style:name="P49" style:family="paragraph" style:parent-style-name="Table_20_Contents">
      <style:paragraph-properties fo:margin-left="0cm" fo:margin-right="0cm" fo:margin-top="0cm" fo:margin-bottom="0cm" fo:line-height="140%" fo:text-align="start" style:justify-single-word="false" fo:text-indent="0cm" style:auto-text-indent="false" fo:padding="0cm" fo:border="none"/>
      <style:text-properties fo:font-variant="normal" fo:text-transform="none" fo:background-color="#f7f7f7"/>
    </style:style>
    <style:style style:name="P50" style:family="paragraph" style:parent-style-name="Table_20_Contents">
      <style:paragraph-properties fo:margin-left="0cm" fo:margin-right="0cm" fo:margin-top="0.529cm" fo:margin-bottom="0.212cm" fo:line-height="140%" fo:text-align="start" style:justify-single-word="false" fo:orphans="2" fo:widows="2" fo:text-indent="0cm" style:auto-text-indent="false" fo:padding="0cm" fo:border="none"/>
    </style:style>
    <style:style style:name="P51" style:family="paragraph" style:parent-style-name="Heading_20_6">
      <style:paragraph-properties fo:margin-left="0cm" fo:margin-right="0cm" fo:margin-top="0.635cm" fo:margin-bottom="0.423cm" fo:line-height="125%" fo:orphans="2" fo:widows="2" fo:text-indent="0cm" style:auto-text-indent="false" fo:padding="0cm" fo:border="none"/>
      <style:text-properties fo:font-variant="normal" fo:text-transform="none" fo:color="#000000" style:font-name="apple-system" fo:font-size="12pt" fo:letter-spacing="normal" fo:font-style="normal" fo:font-weight="bold"/>
    </style:style>
    <style:style style:name="P52" style:family="paragraph" style:parent-style-name="Heading_20_6">
      <style:paragraph-properties fo:margin-left="0cm" fo:margin-right="0cm" fo:margin-top="0.635cm" fo:margin-bottom="0.423cm" fo:line-height="125%" fo:orphans="2" fo:widows="2" fo:text-indent="0cm" style:auto-text-indent="false" fo:padding="0cm" fo:border="none"/>
      <style:text-properties fo:font-variant="normal" fo:text-transform="none" fo:color="#000000" style:font-name="apple-system" fo:font-size="12pt" fo:letter-spacing="normal" fo:font-style="normal" fo:font-weight="normal" style:font-name-asian="apple-system" style:font-size-asian="12pt" style:font-style-asian="normal" style:font-weight-asian="normal" style:font-name-complex="apple-system" style:font-size-complex="12pt" style:font-style-complex="normal" style:font-weight-complex="normal"/>
    </style:style>
    <style:style style:name="P53" style:family="paragraph" style:parent-style-name="Heading_20_3">
      <style:text-properties fo:font-variant="normal" fo:text-transform="none" fo:color="#000000" style:font-name="Raleway" fo:font-size="18pt" fo:letter-spacing="normal" fo:font-style="normal" fo:font-weight="bold"/>
    </style:style>
    <style:style style:name="T1" style:family="text">
      <style:text-properties fo:font-variant="normal" fo:text-transform="none" fo:color="#000000" style:font-name="Raleway" fo:font-size="12pt" fo:letter-spacing="normal" fo:font-style="normal" fo:font-weight="normal"/>
    </style:style>
    <style:style style:name="T2" style:family="text">
      <style:text-properties fo:font-variant="normal" fo:text-transform="none" fo:color="#000000" style:font-name="apple-system" fo:font-size="12pt" fo:letter-spacing="normal" fo:font-style="normal" fo:font-weight="normal"/>
    </style:style>
    <style:style style:name="T3" style:family="text">
      <style:text-properties fo:font-variant="normal" fo:text-transform="none" fo:color="#000000" style:font-name="apple-system" fo:font-size="12pt" fo:letter-spacing="normal" fo:font-style="normal" fo:font-weight="normal" style:font-name-asian="apple-system" style:font-size-asian="12pt" style:font-style-asian="normal" style:font-weight-asian="normal" style:font-name-complex="apple-system" style:font-size-complex="12pt" style:font-style-complex="normal" style:font-weight-complex="normal"/>
    </style:style>
    <style:style style:name="T4" style:family="text">
      <style:text-properties fo:font-variant="normal" fo:text-transform="none" fo:color="#000000" style:font-name="apple-system" fo:font-size="12pt" fo:letter-spacing="normal" fo:font-style="normal" fo:font-weight="bold"/>
    </style:style>
    <style:style style:name="T5" style:family="text">
      <style:text-properties fo:font-variant="normal" fo:text-transform="none" fo:color="#000000" style:font-name="apple-system" fo:font-size="12pt" fo:letter-spacing="normal" fo:font-style="normal" fo:font-weight="bold" style:font-name-asian="apple-system" style:font-size-asian="12pt" style:font-style-asian="normal" style:font-weight-asian="normal" style:font-name-complex="apple-system" style:font-size-complex="12pt" style:font-style-complex="normal" style:font-weight-complex="normal"/>
    </style:style>
    <style:style style:name="T6" style:family="text">
      <style:text-properties fo:font-variant="normal" fo:text-transform="none" fo:color="#000000" style:font-name="inherit" fo:font-size="10.5pt" fo:letter-spacing="normal" fo:font-style="normal" fo:font-weight="normal"/>
    </style:style>
    <style:style style:name="T7" style:family="text">
      <style:text-properties fo:font-variant="normal" fo:text-transform="none" fo:color="#000000" fo:letter-spacing="normal"/>
    </style:style>
    <style:style style:name="T8" style:family="text">
      <style:text-properties fo:font-variant="normal" fo:text-transform="none" fo:color="#000000" fo:letter-spacing="normal" fo:background-color="#f7f7f7"/>
    </style:style>
    <style:style style:name="T9" style:family="text">
      <style:text-properties fo:font-variant="normal" fo:text-transform="none" fo:color="#000000" style:font-name="Consolas" fo:font-size="9.75pt" fo:font-style="normal" fo:font-weight="normal" fo:background-color="#f7f7f7"/>
    </style:style>
    <style:style style:name="T10" style:family="text">
      <style:text-properties fo:font-variant="normal" fo:text-transform="none" fo:color="#000000" style:font-name="Consolas" fo:font-size="9.75pt" fo:font-style="normal" fo:font-weight="normal" fo:background-color="#e0e0e0"/>
    </style:style>
    <style:style style:name="T11" style:family="text">
      <style:text-properties fo:font-variant="normal" fo:text-transform="none" fo:color="#000000" style:font-name="Consolas" fo:font-size="9.75pt" fo:letter-spacing="normal" fo:font-style="normal" fo:font-weight="normal" fo:background-color="#f7f7f7"/>
    </style:style>
    <style:style style:name="T12" style:family="text">
      <style:text-properties fo:font-variant="normal" fo:text-transform="none" fo:color="#ff0000" style:text-line-through-style="none" style:font-name="Raleway" fo:font-size="12pt" fo:letter-spacing="normal" fo:font-style="normal" style:text-underline-style="none" fo:font-weight="normal" style:text-blinking="false"/>
    </style:style>
    <style:style style:name="T13" style:family="text">
      <style:text-properties fo:font-variant="normal" fo:text-transform="none" fo:color="#ffffff" style:font-name="monospace" fo:font-size="12pt" fo:letter-spacing="normal" fo:font-style="normal" fo:font-weight="normal" fo:background-color="#000000"/>
    </style:style>
    <style:style style:name="T14" style:family="text">
      <style:text-properties fo:font-variant="normal" fo:text-transform="none" fo:color="#ffffff" fo:letter-spacing="normal" fo:background-color="#000000"/>
    </style:style>
    <style:style style:name="T15" style:family="text">
      <style:text-properties fo:font-variant="normal" fo:text-transform="none" fo:color="#cb7832" style:font-name="monospace" fo:font-size="12pt" fo:letter-spacing="normal" fo:font-style="normal" fo:font-weight="normal" fo:background-color="#000000"/>
    </style:style>
    <style:style style:name="T16" style:family="text">
      <style:text-properties fo:font-variant="normal" fo:text-transform="none" fo:color="#b9b9b9" style:font-name="monospace" fo:font-size="12pt" fo:letter-spacing="normal" fo:font-style="normal" fo:font-weight="normal" fo:background-color="#000000"/>
    </style:style>
    <style:style style:name="T17" style:family="text">
      <style:text-properties fo:font-variant="normal" fo:text-transform="none" fo:color="#6896ba" style:font-name="monospace" fo:font-size="12pt" fo:letter-spacing="normal" fo:font-style="normal" fo:font-weight="normal" fo:background-color="#000000"/>
    </style:style>
    <style:style style:name="T18" style:family="text">
      <style:text-properties fo:font-variant="normal" fo:text-transform="none" fo:color="#7f7f7f" style:font-name="monospace" fo:font-size="12pt" fo:letter-spacing="normal" fo:font-style="normal" fo:font-weight="normal" fo:background-color="#000000"/>
    </style:style>
    <style:style style:name="T19" style:family="text">
      <style:text-properties fo:font-variant="normal" fo:text-transform="none" fo:color="#6a8759" style:font-name="monospace" fo:font-size="12pt" fo:letter-spacing="normal" fo:font-style="normal" fo:font-weight="normal" fo:background-color="#000000"/>
    </style:style>
    <style:style style:name="T20" style:family="text">
      <style:text-properties fo:font-variant="normal" fo:text-transform="none" fo:color="#0366d6" style:text-line-through-style="none" style:font-name="apple-system" fo:font-size="12pt" fo:letter-spacing="normal" fo:font-style="normal" style:text-underline-style="none" fo:font-weight="normal" style:text-blinking="false"/>
    </style:style>
    <style:style style:name="T21" style:family="text">
      <style:text-properties fo:font-variant="normal" fo:text-transform="none" fo:color="#0366d6" style:text-line-through-style="none" style:font-name="apple-system" fo:font-size="12pt" fo:letter-spacing="normal" fo:font-style="normal" style:text-underline-style="none" fo:font-weight="normal" style:text-blinking="false" style:font-name-asian="apple-system" style:font-size-asian="12pt" style:font-style-asian="normal" style:font-weight-asian="normal" style:font-name-complex="apple-system" style:font-size-complex="12pt" style:font-style-complex="normal" style:font-weight-complex="normal"/>
    </style:style>
    <style:style style:name="T22" style:family="text">
      <style:text-properties fo:font-variant="normal" fo:text-transform="none" fo:color="#0366d6" style:text-line-through-style="none" style:font-name="apple-system" fo:font-size="12pt" fo:letter-spacing="normal" fo:font-style="normal" style:text-underline-style="none" fo:font-weight="bold" style:text-blinking="false"/>
    </style:style>
    <style:style style:name="T23" style:family="text">
      <style:text-properties fo:font-variant="normal" fo:text-transform="none" fo:color="#0366d6" style:text-line-through-style="none" style:font-name="apple-system" fo:font-size="12pt" fo:letter-spacing="normal" fo:font-style="normal" style:text-underline-style="none" fo:font-weight="bold" style:text-blinking="false" style:font-name-asian="apple-system" style:font-size-asian="12pt" style:font-style-asian="normal" style:font-weight-asian="normal" style:font-name-complex="apple-system" style:font-size-complex="12pt" style:font-style-complex="normal" style:font-weight-complex="normal"/>
    </style:style>
    <style:style style:name="T24" style:family="text">
      <style:text-properties fo:font-variant="normal" fo:text-transform="none" fo:color="#0366d6" style:text-line-through-style="none" style:font-name="inherit" fo:font-size="10.5pt" fo:letter-spacing="normal" fo:font-style="normal" style:text-underline-style="none" fo:font-weight="normal" style:text-blinking="false"/>
    </style:style>
    <style:style style:name="T25" style:family="text">
      <style:text-properties fo:font-variant="normal" fo:text-transform="none" fo:color="#0366d6" style:text-line-through-style="none" style:font-name="Consolas1" fo:font-size="10.5pt" fo:letter-spacing="normal" fo:font-style="normal" style:text-underline-style="none" fo:font-weight="normal" style:text-blinking="false"/>
    </style:style>
    <style:style style:name="T26" style:family="text">
      <style:text-properties fo:font-variant="normal" fo:text-transform="none" fo:color="#0366d6" style:text-line-through-style="none" style:font-name="Consolas1" fo:font-size="10.5pt" fo:letter-spacing="normal" fo:font-style="normal" style:text-underline-style="none" fo:font-weight="normal" style:text-blinking="false" style:font-name-asian="apple-system" style:font-size-asian="12pt" style:font-style-asian="normal" style:font-weight-asian="normal" style:font-name-complex="apple-system" style:font-size-complex="12pt" style:font-style-complex="normal" style:font-weight-complex="normal"/>
    </style:style>
    <style:style style:name="T27" style:family="text">
      <style:text-properties fo:font-variant="normal" fo:text-transform="none" fo:color="#006699" style:font-name="Consolas" fo:font-size="9.75pt" fo:font-style="normal" fo:font-weight="bold" fo:background-color="#f7f7f7"/>
    </style:style>
    <style:style style:name="T28" style:family="text">
      <style:text-properties fo:font-variant="normal" fo:text-transform="none" fo:color="#006699" style:font-name="Consolas" fo:font-size="9.75pt" fo:font-style="normal" fo:font-weight="bold" fo:background-color="#e0e0e0"/>
    </style:style>
    <style:style style:name="T29" style:family="text">
      <style:text-properties fo:font-variant="normal" fo:text-transform="none" fo:color="#006699" style:font-name="Consolas" fo:font-size="9.75pt" fo:letter-spacing="normal" fo:font-style="normal" fo:font-weight="bold" fo:background-color="#f7f7f7"/>
    </style:style>
    <style:style style:name="T30" style:family="text">
      <style:text-properties fo:font-variant="normal" fo:text-transform="none" style:font-name="Consolas" fo:font-size="9.75pt" fo:font-style="normal" fo:font-weight="normal" fo:background-color="#f7f7f7"/>
    </style:style>
    <style:style style:name="T31" style:family="text">
      <style:text-properties fo:font-variant="normal" fo:text-transform="none" style:font-name="Consolas" fo:font-size="9.75pt" fo:font-style="normal" fo:font-weight="normal" style:font-name-asian="Consolas" style:font-size-asian="9.75pt" style:font-style-asian="normal" style:font-weight-asian="normal" style:font-name-complex="Consolas" style:font-size-complex="9.75pt" style:font-style-complex="normal" style:font-weight-complex="normal"/>
    </style:style>
    <style:style style:name="T32" style:family="text">
      <style:text-properties fo:font-variant="normal" fo:text-transform="none" fo:color="#ff0779" fo:background-color="#f7f7f7"/>
    </style:style>
    <style:style style:name="T33" style:family="text">
      <style:text-properties fo:font-variant="normal" fo:text-transform="none" fo:color="#ff0779" style:font-name="Consolas1" fo:font-size="10.5pt" fo:letter-spacing="normal" fo:font-style="normal" fo:font-weight="normal"/>
    </style:style>
    <style:style style:name="T34" style:family="text">
      <style:text-properties fo:font-variant="normal" fo:text-transform="none" fo:color="#ff0779" style:font-name="Consolas1" fo:font-size="10.5pt" fo:letter-spacing="normal" fo:font-style="normal" fo:font-weight="normal" style:font-name-asian="apple-system" style:font-size-asian="12pt" style:font-style-asian="normal" style:font-weight-asian="normal" style:font-name-complex="apple-system" style:font-size-complex="12pt" style:font-style-complex="normal" style:font-weight-complex="normal"/>
    </style:style>
    <style:style style:name="T35" style:family="text">
      <style:text-properties fo:font-variant="normal" fo:text-transform="none" fo:color="#ff0779" fo:letter-spacing="normal" fo:background-color="#f7f7f7"/>
    </style:style>
    <style:style style:name="T36" style:family="text">
      <style:text-properties fo:font-variant="normal" fo:text-transform="none" fo:color="#ff0779" fo:background-color="#e0e0e0"/>
    </style:style>
    <style:style style:name="T37" style:family="text">
      <style:text-properties fo:font-variant="normal" fo:text-transform="none" fo:color="#009900" style:font-name="Consolas" fo:font-size="9.75pt" fo:font-style="normal" fo:font-weight="normal" fo:background-color="#f7f7f7"/>
    </style:style>
    <style:style style:name="T38" style:family="text">
      <style:text-properties fo:font-variant="normal" fo:text-transform="none" fo:color="#009900" style:font-name="Consolas" fo:font-size="9.75pt" fo:letter-spacing="normal" fo:font-style="normal" fo:font-weight="normal" fo:background-color="#f7f7f7"/>
    </style:style>
    <style:style style:name="T39" style:family="text">
      <style:text-properties fo:font-variant="normal" fo:text-transform="none" fo:color="#0000ff" style:font-name="Consolas" fo:font-size="9.75pt" fo:font-style="normal" fo:font-weight="normal" fo:background-color="#f7f7f7"/>
    </style:style>
    <style:style style:name="T40" style:family="text">
      <style:text-properties fo:font-variant="normal" fo:text-transform="none" fo:color="#0000ff" style:font-name="Consolas" fo:font-size="9.75pt" fo:letter-spacing="normal" fo:font-style="normal" fo:font-weight="normal" fo:background-color="#f7f7f7"/>
    </style:style>
    <style:style style:name="T41" style:family="text">
      <style:text-properties fo:font-variant="normal" fo:text-transform="none" fo:background-color="#f7f7f7"/>
    </style:style>
    <style:style style:name="T42" style:family="text">
      <style:text-properties fo:font-variant="normal" fo:text-transform="none" fo:color="#008200" style:font-name="Consolas" fo:font-size="9.75pt" fo:font-style="normal" fo:font-weight="normal" fo:background-color="#f7f7f7"/>
    </style:style>
    <style:style style:name="T43" style:family="text">
      <style:text-properties fo:font-variant="normal" fo:text-transform="none" fo:color="#008200" style:font-name="Consolas" fo:font-size="9.75pt" fo:letter-spacing="normal" fo:font-style="normal" fo:font-weight="normal" fo:background-color="#f7f7f7"/>
    </style:style>
    <style:style style:name="T44" style:family="text">
      <style:text-properties fo:font-variant="normal" fo:text-transform="none" fo:color="#808080" style:font-name="Consolas" fo:font-size="9.75pt" fo:font-style="normal" fo:font-weight="normal" fo:background-color="#f7f7f7"/>
    </style:style>
    <style:style style:name="T45" style:family="text">
      <style:text-properties fo:font-variant="normal" fo:text-transform="none" fo:color="#808080" style:font-name="Consolas" fo:font-size="9.75pt" fo:letter-spacing="normal" fo:font-style="normal" fo:font-weight="normal" fo:background-color="#f7f7f7"/>
    </style:style>
    <style:style style:name="T46" style:family="text">
      <style:text-properties fo:font-variant="normal" fo:text-transform="none" fo:font-weight="bold" fo:background-color="#f7f7f7"/>
    </style:style>
    <style:style style:name="T47" style:family="text">
      <style:text-properties fo:color="#999999" fo:font-size="10.5pt"/>
    </style:style>
    <style:style style:name="T48" style:family="text">
      <style:text-properties fo:color="#0366d6" style:text-line-through-style="none" fo:font-size="10.5pt" style:text-underline-style="none" style:text-blinking="false"/>
    </style:style>
    <style:style style:name="fr1" style:family="graphic" style:parent-style-name="Graphics">
      <style:graphic-properties fo:margin-left="0cm" fo:margin-right="0cm" fo:margin-top="0cm" fo:margin-bottom="0.63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7f7f7"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53" text:outline-level="3">Functional Interfaces and Lambda Expressions</text:h>
      <text:p text:style-name="P1"><text:span text:style-name="T1">If you notice above interfaces code, you will notice @FunctionalInterface </text:span><text:a xlink:type="simple" xlink:href="https://www.journaldev.com/721/java-annotations" text:style-name="Internet_20_link" text:visited-style-name="Visited_20_Internet_20_Link"><text:span text:style-name="T12">annotation</text:span></text:a><text:span text:style-name="T1">. Functional interfaces are new concept introduced in Java 8. An interface with exactly one abstract method becomes Functional Interface. We don’t need to use @FunctionalInterface annotation to mark an interface as Functional Interface. @FunctionalInterface annotation is a facility to avoid accidental addition of abstract methods in the functional interfaces. You can think of it like </text:span><text:a xlink:type="simple" xlink:href="https://www.journaldev.com/817/java-override-method-overriding" text:style-name="Internet_20_link" text:visited-style-name="Visited_20_Internet_20_Link"><text:span text:style-name="T12">@Override annotation</text:span></text:a><text:span text:style-name="T1"> and it’s best practice to use it. </text:span><text:span text:style-name="Source_20_Text"><text:span text:style-name="T13">java.lang.Runnable</text:span></text:span><text:span text:style-name="T1"> with single abstract method run() is a great example of functional interface.</text:span></text:p>
      <text:h text:style-name="P53" text:outline-level="3">Java Stream API for Bulk Data Operations on Collections</text:h>
      <text:p text:style-name="P1"><text:span text:style-name="T1">A new </text:span><text:span text:style-name="Source_20_Text"><text:span text:style-name="T13">java.util.stream</text:span></text:span><text:span text:style-name="T1"> has been added in Java 8 to perform filter/map/reduce like operations with the collection. Stream API will allow sequential as well as parallel execution. This is one of the best feature for me because I work a lot with Collections and usually with Big Data, we need to filter out them based on some conditions.</text:span></text:p>
      <text:p text:style-name="P1"><text:span text:style-name="T1">Collection interface has been extended with </text:span><text:span text:style-name="Emphasis"><text:span text:style-name="T1">stream()</text:span></text:span><text:span text:style-name="T1"> and </text:span><text:span text:style-name="Emphasis"><text:span text:style-name="T1">parallelStream()</text:span></text:span><text:span text:style-name="T1"> default methods to get the Stream for sequential and parallel execution. Let’s see their usage with simple example.</text:span></text:p>
      <text:p text:style-name="P43"/>
      <text:p text:style-name="P45"><text:span text:style-name="Source_20_Text"><text:span text:style-name="T15">package</text:span></text:span><text:span text:style-name="Source_20_Text"><text:span text:style-name="T13"> com.journaldev.java8.stream;</text:span></text:span></text:p>
      <text:p text:style-name="P45"/>
      <text:p text:style-name="P45"><text:span text:style-name="Source_20_Text"><text:span text:style-name="T15">import</text:span></text:span><text:span text:style-name="Source_20_Text"><text:span text:style-name="T13"> java.util.ArrayList;</text:span></text:span></text:p>
      <text:p text:style-name="P45"><text:span text:style-name="Source_20_Text"><text:span text:style-name="T15">import</text:span></text:span><text:span text:style-name="Source_20_Text"><text:span text:style-name="T13"> java.util.List;</text:span></text:span></text:p>
      <text:p text:style-name="P45"><text:span text:style-name="Source_20_Text"><text:span text:style-name="T15">import</text:span></text:span><text:span text:style-name="Source_20_Text"><text:span text:style-name="T13"> java.util.stream.Stream;</text:span></text:span></text:p>
      <text:p text:style-name="P45"/>
      <text:p text:style-name="P45"><text:span text:style-name="Source_20_Text"><text:span text:style-name="T15">public</text:span></text:span><text:span text:style-name="Source_20_Text"><text:span text:style-name="T13"> </text:span></text:span><text:span text:style-name="Source_20_Text"><text:span text:style-name="T15">class</text:span></text:span><text:span text:style-name="Source_20_Text"><text:span text:style-name="T13"> StreamExample {</text:span></text:span></text:p>
      <text:p text:style-name="P45"/>
      <text:p text:style-name="P45"><text:span text:style-name="Source_20_Text"><text:span text:style-name="T14"><text:s text:c="8"/></text:span></text:span><text:span text:style-name="Source_20_Text"><text:span text:style-name="T15">public</text:span></text:span><text:span text:style-name="Source_20_Text"><text:span text:style-name="T13"> </text:span></text:span><text:span text:style-name="Source_20_Text"><text:span text:style-name="T15">static</text:span></text:span><text:span text:style-name="Source_20_Text"><text:span text:style-name="T13"> </text:span></text:span><text:span text:style-name="Source_20_Text"><text:span text:style-name="T15">void</text:span></text:span><text:span text:style-name="Source_20_Text"><text:span text:style-name="T13"> main</text:span></text:span><text:span text:style-name="Source_20_Text"><text:span text:style-name="T16">(String[] args)</text:span></text:span><text:span text:style-name="Source_20_Text"><text:span text:style-name="T13"> {</text:span></text:span></text:p>
      <text:p text:style-name="P45"><text:span text:style-name="Source_20_Text"><text:span text:style-name="T14"><text:s text:c="16"/></text:span></text:span></text:p>
      <text:p text:style-name="P45"><text:span text:style-name="Source_20_Text"><text:span text:style-name="T14"><text:s text:c="16"/></text:span></text:span><text:span text:style-name="Source_20_Text"><text:span text:style-name="T13">List&lt;Integer&gt; myList = </text:span></text:span><text:span text:style-name="Source_20_Text"><text:span text:style-name="T15">new</text:span></text:span><text:span text:style-name="Source_20_Text"><text:span text:style-name="T13"> ArrayList&lt;&gt;();</text:span></text:span></text:p>
      <text:p text:style-name="P45"><text:span text:style-name="Source_20_Text"><text:span text:style-name="T14"><text:s text:c="16"/></text:span></text:span><text:span text:style-name="Source_20_Text"><text:span text:style-name="T15">for</text:span></text:span><text:span text:style-name="Source_20_Text"><text:span text:style-name="T13">(</text:span></text:span><text:span text:style-name="Source_20_Text"><text:span text:style-name="T15">int</text:span></text:span><text:span text:style-name="Source_20_Text"><text:span text:style-name="T13"> i=</text:span></text:span><text:span text:style-name="Source_20_Text"><text:span text:style-name="T17">0</text:span></text:span><text:span text:style-name="Source_20_Text"><text:span text:style-name="T13">; i&lt;</text:span></text:span><text:span text:style-name="Source_20_Text"><text:span text:style-name="T17">100</text:span></text:span><text:span text:style-name="Source_20_Text"><text:span text:style-name="T13">; i++) myList.add(i);</text:span></text:span></text:p>
      <text:p text:style-name="P45"><text:span text:style-name="Source_20_Text"><text:span text:style-name="T14"><text:s text:c="16"/></text:span></text:span></text:p>
      <text:p text:style-name="P45"><text:span text:style-name="Source_20_Text"><text:span text:style-name="T14"><text:s text:c="16"/></text:span></text:span><text:span text:style-name="Source_20_Text"><text:span text:style-name="T18">//sequential stream</text:span></text:span></text:p>
      <text:p text:style-name="P45"><text:span text:style-name="Source_20_Text"><text:span text:style-name="T14"><text:s text:c="16"/></text:span></text:span><text:span text:style-name="Source_20_Text"><text:span text:style-name="T13">Stream&lt;Integer&gt; sequentialStream = myList.stream();</text:span></text:span></text:p>
      <text:p text:style-name="P45"><text:span text:style-name="Source_20_Text"><text:span text:style-name="T14"><text:s text:c="16"/></text:span></text:span></text:p>
      <text:p text:style-name="P45"><text:span text:style-name="Source_20_Text"><text:span text:style-name="T14"><text:s text:c="16"/></text:span></text:span><text:span text:style-name="Source_20_Text"><text:span text:style-name="T18">//parallel stream</text:span></text:span></text:p>
      <text:p text:style-name="P45"><text:span text:style-name="Source_20_Text"><text:span text:style-name="T14"><text:s text:c="16"/></text:span></text:span><text:span text:style-name="Source_20_Text"><text:span text:style-name="T13">Stream&lt;Integer&gt; parallelStream = myList.parallelStream();</text:span></text:span></text:p>
      <text:p text:style-name="P45"><text:span text:style-name="Source_20_Text"><text:span text:style-name="T14"><text:s text:c="16"/></text:span></text:span></text:p>
      <text:p text:style-name="P45"><text:span text:style-name="Source_20_Text"><text:span text:style-name="T14"><text:s text:c="16"/></text:span></text:span><text:span text:style-name="Source_20_Text"><text:span text:style-name="T18">//using lambda with Stream API, filter example</text:span></text:span></text:p>
      <text:p text:style-name="P45"><text:span text:style-name="Source_20_Text"><text:span text:style-name="T14"><text:s text:c="16"/></text:span></text:span><text:span text:style-name="Source_20_Text"><text:span text:style-name="T13">Stream&lt;Integer&gt; highNums = parallelStream.filter(p -&gt; p &gt; </text:span></text:span><text:span text:style-name="Source_20_Text"><text:span text:style-name="T17">90</text:span></text:span><text:span text:style-name="Source_20_Text"><text:span text:style-name="T13">);</text:span></text:span></text:p>
      <text:p text:style-name="P45"><text:span text:style-name="Source_20_Text"><text:span text:style-name="T14"><text:s text:c="16"/></text:span></text:span><text:span text:style-name="Source_20_Text"><text:span text:style-name="T18">//using lambda in forEach</text:span></text:span></text:p>
      <text:p text:style-name="P45"><text:soft-page-break/><text:span text:style-name="Source_20_Text"><text:span text:style-name="T14"><text:s text:c="16"/></text:span></text:span><text:span text:style-name="Source_20_Text"><text:span text:style-name="T13">highNums.forEach(p -&gt; System.out.println(</text:span></text:span><text:span text:style-name="Source_20_Text"><text:span text:style-name="T19">"High Nums parallel="</text:span></text:span><text:span text:style-name="Source_20_Text"><text:span text:style-name="T13">+p));</text:span></text:span></text:p>
      <text:p text:style-name="P45"><text:span text:style-name="Source_20_Text"><text:span text:style-name="T14"><text:s text:c="16"/></text:span></text:span></text:p>
      <text:p text:style-name="P45"><text:span text:style-name="Source_20_Text"><text:span text:style-name="T14"><text:s text:c="16"/></text:span></text:span><text:span text:style-name="Source_20_Text"><text:span text:style-name="T13">Stream&lt;Integer&gt; highNumsSeq = sequentialStream.filter(p -&gt; p &gt; </text:span></text:span><text:span text:style-name="Source_20_Text"><text:span text:style-name="T17">90</text:span></text:span><text:span text:style-name="Source_20_Text"><text:span text:style-name="T13">);</text:span></text:span></text:p>
      <text:p text:style-name="P45"><text:span text:style-name="Source_20_Text"><text:span text:style-name="T14"><text:s text:c="16"/></text:span></text:span><text:span text:style-name="Source_20_Text"><text:span text:style-name="T13">highNumsSeq.forEach(p -&gt; System.out.println(</text:span></text:span><text:span text:style-name="Source_20_Text"><text:span text:style-name="T19">"High Nums sequential="</text:span></text:span><text:span text:style-name="Source_20_Text"><text:span text:style-name="T13">+p));</text:span></text:span></text:p>
      <text:p text:style-name="P45"/>
      <text:p text:style-name="P45"><text:span text:style-name="Source_20_Text"><text:span text:style-name="T14"><text:s text:c="8"/></text:span></text:span><text:span text:style-name="Source_20_Text"><text:span text:style-name="T13">}</text:span></text:span></text:p>
      <text:p text:style-name="P45"/>
      <text:p text:style-name="P44"><text:span text:style-name="Source_20_Text"><text:span text:style-name="T13">}</text:span></text:span></text:p>
      <text:p text:style-name="P2">If you will run above example code, you will get output like this:</text:p>
      <text:p text:style-name="P43"/>
      <text:p text:style-name="P45"><text:span text:style-name="Source_20_Text"><text:span text:style-name="T13">High Nums parallel=</text:span></text:span><text:span text:style-name="Source_20_Text"><text:span text:style-name="T17">91</text:span></text:span></text:p>
      <text:p text:style-name="P45"><text:span text:style-name="Source_20_Text"><text:span text:style-name="T13">High Nums parallel=</text:span></text:span><text:span text:style-name="Source_20_Text"><text:span text:style-name="T17">96</text:span></text:span></text:p>
      <text:p text:style-name="P45"><text:span text:style-name="Source_20_Text"><text:span text:style-name="T13">High Nums parallel=</text:span></text:span><text:span text:style-name="Source_20_Text"><text:span text:style-name="T17">93</text:span></text:span></text:p>
      <text:p text:style-name="P45"><text:span text:style-name="Source_20_Text"><text:span text:style-name="T13">High Nums parallel=</text:span></text:span><text:span text:style-name="Source_20_Text"><text:span text:style-name="T17">98</text:span></text:span></text:p>
      <text:p text:style-name="P45"><text:span text:style-name="Source_20_Text"><text:span text:style-name="T13">High Nums parallel=</text:span></text:span><text:span text:style-name="Source_20_Text"><text:span text:style-name="T17">94</text:span></text:span></text:p>
      <text:p text:style-name="P45"><text:span text:style-name="Source_20_Text"><text:span text:style-name="T13">High Nums parallel=</text:span></text:span><text:span text:style-name="Source_20_Text"><text:span text:style-name="T17">95</text:span></text:span></text:p>
      <text:p text:style-name="P45"><text:span text:style-name="Source_20_Text"><text:span text:style-name="T13">High Nums parallel=</text:span></text:span><text:span text:style-name="Source_20_Text"><text:span text:style-name="T17">97</text:span></text:span></text:p>
      <text:p text:style-name="P45"><text:span text:style-name="Source_20_Text"><text:span text:style-name="T13">High Nums parallel=</text:span></text:span><text:span text:style-name="Source_20_Text"><text:span text:style-name="T17">92</text:span></text:span></text:p>
      <text:p text:style-name="P45"><text:span text:style-name="Source_20_Text"><text:span text:style-name="T13">High Nums parallel=</text:span></text:span><text:span text:style-name="Source_20_Text"><text:span text:style-name="T17">99</text:span></text:span></text:p>
      <text:p text:style-name="P45"><text:span text:style-name="Source_20_Text"><text:span text:style-name="T13">High Nums sequential=</text:span></text:span><text:span text:style-name="Source_20_Text"><text:span text:style-name="T17">91</text:span></text:span></text:p>
      <text:p text:style-name="P45"><text:span text:style-name="Source_20_Text"><text:span text:style-name="T13">High Nums sequential=</text:span></text:span><text:span text:style-name="Source_20_Text"><text:span text:style-name="T17">92</text:span></text:span></text:p>
      <text:p text:style-name="P45"><text:span text:style-name="Source_20_Text"><text:span text:style-name="T13">High Nums sequential=</text:span></text:span><text:span text:style-name="Source_20_Text"><text:span text:style-name="T17">93</text:span></text:span></text:p>
      <text:p text:style-name="P45"><text:span text:style-name="Source_20_Text"><text:span text:style-name="T13">High Nums sequential=</text:span></text:span><text:span text:style-name="Source_20_Text"><text:span text:style-name="T17">94</text:span></text:span></text:p>
      <text:p text:style-name="P45"><text:span text:style-name="Source_20_Text"><text:span text:style-name="T13">High Nums sequential=</text:span></text:span><text:span text:style-name="Source_20_Text"><text:span text:style-name="T17">95</text:span></text:span></text:p>
      <text:p text:style-name="P45"><text:span text:style-name="Source_20_Text"><text:span text:style-name="T13">High Nums sequential=</text:span></text:span><text:span text:style-name="Source_20_Text"><text:span text:style-name="T17">96</text:span></text:span></text:p>
      <text:p text:style-name="P45"><text:span text:style-name="Source_20_Text"><text:span text:style-name="T13">High Nums sequential=</text:span></text:span><text:span text:style-name="Source_20_Text"><text:span text:style-name="T17">97</text:span></text:span></text:p>
      <text:p text:style-name="P45"><text:span text:style-name="Source_20_Text"><text:span text:style-name="T13">High Nums sequential=</text:span></text:span><text:span text:style-name="Source_20_Text"><text:span text:style-name="T17">98</text:span></text:span></text:p>
      <text:p text:style-name="P44"><text:span text:style-name="Source_20_Text"><text:span text:style-name="T13">High Nums sequential=</text:span></text:span><text:span text:style-name="Source_20_Text"><text:span text:style-name="T17">99</text:span></text:span></text:p>
      <text:p text:style-name="P1"><text:span text:style-name="T1">Notice that parallel processing values are not in order, so parallel processing will be very helpful while working with huge collections.<text:line-break/>Covering everything about Stream API is not possible in this post, you can read everything about Stream API at </text:span><text:a xlink:type="simple" xlink:href="https://www.journaldev.com/2774/java-8-stream" text:style-name="Internet_20_link" text:visited-style-name="Visited_20_Internet_20_Link"><text:span text:style-name="T12">Java 8 Stream API Example Tutorial</text:span></text:a><text:span text:style-name="T1">.</text:span></text:p>
      <text:h text:style-name="P38" text:outline-level="1">Java 8 Stream API</text:h>
      <text:p text:style-name="P3"><text:span text:style-name="T47">By Lokesh Gupta | Filed Under: </text:span><text:a xlink:type="simple" xlink:href="https://howtodoinjava.com/java8/" text:style-name="Internet_20_link" text:visited-style-name="Visited_20_Internet_20_Link"><text:span text:style-name="T48">Java 8</text:span></text:a></text:p>
      <text:p text:style-name="P12"><text:span text:style-name="T2">A </text:span><text:span text:style-name="Strong_20_Emphasis"><text:span text:style-name="T4">Stream in Java</text:span></text:span><text:span text:style-name="T2"> can be defined as a sequence of elements from a source that supports aggregate operations on them. The source here refers to a </text:span><text:a xlink:type="simple" xlink:href="https://howtodoinjava.com/java-collections/" text:style-name="Internet_20_link" text:visited-style-name="Visited_20_Internet_20_Link"><text:span text:style-name="T20">Collections</text:span></text:a><text:span text:style-name="T2"> or </text:span><text:a xlink:type="simple" xlink:href="https://howtodoinjava.com/java-array/" text:style-name="Internet_20_link" text:visited-style-name="Visited_20_Internet_20_Link"><text:span text:style-name="T20">Arrays</text:span></text:a><text:span text:style-name="T2"> who provides data to a Stream.</text:span></text:p>
      <text:p text:style-name="P12"><text:soft-page-break/><text:span text:style-name="T2">Stream keeps the ordering of the data as it is in the source. The </text:span><text:span text:style-name="Strong_20_Emphasis"><text:span text:style-name="T4">aggregate operations</text:span></text:span><text:span text:style-name="T2"> or </text:span><text:span text:style-name="Strong_20_Emphasis"><text:span text:style-name="T4">bulk operations</text:span></text:span><text:span text:style-name="T2"> are operations which allow us to express common manipulations on stream elements easily and clearly.</text:span></text:p>
      <text:p text:style-name="P7"><draw:frame draw:style-name="fr1" draw:name="graphics1" text:anchor-type="as-char" svg:width="6.085cm" svg:height="6.059cm" draw:z-index="0"><draw:image xlink:href="https://cdn2.howtodoinjava.com/wp-content/uploads/2014/04/java_8_lambdas.jpg" xlink:type="simple" xlink:show="embed" xlink:actuate="onLoad"/><svg:title>java_8_lambdas</svg:title></draw:frame></text:p>
      <text:p text:style-name="P46">Table of Contents</text:p>
      <text:p text:style-name="P47"/>
      <text:p text:style-name="P47"><text:span text:style-name="T6">1. </text:span><text:a xlink:type="simple" xlink:href="https://howtodoinjava.com/java8/java-streams-by-examples/#streams_vs_collections" text:style-name="Internet_20_link" text:visited-style-name="Visited_20_Internet_20_Link"><text:span text:style-name="T24">Streams vs. Collections</text:span></text:a></text:p>
      <text:p text:style-name="P47"><text:span text:style-name="T6">2. </text:span><text:a xlink:type="simple" xlink:href="https://howtodoinjava.com/java8/java-streams-by-examples/#ways_to_build_streams" text:style-name="Internet_20_link" text:visited-style-name="Visited_20_Internet_20_Link"><text:span text:style-name="T24">Different ways to create streams</text:span></text:a></text:p>
      <text:p text:style-name="P47"><text:span text:style-name="T6">3. </text:span><text:a xlink:type="simple" xlink:href="https://howtodoinjava.com/java8/java-streams-by-examples/#covert_streams_to_collection" text:style-name="Internet_20_link" text:visited-style-name="Visited_20_Internet_20_Link"><text:span text:style-name="T24">Converting streams to collections</text:span></text:a></text:p>
      <text:p text:style-name="P47"><text:span text:style-name="T6">4. </text:span><text:a xlink:type="simple" xlink:href="https://howtodoinjava.com/java8/java-streams-by-examples/#core_stream_operations" text:style-name="Internet_20_link" text:visited-style-name="Visited_20_Internet_20_Link"><text:span text:style-name="T24">Core stream operations</text:span></text:a></text:p>
      <text:p text:style-name="P47"><text:span text:style-name="T7"><text:s text:c="4"/></text:span><text:span text:style-name="T6">4.1. </text:span><text:a xlink:type="simple" xlink:href="https://howtodoinjava.com/java8/java-streams-by-examples/#intermediate_stream_operations" text:style-name="Internet_20_link" text:visited-style-name="Visited_20_Internet_20_Link"><text:span text:style-name="T24">Intermediate operations</text:span></text:a></text:p>
      <text:p text:style-name="P47"><text:span text:style-name="T7"><text:s text:c="4"/></text:span><text:span text:style-name="T6">4.2. </text:span><text:a xlink:type="simple" xlink:href="https://howtodoinjava.com/java8/java-streams-by-examples/#terminal_stream_operations" text:style-name="Internet_20_link" text:visited-style-name="Visited_20_Internet_20_Link"><text:span text:style-name="T24">Terminal operations</text:span></text:a></text:p>
      <text:p text:style-name="P47"><text:span text:style-name="T6">5. </text:span><text:a xlink:type="simple" xlink:href="https://howtodoinjava.com/java8/java-streams-by-examples/#short_circuit_operations" text:style-name="Internet_20_link" text:visited-style-name="Visited_20_Internet_20_Link"><text:span text:style-name="T24">Short-circuit operations</text:span></text:a></text:p>
      <text:p text:style-name="P47"><text:span text:style-name="T6">6. </text:span><text:a xlink:type="simple" xlink:href="https://howtodoinjava.com/java8/java-streams-by-examples/#parallelism" text:style-name="Internet_20_link" text:visited-style-name="Visited_20_Internet_20_Link"><text:span text:style-name="T24">Parallelism</text:span></text:a></text:p>
      <text:p text:style-name="P12"><text:span text:style-name="T2">Before going ahead, it is important to learn that </text:span><text:span text:style-name="Strong_20_Emphasis"><text:span text:style-name="T4">Java 8 Streams</text:span></text:span><text:span text:style-name="T2"> are designed in such a way that </text:span><text:span text:style-name="Strong_20_Emphasis"><text:span text:style-name="T4">most of the stream operations returns streams only</text:span></text:span><text:span text:style-name="T2">. This help us creating </text:span><text:soft-page-break/><text:span text:style-name="T2">chain of the stream operations. This is called as </text:span><text:span text:style-name="Strong_20_Emphasis"><text:span text:style-name="T4">pipe-lining</text:span></text:span><text:span text:style-name="T2">. I will use this term multiple times in this post, so keep it in mind.</text:span></text:p>
      <text:h text:style-name="P41" text:outline-level="2"><text:bookmark text:name="streams_vs_collections"/>1. Java Stream vs. Collection</text:h>
      <text:p text:style-name="P8">All of us have watch online videos on youtube or some other such website. When you start watching video, a small portion of file is first loaded into your computer and start playing. You don’t need to download complete video before start playing it. This is called streaming. I will try to relate this concept with respect to collections and differentiate with Streams.</text:p>
      <text:p text:style-name="P12"><text:span text:style-name="T2">At the basic level, the difference between Collections and Streams has to do with when things are computed. A </text:span><text:span text:style-name="Strong_20_Emphasis"><text:span text:style-name="T4">Collection is an in-memory data structure</text:span></text:span><text:span text:style-name="T2">, which holds all the values that the data structure currently has—every element in the Collection has to be computed before it can be added to the Collection. A </text:span><text:span text:style-name="Strong_20_Emphasis"><text:span text:style-name="T4">Stream is a conceptually fixed data structure, in which elements are computed on demand</text:span></text:span><text:span text:style-name="T2">. This gives rise to significant programming benefits. The idea is that a user will extract only the values they require from a Stream, and these elements are only produced—invisibly to the user—as and when required. This is a form of a producer-consumer relationship.</text:span></text:p>
      <text:p text:style-name="P12"><text:span text:style-name="T2">In java, java.util.Stream represents a stream on which one or more operations can be performed. Stream </text:span><text:span text:style-name="Strong_20_Emphasis"><text:span text:style-name="T4">operations are either intermediate or terminal</text:span></text:span><text:span text:style-name="T2">. While </text:span><text:span text:style-name="Strong_20_Emphasis"><text:span text:style-name="T4">terminal operations return a result of a certain type</text:span></text:span><text:span text:style-name="T2">, </text:span><text:span text:style-name="Strong_20_Emphasis"><text:span text:style-name="T4">intermediate operations return the stream itself</text:span></text:span><text:span text:style-name="T2"> so you can chain multiple method calls in a row. Streams are created on a source, e.g. a java.util.Collection like lists or sets (maps are not supported). Stream operations can either be executed sequential or parallel.</text:span></text:p>
      <text:p text:style-name="P8">Based on above points, if we list down the various characteristics of Stream, they will be as follows:</text:p>
      <text:list xml:id="list8795841781863198054" text:style-name="L1">
        <text:list-item>
          <text:p text:style-name="P9">Not a data structure</text:p>
        </text:list-item>
        <text:list-item>
          <text:p text:style-name="P21">Designed for lambdas</text:p>
        </text:list-item>
        <text:list-item>
          <text:p text:style-name="P21">Do not support indexed access</text:p>
        </text:list-item>
        <text:list-item>
          <text:p text:style-name="P21">Can easily be outputted as arrays or lists</text:p>
        </text:list-item>
        <text:list-item>
          <text:p text:style-name="P21">Lazy access supported</text:p>
        </text:list-item>
        <text:list-item>
          <text:p text:style-name="P21">Parallelizable</text:p>
        </text:list-item>
      </text:list>
      <text:h text:style-name="P41" text:outline-level="2"><text:bookmark text:name="ways_to_build_streams"/><text:soft-page-break/>2. Different ways to create streams</text:h>
      <text:p text:style-name="P8">Below is the most popular different ways to build streams from collections.</text:p>
      <text:h text:style-name="P39" text:outline-level="4">2.1. Stream.of(val1, val2, val3….)</text:h>
      <text:section text:style-name="Sect1" text:name="highlighter_277584">
        <table:table table:name="Table1" table:style-name="Table1">
          <table:table-column table:style-name="Table1.A"/>
          <table:table-row>
            <table:table-cell table:style-name="Table1.A1" office:value-type="string">
              <text:p text:style-name="P48"><text:span text:style-name="Source_20_Text"><text:span text:style-name="T27">public</text:span></text:span><text:span text:style-name="T30"> </text:span><text:span text:style-name="Source_20_Text"><text:span text:style-name="T27">class</text:span></text:span><text:span text:style-name="T30"> </text:span><text:span text:style-name="Source_20_Text"><text:span text:style-name="T9">StreamBuilders</text:span></text:span></text:p>
              <text:p text:style-name="P48"><text:span text:style-name="Source_20_Text"><text:span text:style-name="T9">{</text:span></text:span></text:p>
              <text:p text:style-name="P48"><text:span text:style-name="Source_20_Text"><text:span text:style-name="T32">     </text:span></text:span><text:span text:style-name="Source_20_Text"><text:span text:style-name="T27">public</text:span></text:span><text:span text:style-name="T30"> </text:span><text:span text:style-name="Source_20_Text"><text:span text:style-name="T27">static</text:span></text:span><text:span text:style-name="T30"> </text:span><text:span text:style-name="Source_20_Text"><text:span text:style-name="T27">void</text:span></text:span><text:span text:style-name="T30"> </text:span><text:span text:style-name="Source_20_Text"><text:span text:style-name="T9">main(String[] args)</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32">         </text:span></text:span><text:span text:style-name="Source_20_Text"><text:span text:style-name="T9">Stream&lt;Integer&gt; stream = Stream.of(</text:span></text:span><text:span text:style-name="Source_20_Text"><text:span text:style-name="T37">1</text:span></text:span><text:span text:style-name="Source_20_Text"><text:span text:style-name="T9">,</text:span></text:span><text:span text:style-name="Source_20_Text"><text:span text:style-name="T37">2</text:span></text:span><text:span text:style-name="Source_20_Text"><text:span text:style-name="T9">,</text:span></text:span><text:span text:style-name="Source_20_Text"><text:span text:style-name="T37">3</text:span></text:span><text:span text:style-name="Source_20_Text"><text:span text:style-name="T9">,</text:span></text:span><text:span text:style-name="Source_20_Text"><text:span text:style-name="T37">4</text:span></text:span><text:span text:style-name="Source_20_Text"><text:span text:style-name="T9">,</text:span></text:span><text:span text:style-name="Source_20_Text"><text:span text:style-name="T37">5</text:span></text:span><text:span text:style-name="Source_20_Text"><text:span text:style-name="T9">,</text:span></text:span><text:span text:style-name="Source_20_Text"><text:span text:style-name="T37">6</text:span></text:span><text:span text:style-name="Source_20_Text"><text:span text:style-name="T9">,</text:span></text:span><text:span text:style-name="Source_20_Text"><text:span text:style-name="T37">7</text:span></text:span><text:span text:style-name="Source_20_Text"><text:span text:style-name="T9">,</text:span></text:span><text:span text:style-name="Source_20_Text"><text:span text:style-name="T37">8</text:span></text:span><text:span text:style-name="Source_20_Text"><text:span text:style-name="T9">,</text:span></text:span><text:span text:style-name="Source_20_Text"><text:span text:style-name="T37">9</text:span></text:span><text:span text:style-name="Source_20_Text"><text:span text:style-name="T9">);</text:span></text:span></text:p>
              <text:p text:style-name="P48"><text:span text:style-name="Source_20_Text"><text:span text:style-name="T32">         </text:span></text:span><text:span text:style-name="Source_20_Text"><text:span text:style-name="T9">stream.forEach(p -&gt; System.out.println(p));</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9">}</text:span></text:span></text:p>
            </table:table-cell>
          </table:table-row>
        </table:table>
      </text:section>
      <text:h text:style-name="P40" text:outline-level="4">2.2. Stream.of(arrayOfElements)</text:h>
      <text:section text:style-name="Sect1" text:name="highlighter_745512">
        <table:table table:name="Table2" table:style-name="Table2">
          <table:table-column table:style-name="Table2.A"/>
          <table:table-row>
            <table:table-cell table:style-name="Table2.A1" office:value-type="string">
              <text:p text:style-name="P48"><text:span text:style-name="Source_20_Text"><text:span text:style-name="T27">public</text:span></text:span><text:span text:style-name="T30"> </text:span><text:span text:style-name="Source_20_Text"><text:span text:style-name="T27">class</text:span></text:span><text:span text:style-name="T30"> </text:span><text:span text:style-name="Source_20_Text"><text:span text:style-name="T9">StreamBuilders</text:span></text:span></text:p>
              <text:p text:style-name="P48"><text:span text:style-name="Source_20_Text"><text:span text:style-name="T9">{</text:span></text:span></text:p>
              <text:p text:style-name="P48"><text:span text:style-name="Source_20_Text"><text:span text:style-name="T32">     </text:span></text:span><text:span text:style-name="Source_20_Text"><text:span text:style-name="T27">public</text:span></text:span><text:span text:style-name="T30"> </text:span><text:span text:style-name="Source_20_Text"><text:span text:style-name="T27">static</text:span></text:span><text:span text:style-name="T30"> </text:span><text:span text:style-name="Source_20_Text"><text:span text:style-name="T27">void</text:span></text:span><text:span text:style-name="T30"> </text:span><text:span text:style-name="Source_20_Text"><text:span text:style-name="T9">main(String[] args)</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32">         </text:span></text:span><text:span text:style-name="Source_20_Text"><text:span text:style-name="T9">Stream&lt;Integer&gt; stream = Stream.of( </text:span></text:span><text:span text:style-name="Source_20_Text"><text:span text:style-name="T27">new</text:span></text:span><text:span text:style-name="T30"> </text:span><text:span text:style-name="Source_20_Text"><text:span text:style-name="T9">Integer[]{</text:span></text:span><text:span text:style-name="Source_20_Text"><text:span text:style-name="T37">1</text:span></text:span><text:span text:style-name="Source_20_Text"><text:span text:style-name="T9">,</text:span></text:span><text:span text:style-name="Source_20_Text"><text:span text:style-name="T37">2</text:span></text:span><text:span text:style-name="Source_20_Text"><text:span text:style-name="T9">,</text:span></text:span><text:span text:style-name="Source_20_Text"><text:span text:style-name="T37">3</text:span></text:span><text:span text:style-name="Source_20_Text"><text:span text:style-name="T9">,</text:span></text:span><text:span text:style-name="Source_20_Text"><text:span text:style-name="T37">4</text:span></text:span><text:span text:style-name="Source_20_Text"><text:span text:style-name="T9">,</text:span></text:span><text:span text:style-name="Source_20_Text"><text:span text:style-name="T37">5</text:span></text:span><text:span text:style-name="Source_20_Text"><text:span text:style-name="T9">,</text:span></text:span><text:span text:style-name="Source_20_Text"><text:span text:style-name="T37">6</text:span></text:span><text:span text:style-name="Source_20_Text"><text:span text:style-name="T9">,</text:span></text:span><text:span text:style-name="Source_20_Text"><text:span text:style-name="T37">7</text:span></text:span><text:span text:style-name="Source_20_Text"><text:span text:style-name="T9">,</text:span></text:span><text:span text:style-name="Source_20_Text"><text:span text:style-name="T37">8</text:span></text:span><text:span text:style-name="Source_20_Text"><text:span text:style-name="T9">,</text:span></text:span><text:span text:style-name="Source_20_Text"><text:span text:style-name="T37">9</text:span></text:span><text:span text:style-name="Source_20_Text"><text:span text:style-name="T9">} );</text:span></text:span></text:p>
              <text:p text:style-name="P48"><text:span text:style-name="Source_20_Text"><text:span text:style-name="T32">         </text:span></text:span><text:span text:style-name="Source_20_Text"><text:span text:style-name="T9">stream.forEach(p -&gt; System.out.println(p));</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9">}</text:span></text:span></text:p>
            </table:table-cell>
          </table:table-row>
        </table:table>
      </text:section>
      <text:h text:style-name="P40" text:outline-level="4">2.3. List.stream()</text:h>
      <text:section text:style-name="Sect1" text:name="highlighter_118247">
        <table:table table:name="Table3" table:style-name="Table3">
          <table:table-column table:style-name="Table3.A"/>
          <table:table-row>
            <table:table-cell table:style-name="Table3.A1" office:value-type="string">
              <text:p text:style-name="P48"><text:span text:style-name="Source_20_Text"><text:span text:style-name="T27">public</text:span></text:span><text:span text:style-name="T30"> </text:span><text:span text:style-name="Source_20_Text"><text:span text:style-name="T27">class</text:span></text:span><text:span text:style-name="T30"> </text:span><text:span text:style-name="Source_20_Text"><text:span text:style-name="T9">StreamBuilders</text:span></text:span></text:p>
              <text:p text:style-name="P48"><text:span text:style-name="Source_20_Text"><text:span text:style-name="T9">{</text:span></text:span></text:p>
              <text:p text:style-name="P48"><text:span text:style-name="Source_20_Text"><text:span text:style-name="T32">     </text:span></text:span><text:span text:style-name="Source_20_Text"><text:span text:style-name="T27">public</text:span></text:span><text:span text:style-name="T30"> </text:span><text:span text:style-name="Source_20_Text"><text:span text:style-name="T27">static</text:span></text:span><text:span text:style-name="T30"> </text:span><text:span text:style-name="Source_20_Text"><text:span text:style-name="T27">void</text:span></text:span><text:span text:style-name="T30"> </text:span><text:span text:style-name="Source_20_Text"><text:span text:style-name="T9">main(String[] args)</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32">         </text:span></text:span><text:span text:style-name="Source_20_Text"><text:span text:style-name="T9">List&lt;Integer&gt; list = </text:span></text:span><text:span text:style-name="Source_20_Text"><text:span text:style-name="T27">new</text:span></text:span><text:span text:style-name="T30"> </text:span><text:span text:style-name="Source_20_Text"><text:span text:style-name="T9">ArrayList&lt;Integer&gt;();</text:span></text:span></text:p>
              <text:p text:style-name="P49"> </text:p>
              <text:p text:style-name="P48"><text:span text:style-name="Source_20_Text"><text:span text:style-name="T32">         </text:span></text:span><text:span text:style-name="Source_20_Text"><text:span text:style-name="T27">for</text:span></text:span><text:span text:style-name="Source_20_Text"><text:span text:style-name="T9">(</text:span></text:span><text:span text:style-name="Source_20_Text"><text:span text:style-name="T27">int</text:span></text:span><text:span text:style-name="T30"> </text:span><text:span text:style-name="Source_20_Text"><text:span text:style-name="T9">i = </text:span></text:span><text:span text:style-name="Source_20_Text"><text:span text:style-name="T37">1</text:span></text:span><text:span text:style-name="Source_20_Text"><text:span text:style-name="T9">; i&lt; </text:span></text:span><text:span text:style-name="Source_20_Text"><text:span text:style-name="T37">10</text:span></text:span><text:span text:style-name="Source_20_Text"><text:span text:style-name="T9">; i++){</text:span></text:span></text:p>
              <text:p text:style-name="P48"><text:span text:style-name="Source_20_Text"><text:span text:style-name="T32">             </text:span></text:span><text:span text:style-name="Source_20_Text"><text:span text:style-name="T9">list.add(i);</text:span></text:span></text:p>
              <text:p text:style-name="P48"><text:span text:style-name="Source_20_Text"><text:span text:style-name="T32">         </text:span></text:span><text:span text:style-name="Source_20_Text"><text:span text:style-name="T9">}</text:span></text:span></text:p>
              <text:p text:style-name="P49"> </text:p>
              <text:p text:style-name="P48"><text:span text:style-name="Source_20_Text"><text:span text:style-name="T32">         </text:span></text:span><text:span text:style-name="Source_20_Text"><text:span text:style-name="T9">Stream&lt;Integer&gt; stream = list.stream();</text:span></text:span></text:p>
              <text:p text:style-name="P48"><text:span text:style-name="Source_20_Text"><text:span text:style-name="T32">         </text:span></text:span><text:span text:style-name="Source_20_Text"><text:span text:style-name="T9">stream.forEach(p -&gt; System.out.println(p));</text:span></text:span></text:p>
              <text:p text:style-name="P48"><text:soft-page-break/><text:span text:style-name="Source_20_Text"><text:span text:style-name="T32">     </text:span></text:span><text:span text:style-name="Source_20_Text"><text:span text:style-name="T9">}</text:span></text:span></text:p>
              <text:p text:style-name="P48"><text:span text:style-name="Source_20_Text"><text:span text:style-name="T9">}</text:span></text:span></text:p>
            </table:table-cell>
          </table:table-row>
        </table:table>
      </text:section>
      <text:h text:style-name="P40" text:outline-level="4">2.4. Stream.generate() or Stream.iterate()</text:h>
      <text:section text:style-name="Sect1" text:name="highlighter_573">
        <table:table table:name="Table4" table:style-name="Table4">
          <table:table-column table:style-name="Table4.A"/>
          <table:table-row>
            <table:table-cell table:style-name="Table4.A1" office:value-type="string">
              <text:p text:style-name="P48"><text:span text:style-name="Source_20_Text"><text:span text:style-name="T27">public</text:span></text:span><text:span text:style-name="T30"> </text:span><text:span text:style-name="Source_20_Text"><text:span text:style-name="T27">class</text:span></text:span><text:span text:style-name="T30"> </text:span><text:span text:style-name="Source_20_Text"><text:span text:style-name="T9">StreamBuilders</text:span></text:span></text:p>
              <text:p text:style-name="P48"><text:span text:style-name="Source_20_Text"><text:span text:style-name="T9">{</text:span></text:span></text:p>
              <text:p text:style-name="P48"><text:span text:style-name="Source_20_Text"><text:span text:style-name="T32">     </text:span></text:span><text:span text:style-name="Source_20_Text"><text:span text:style-name="T27">public</text:span></text:span><text:span text:style-name="T30"> </text:span><text:span text:style-name="Source_20_Text"><text:span text:style-name="T27">static</text:span></text:span><text:span text:style-name="T30"> </text:span><text:span text:style-name="Source_20_Text"><text:span text:style-name="T27">void</text:span></text:span><text:span text:style-name="T30"> </text:span><text:span text:style-name="Source_20_Text"><text:span text:style-name="T9">main(String[] args)</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32">         </text:span></text:span><text:span text:style-name="Source_20_Text"><text:span text:style-name="T9">Stream&lt;Date&gt; stream = Stream.generate(() -&gt; { </text:span></text:span><text:span text:style-name="Source_20_Text"><text:span text:style-name="T27">return</text:span></text:span><text:span text:style-name="T30"> </text:span><text:span text:style-name="Source_20_Text"><text:span text:style-name="T27">new</text:span></text:span><text:span text:style-name="Source_20_Text"><text:span text:style-name="T9">Date(); });</text:span></text:span></text:p>
              <text:p text:style-name="P48"><text:span text:style-name="Source_20_Text"><text:span text:style-name="T32">         </text:span></text:span><text:span text:style-name="Source_20_Text"><text:span text:style-name="T9">stream.forEach(p -&gt; System.out.println(p));</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9">}</text:span></text:span></text:p>
            </table:table-cell>
          </table:table-row>
        </table:table>
      </text:section>
      <text:h text:style-name="P40" text:outline-level="4">2.5. String chars or String tokens</text:h>
      <text:section text:style-name="Sect1" text:name="highlighter_937448">
        <table:table table:name="Table5" table:style-name="Table5">
          <table:table-column table:style-name="Table5.A"/>
          <table:table-row>
            <table:table-cell table:style-name="Table5.A1" office:value-type="string">
              <text:p text:style-name="P48"><text:span text:style-name="Source_20_Text"><text:span text:style-name="T27">public</text:span></text:span><text:span text:style-name="T30"> </text:span><text:span text:style-name="Source_20_Text"><text:span text:style-name="T27">class</text:span></text:span><text:span text:style-name="T30"> </text:span><text:span text:style-name="Source_20_Text"><text:span text:style-name="T9">StreamBuilders</text:span></text:span></text:p>
              <text:p text:style-name="P48"><text:span text:style-name="Source_20_Text"><text:span text:style-name="T9">{</text:span></text:span></text:p>
              <text:p text:style-name="P48"><text:span text:style-name="Source_20_Text"><text:span text:style-name="T32">     </text:span></text:span><text:span text:style-name="Source_20_Text"><text:span text:style-name="T27">public</text:span></text:span><text:span text:style-name="T30"> </text:span><text:span text:style-name="Source_20_Text"><text:span text:style-name="T27">static</text:span></text:span><text:span text:style-name="T30"> </text:span><text:span text:style-name="Source_20_Text"><text:span text:style-name="T27">void</text:span></text:span><text:span text:style-name="T30"> </text:span><text:span text:style-name="Source_20_Text"><text:span text:style-name="T9">main(String[] args)</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32">        </text:span></text:span><text:span text:style-name="Source_20_Text"><text:span text:style-name="T9">IntStream stream = </text:span></text:span><text:span text:style-name="Source_20_Text"><text:span text:style-name="T39">"12345_abcdefg"</text:span></text:span><text:span text:style-name="Source_20_Text"><text:span text:style-name="T9">.chars();</text:span></text:span></text:p>
              <text:p text:style-name="P48"><text:span text:style-name="Source_20_Text"><text:span text:style-name="T32">        </text:span></text:span><text:span text:style-name="Source_20_Text"><text:span text:style-name="T9">stream.forEach(p -&gt; System.out.println(p));</text:span></text:span></text:p>
              <text:p text:style-name="P48"><text:span text:style-name="Source_20_Text"><text:span text:style-name="T32">        </text:span></text:span><text:span text:style-name="T41"> </text:span></text:p>
              <text:p text:style-name="P48"><text:span text:style-name="Source_20_Text"><text:span text:style-name="T32">        </text:span></text:span><text:span text:style-name="Source_20_Text"><text:span text:style-name="T42">//OR</text:span></text:span></text:p>
              <text:p text:style-name="P48"><text:span text:style-name="Source_20_Text"><text:span text:style-name="T32">        </text:span></text:span><text:span text:style-name="T41"> </text:span></text:p>
              <text:p text:style-name="P48"><text:span text:style-name="Source_20_Text"><text:span text:style-name="T32">        </text:span></text:span><text:span text:style-name="Source_20_Text"><text:span text:style-name="T9">Stream&lt;String&gt; stream = Stream.of(</text:span></text:span><text:span text:style-name="Source_20_Text"><text:span text:style-name="T39">"A$B$C"</text:span></text:span><text:span text:style-name="Source_20_Text"><text:span text:style-name="T9">.split(</text:span></text:span><text:span text:style-name="Source_20_Text"><text:span text:style-name="T39">"\\$"</text:span></text:span><text:span text:style-name="Source_20_Text"><text:span text:style-name="T9">));</text:span></text:span></text:p>
              <text:p text:style-name="P48"><text:span text:style-name="Source_20_Text"><text:span text:style-name="T32">        </text:span></text:span><text:span text:style-name="Source_20_Text"><text:span text:style-name="T9">stream.forEach(p -&gt; System.out.println(p));</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9">}</text:span></text:span></text:p>
            </table:table-cell>
          </table:table-row>
        </table:table>
      </text:section>
      <text:p text:style-name="P12"><text:span text:style-name="T3">There are some more ways apart from above list such as using </text:span><text:span text:style-name="Strong_20_Emphasis"><text:span text:style-name="T5">Stream.Buider</text:span></text:span><text:span text:style-name="T3"> or using intermediate operations. We will learn about them in separate posts time to time.</text:span></text:p>
      <text:h text:style-name="P41" text:outline-level="2"><text:bookmark text:name="covert_streams_to_collection"/>3. Convert streams to collections</text:h>
      <text:p text:style-name="P8">I should rather say converting stream to other data structures.</text:p>
      <text:p text:style-name="P19">Please note that it is not a true conversion. It’s just collecting the elements from the stream into a collection or array.</text:p>
      <text:h text:style-name="P39" text:outline-level="4"><text:soft-page-break/>3.1. Convert Stream to List – Stream.collect( Collectors.toList() )</text:h>
      <text:section text:style-name="Sect1" text:name="highlighter_977435">
        <table:table table:name="Table6" table:style-name="Table6">
          <table:table-column table:style-name="Table6.A"/>
          <table:table-row>
            <table:table-cell table:style-name="Table6.A1" office:value-type="string">
              <text:p text:style-name="P48"><text:span text:style-name="Source_20_Text"><text:span text:style-name="T27">public</text:span></text:span><text:span text:style-name="T30"> </text:span><text:span text:style-name="Source_20_Text"><text:span text:style-name="T27">class</text:span></text:span><text:span text:style-name="T30"> </text:span><text:span text:style-name="Source_20_Text"><text:span text:style-name="T9">StreamBuilders {</text:span></text:span></text:p>
              <text:p text:style-name="P48"><text:span text:style-name="Source_20_Text"><text:span text:style-name="T32">     </text:span></text:span><text:span text:style-name="Source_20_Text"><text:span text:style-name="T27">public</text:span></text:span><text:span text:style-name="T30"> </text:span><text:span text:style-name="Source_20_Text"><text:span text:style-name="T27">static</text:span></text:span><text:span text:style-name="T30"> </text:span><text:span text:style-name="Source_20_Text"><text:span text:style-name="T27">void</text:span></text:span><text:span text:style-name="T30"> </text:span><text:span text:style-name="Source_20_Text"><text:span text:style-name="T9">main(String[] args){</text:span></text:span></text:p>
              <text:p text:style-name="P48"><text:span text:style-name="Source_20_Text"><text:span text:style-name="T32">         </text:span></text:span><text:span text:style-name="Source_20_Text"><text:span text:style-name="T9">List&lt;Integer&gt; list = </text:span></text:span><text:span text:style-name="Source_20_Text"><text:span text:style-name="T27">new</text:span></text:span><text:span text:style-name="T30"> </text:span><text:span text:style-name="Source_20_Text"><text:span text:style-name="T9">ArrayList&lt;Integer&gt;();</text:span></text:span></text:p>
              <text:p text:style-name="P48"><text:span text:style-name="Source_20_Text"><text:span text:style-name="T32">         </text:span></text:span><text:span text:style-name="Source_20_Text"><text:span text:style-name="T27">for</text:span></text:span><text:span text:style-name="Source_20_Text"><text:span text:style-name="T9">(</text:span></text:span><text:span text:style-name="Source_20_Text"><text:span text:style-name="T27">int</text:span></text:span><text:span text:style-name="T30"> </text:span><text:span text:style-name="Source_20_Text"><text:span text:style-name="T9">i = </text:span></text:span><text:span text:style-name="Source_20_Text"><text:span text:style-name="T37">1</text:span></text:span><text:span text:style-name="Source_20_Text"><text:span text:style-name="T9">; i&lt; </text:span></text:span><text:span text:style-name="Source_20_Text"><text:span text:style-name="T37">10</text:span></text:span><text:span text:style-name="Source_20_Text"><text:span text:style-name="T9">; i++){</text:span></text:span></text:p>
              <text:p text:style-name="P48"><text:span text:style-name="Source_20_Text"><text:span text:style-name="T32">             </text:span></text:span><text:span text:style-name="Source_20_Text"><text:span text:style-name="T9">list.add(i);</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32">         </text:span></text:span><text:span text:style-name="Source_20_Text"><text:span text:style-name="T9">Stream&lt;Integer&gt; stream = list.stream();</text:span></text:span></text:p>
              <text:p text:style-name="P48"><text:span text:style-name="Source_20_Text"><text:span text:style-name="T32">         </text:span></text:span><text:span text:style-name="Source_20_Text"><text:span text:style-name="T9">List&lt;Integer&gt; evenNumbersList = stream.filter(i -&gt; i%</text:span></text:span><text:span text:style-name="Source_20_Text"><text:span text:style-name="T37">2</text:span></text:span><text:span text:style-name="T30"> </text:span><text:span text:style-name="Source_20_Text"><text:span text:style-name="T9">==</text:span></text:span><text:span text:style-name="Source_20_Text"><text:span text:style-name="T37">0</text:span></text:span><text:span text:style-name="Source_20_Text"><text:span text:style-name="T9">).collect(Collectors.toList());</text:span></text:span></text:p>
              <text:p text:style-name="P48"><text:span text:style-name="Source_20_Text"><text:span text:style-name="T32">         </text:span></text:span><text:span text:style-name="Source_20_Text"><text:span text:style-name="T9">System.out.print(evenNumbersList);</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9">}</text:span></text:span></text:p>
            </table:table-cell>
          </table:table-row>
        </table:table>
      </text:section>
      <text:h text:style-name="P40" text:outline-level="4">3.2. Convert Stream to array – Stream.toArray( EntryType[]::new )</text:h>
      <text:section text:style-name="Sect1" text:name="highlighter_534434">
        <table:table table:name="Table7" table:style-name="Table7">
          <table:table-column table:style-name="Table7.A"/>
          <table:table-row>
            <table:table-cell table:style-name="Table7.A1" office:value-type="string">
              <text:p text:style-name="P48"><text:span text:style-name="Source_20_Text"><text:span text:style-name="T27">public</text:span></text:span><text:span text:style-name="T30"> </text:span><text:span text:style-name="Source_20_Text"><text:span text:style-name="T27">class</text:span></text:span><text:span text:style-name="T30"> </text:span><text:span text:style-name="Source_20_Text"><text:span text:style-name="T9">StreamBuilders {</text:span></text:span></text:p>
              <text:p text:style-name="P48"><text:span text:style-name="Source_20_Text"><text:span text:style-name="T32">     </text:span></text:span><text:span text:style-name="Source_20_Text"><text:span text:style-name="T27">public</text:span></text:span><text:span text:style-name="T30"> </text:span><text:span text:style-name="Source_20_Text"><text:span text:style-name="T27">static</text:span></text:span><text:span text:style-name="T30"> </text:span><text:span text:style-name="Source_20_Text"><text:span text:style-name="T27">void</text:span></text:span><text:span text:style-name="T30"> </text:span><text:span text:style-name="Source_20_Text"><text:span text:style-name="T9">main(String[] args){</text:span></text:span></text:p>
              <text:p text:style-name="P48"><text:span text:style-name="Source_20_Text"><text:span text:style-name="T32">         </text:span></text:span><text:span text:style-name="Source_20_Text"><text:span text:style-name="T9">List&lt;Integer&gt; list = </text:span></text:span><text:span text:style-name="Source_20_Text"><text:span text:style-name="T27">new</text:span></text:span><text:span text:style-name="T30"> </text:span><text:span text:style-name="Source_20_Text"><text:span text:style-name="T9">ArrayList&lt;Integer&gt;();</text:span></text:span></text:p>
              <text:p text:style-name="P48"><text:span text:style-name="Source_20_Text"><text:span text:style-name="T32">         </text:span></text:span><text:span text:style-name="Source_20_Text"><text:span text:style-name="T27">for</text:span></text:span><text:span text:style-name="Source_20_Text"><text:span text:style-name="T9">(</text:span></text:span><text:span text:style-name="Source_20_Text"><text:span text:style-name="T27">int</text:span></text:span><text:span text:style-name="T30"> </text:span><text:span text:style-name="Source_20_Text"><text:span text:style-name="T9">i = </text:span></text:span><text:span text:style-name="Source_20_Text"><text:span text:style-name="T37">1</text:span></text:span><text:span text:style-name="Source_20_Text"><text:span text:style-name="T9">; i&lt; </text:span></text:span><text:span text:style-name="Source_20_Text"><text:span text:style-name="T37">10</text:span></text:span><text:span text:style-name="Source_20_Text"><text:span text:style-name="T9">; i++){</text:span></text:span></text:p>
              <text:p text:style-name="P48"><text:span text:style-name="Source_20_Text"><text:span text:style-name="T32">             </text:span></text:span><text:span text:style-name="Source_20_Text"><text:span text:style-name="T9">list.add(i);</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32">         </text:span></text:span><text:span text:style-name="Source_20_Text"><text:span text:style-name="T9">Stream&lt;Integer&gt; stream = list.stream();</text:span></text:span></text:p>
              <text:p text:style-name="P48"><text:span text:style-name="Source_20_Text"><text:span text:style-name="T32">         </text:span></text:span><text:span text:style-name="Source_20_Text"><text:span text:style-name="T9">Integer[] evenNumbersArr = stream.filter(i -&gt; i%</text:span></text:span><text:span text:style-name="Source_20_Text"><text:span text:style-name="T37">2</text:span></text:span><text:span text:style-name="T30"> </text:span><text:span text:style-name="Source_20_Text"><text:span text:style-name="T9">==</text:span></text:span><text:span text:style-name="Source_20_Text"><text:span text:style-name="T37">0</text:span></text:span><text:span text:style-name="Source_20_Text"><text:span text:style-name="T9">).toArray(Integer[]::</text:span></text:span><text:span text:style-name="Source_20_Text"><text:span text:style-name="T27">new</text:span></text:span><text:span text:style-name="Source_20_Text"><text:span text:style-name="T9">);</text:span></text:span></text:p>
              <text:p text:style-name="P48"><text:span text:style-name="Source_20_Text"><text:span text:style-name="T32">         </text:span></text:span><text:span text:style-name="Source_20_Text"><text:span text:style-name="T9">System.out.print(evenNumbersArr);</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9">}</text:span></text:span></text:p>
            </table:table-cell>
          </table:table-row>
        </table:table>
      </text:section>
      <text:p text:style-name="P12"><text:span text:style-name="T3">There are plenty of other ways also to collect stream into set, map or into multiple ways. Just go through </text:span><text:span text:style-name="Strong_20_Emphasis"><text:span text:style-name="T5">Collectors</text:span></text:span><text:span text:style-name="T3"> class and try to keep them in mind.</text:span></text:p>
      <text:h text:style-name="P41" text:outline-level="2"><text:bookmark text:name="core_stream_operations"/>4. Core stream operations</text:h>
      <text:p text:style-name="P8">Stream abstraction have a long list of useful functions for you. I am not going to cover them all, but I plan here to list down all most important ones, which you must know first hand.</text:p>
      <text:p text:style-name="P8">Before moving ahead, lets build a collection of String beforehand. We will build out example on this list, so that it is easy to relate and understand.</text:p>
      <text:section text:style-name="Sect1" text:name="highlighter_981934">
        <table:table table:name="Table8" table:style-name="Table8">
          <table:table-column table:style-name="Table8.A"/>
          <text:soft-page-break/>
          <table:table-row>
            <table:table-cell table:style-name="Table8.A1" office:value-type="string">
              <text:p text:style-name="P48"><text:span text:style-name="Source_20_Text"><text:span text:style-name="T9">List&lt;String&gt; memberNames = </text:span></text:span><text:span text:style-name="Source_20_Text"><text:span text:style-name="T27">new</text:span></text:span><text:span text:style-name="T30"> </text:span><text:span text:style-name="Source_20_Text"><text:span text:style-name="T9">ArrayList&lt;&gt;();</text:span></text:span></text:p>
              <text:p text:style-name="P48"><text:span text:style-name="Source_20_Text"><text:span text:style-name="T9">memberNames.add(</text:span></text:span><text:span text:style-name="Source_20_Text"><text:span text:style-name="T39">"Amitabh"</text:span></text:span><text:span text:style-name="Source_20_Text"><text:span text:style-name="T9">);</text:span></text:span></text:p>
              <text:p text:style-name="P48"><text:span text:style-name="Source_20_Text"><text:span text:style-name="T9">memberNames.add(</text:span></text:span><text:span text:style-name="Source_20_Text"><text:span text:style-name="T39">"Shekhar"</text:span></text:span><text:span text:style-name="Source_20_Text"><text:span text:style-name="T9">);</text:span></text:span></text:p>
              <text:p text:style-name="P48"><text:span text:style-name="Source_20_Text"><text:span text:style-name="T9">memberNames.add(</text:span></text:span><text:span text:style-name="Source_20_Text"><text:span text:style-name="T39">"Aman"</text:span></text:span><text:span text:style-name="Source_20_Text"><text:span text:style-name="T9">);</text:span></text:span></text:p>
              <text:p text:style-name="P48"><text:span text:style-name="Source_20_Text"><text:span text:style-name="T9">memberNames.add(</text:span></text:span><text:span text:style-name="Source_20_Text"><text:span text:style-name="T39">"Rahul"</text:span></text:span><text:span text:style-name="Source_20_Text"><text:span text:style-name="T9">);</text:span></text:span></text:p>
              <text:p text:style-name="P48"><text:span text:style-name="Source_20_Text"><text:span text:style-name="T9">memberNames.add(</text:span></text:span><text:span text:style-name="Source_20_Text"><text:span text:style-name="T39">"Shahrukh"</text:span></text:span><text:span text:style-name="Source_20_Text"><text:span text:style-name="T9">);</text:span></text:span></text:p>
              <text:p text:style-name="P48"><text:span text:style-name="Source_20_Text"><text:span text:style-name="T9">memberNames.add(</text:span></text:span><text:span text:style-name="Source_20_Text"><text:span text:style-name="T39">"Salman"</text:span></text:span><text:span text:style-name="Source_20_Text"><text:span text:style-name="T9">);</text:span></text:span></text:p>
              <text:p text:style-name="P48"><text:span text:style-name="Source_20_Text"><text:span text:style-name="T9">memberNames.add(</text:span></text:span><text:span text:style-name="Source_20_Text"><text:span text:style-name="T39">"Yana"</text:span></text:span><text:span text:style-name="Source_20_Text"><text:span text:style-name="T9">);</text:span></text:span></text:p>
              <text:p text:style-name="P48"><text:span text:style-name="Source_20_Text"><text:span text:style-name="T9">memberNames.add(</text:span></text:span><text:span text:style-name="Source_20_Text"><text:span text:style-name="T39">"Lokesh"</text:span></text:span><text:span text:style-name="Source_20_Text"><text:span text:style-name="T9">);</text:span></text:span></text:p>
            </table:table-cell>
          </table:table-row>
        </table:table>
      </text:section>
      <text:p text:style-name="P11">These core methods have been divided into 2 parts given below:</text:p>
      <text:h text:style-name="P39" text:outline-level="4"><text:bookmark text:name="intermediate_stream_operations"/>4.1. Intermediate operations</text:h>
      <text:p text:style-name="P12"><text:span text:style-name="Strong_20_Emphasis"><text:span text:style-name="T4">Intermediate operations return the stream itself</text:span></text:span><text:span text:style-name="T2"> so you can chain multiple method calls in a row. Let’s learn important ones.</text:span></text:p>
      <text:h text:style-name="P51" text:outline-level="6">4.1.1. Stream.filter()</text:h>
      <text:p text:style-name="P8">Filter accepts a predicate to filter all elements of the stream. This operation is intermediate which enables us to call another stream operation (e.g. forEach) on the result.</text:p>
      <text:section text:style-name="Sect1" text:name="highlighter_825847">
        <table:table table:name="Table9" table:style-name="Table9">
          <table:table-column table:style-name="Table9.A"/>
          <table:table-row>
            <table:table-cell table:style-name="Table9.A1" office:value-type="string">
              <text:p text:style-name="P48"><text:span text:style-name="Source_20_Text"><text:span text:style-name="T9">memberNames.stream().filter((s) -&gt; s.startsWith(</text:span></text:span><text:span text:style-name="Source_20_Text"><text:span text:style-name="T39">"A"</text:span></text:span><text:span text:style-name="Source_20_Text"><text:span text:style-name="T9">))</text:span></text:span></text:p>
              <text:p text:style-name="P48"><text:span text:style-name="Source_20_Text"><text:span text:style-name="T32">                    </text:span></text:span><text:span text:style-name="Source_20_Text"><text:span text:style-name="T9">.forEach(System.out::println);</text:span></text:span></text:p>
              <text:p text:style-name="P48"><text:span text:style-name="Source_20_Text"><text:span text:style-name="T32">                                </text:span></text:span><text:span text:style-name="T41"> </text:span></text:p>
              <text:p text:style-name="P48"><text:span text:style-name="Source_20_Text"><text:span text:style-name="T9">Output:</text:span></text:span></text:p>
              <text:p text:style-name="P49"> </text:p>
              <text:p text:style-name="P48"><text:span text:style-name="Source_20_Text"><text:span text:style-name="T9">Amitabh</text:span></text:span></text:p>
              <text:p text:style-name="P48"><text:span text:style-name="Source_20_Text"><text:span text:style-name="T9">Aman</text:span></text:span></text:p>
            </table:table-cell>
          </table:table-row>
        </table:table>
      </text:section>
      <text:h text:style-name="P52" text:outline-level="6">4.1.2. Stream.map()</text:h>
      <text:p text:style-name="P8">The intermediate operation map converts each element into another object via the given function. The following example converts each string into an upper-cased string. But you can also use map to transform each object into another type.</text:p>
      <text:section text:style-name="Sect1" text:name="highlighter_976873">
        <table:table table:name="Table10" table:style-name="Table10">
          <table:table-column table:style-name="Table10.A"/>
          <text:soft-page-break/>
          <table:table-row>
            <table:table-cell table:style-name="Table10.A1" office:value-type="string">
              <text:p text:style-name="P48"><text:span text:style-name="Source_20_Text"><text:span text:style-name="T9">memberNames.stream().filter((s) -&gt; s.startsWith(</text:span></text:span><text:span text:style-name="Source_20_Text"><text:span text:style-name="T39">"A"</text:span></text:span><text:span text:style-name="Source_20_Text"><text:span text:style-name="T9">))</text:span></text:span></text:p>
              <text:p text:style-name="P48"><text:span text:style-name="Source_20_Text"><text:span text:style-name="T32">                     </text:span></text:span><text:span text:style-name="Source_20_Text"><text:span text:style-name="T9">.map(String::toUpperCase)</text:span></text:span></text:p>
              <text:p text:style-name="P48"><text:span text:style-name="Source_20_Text"><text:span text:style-name="T32">                     </text:span></text:span><text:span text:style-name="Source_20_Text"><text:span text:style-name="T9">.forEach(System.out::println);</text:span></text:span></text:p>
              <text:p text:style-name="P48"><text:span text:style-name="Source_20_Text"><text:span text:style-name="T32">                            </text:span></text:span><text:span text:style-name="T41"> </text:span></text:p>
              <text:p text:style-name="P48"><text:span text:style-name="Source_20_Text"><text:span text:style-name="T9">Output:</text:span></text:span></text:p>
              <text:p text:style-name="P49"> </text:p>
              <text:p text:style-name="P48"><text:span text:style-name="Source_20_Text"><text:span text:style-name="T9">AMITABH</text:span></text:span></text:p>
              <text:p text:style-name="P48"><text:span text:style-name="Source_20_Text"><text:span text:style-name="T9">AMAN</text:span></text:span></text:p>
            </table:table-cell>
          </table:table-row>
        </table:table>
      </text:section>
      <text:h text:style-name="P52" text:outline-level="6">4.1.2. Stream.sorted()</text:h>
      <text:p text:style-name="P8">Sorted is an intermediate operation which returns a sorted view of the stream. The elements are sorted in natural order unless you pass a custom Comparator.</text:p>
      <text:section text:style-name="Sect1" text:name="highlighter_46142">
        <table:table table:name="Table11" table:style-name="Table11">
          <table:table-column table:style-name="Table11.A"/>
          <table:table-row>
            <table:table-cell table:style-name="Table11.A1" office:value-type="string">
              <text:p text:style-name="P48"><text:span text:style-name="Source_20_Text"><text:span text:style-name="T9">memberNames.stream().sorted()</text:span></text:span></text:p>
              <text:p text:style-name="P48"><text:span text:style-name="Source_20_Text"><text:span text:style-name="T32">                    </text:span></text:span><text:span text:style-name="Source_20_Text"><text:span text:style-name="T9">.map(String::toUpperCase)</text:span></text:span></text:p>
              <text:p text:style-name="P48"><text:span text:style-name="Source_20_Text"><text:span text:style-name="T32">                    </text:span></text:span><text:span text:style-name="Source_20_Text"><text:span text:style-name="T9">.forEach(System.out::println);</text:span></text:span></text:p>
              <text:p text:style-name="P48"><text:span text:style-name="Source_20_Text"><text:span text:style-name="T9">Output:</text:span></text:span></text:p>
              <text:p text:style-name="P49"> </text:p>
              <text:p text:style-name="P48"><text:span text:style-name="Source_20_Text"><text:span text:style-name="T9">AMAN</text:span></text:span></text:p>
              <text:p text:style-name="P48"><text:span text:style-name="Source_20_Text"><text:span text:style-name="T9">AMITABH</text:span></text:span></text:p>
              <text:p text:style-name="P48"><text:span text:style-name="Source_20_Text"><text:span text:style-name="T9">LOKESH</text:span></text:span></text:p>
              <text:p text:style-name="P48"><text:span text:style-name="Source_20_Text"><text:span text:style-name="T9">RAHUL</text:span></text:span></text:p>
              <text:p text:style-name="P48"><text:span text:style-name="Source_20_Text"><text:span text:style-name="T9">SALMAN</text:span></text:span></text:p>
              <text:p text:style-name="P48"><text:span text:style-name="Source_20_Text"><text:span text:style-name="T9">SHAHRUKH</text:span></text:span></text:p>
              <text:p text:style-name="P48"><text:span text:style-name="Source_20_Text"><text:span text:style-name="T9">SHEKHAR</text:span></text:span></text:p>
              <text:p text:style-name="P48"><text:span text:style-name="Source_20_Text"><text:span text:style-name="T9">YANA</text:span></text:span></text:p>
            </table:table-cell>
          </table:table-row>
        </table:table>
      </text:section>
      <text:p text:style-name="P11">Keep in mind that sorted does only create a sorted view of the stream without manipulating the ordering of the backed collection. The ordering of memberNames is untouched.</text:p>
      <text:h text:style-name="P39" text:outline-level="4"><text:bookmark text:name="terminal_stream_operations"/>4.2. Terminal operations</text:h>
      <text:p text:style-name="P12"><text:span text:style-name="Strong_20_Emphasis"><text:span text:style-name="T4">Terminal operations return a result of a certain type</text:span></text:span><text:span text:style-name="T2"> instead of again a Stream.</text:span></text:p>
      <text:h text:style-name="P51" text:outline-level="6">4.2.1. Stream.forEach()</text:h>
      <text:p text:style-name="P8">This method helps in iterating over all elements of a stream and perform some operation on each of them. The operation is passed as lambda expression parameter.</text:p>
      <text:section text:style-name="Sect1" text:name="highlighter_536585">
        <table:table table:name="Table12" table:style-name="Table12">
          <table:table-column table:style-name="Table12.A"/>
          <table:table-row>
            <table:table-cell table:style-name="Table12.A1" office:value-type="string">
              <text:p text:style-name="P48"><text:span text:style-name="Source_20_Text"><text:span text:style-name="T9">memberNames.forEach(System.out::println);</text:span></text:span></text:p>
            </table:table-cell>
          </table:table-row>
        </table:table>
      </text:section>
      <text:h text:style-name="P52" text:outline-level="6"><text:soft-page-break/>4.2.2. Stream.collect()</text:h>
      <text:p text:style-name="P12"><text:span text:style-name="Source_20_Text"><text:span text:style-name="T33">collect()</text:span></text:span><text:span text:style-name="T2"> method used to receive elements from a steam and store them in a collection and mentioned in parameter function.</text:span></text:p>
      <text:section text:style-name="Sect1" text:name="highlighter_919528">
        <table:table table:name="Table13" table:style-name="Table13">
          <table:table-column table:style-name="Table13.A"/>
          <table:table-row>
            <table:table-cell table:style-name="Table13.A1" office:value-type="string">
              <text:p text:style-name="P48"><text:span text:style-name="Source_20_Text"><text:span text:style-name="T9">List&lt;String&gt; memNamesInUppercase = memberNames.stream().sorted()</text:span></text:span></text:p>
              <text:p text:style-name="P48"><text:span text:style-name="Source_20_Text"><text:span text:style-name="T32">                            </text:span></text:span><text:span text:style-name="Source_20_Text"><text:span text:style-name="T9">.map(String::toUpperCase)</text:span></text:span></text:p>
              <text:p text:style-name="P48"><text:span text:style-name="Source_20_Text"><text:span text:style-name="T32">                            </text:span></text:span><text:span text:style-name="Source_20_Text"><text:span text:style-name="T9">.collect(Collectors.toList());</text:span></text:span></text:p>
              <text:p text:style-name="P48"><text:span text:style-name="Source_20_Text"><text:span text:style-name="T32">        </text:span></text:span><text:span text:style-name="T41"> </text:span></text:p>
              <text:p text:style-name="P48"><text:span text:style-name="Source_20_Text"><text:span text:style-name="T9">System.out.print(memNamesInUppercase);</text:span></text:span></text:p>
              <text:p text:style-name="P49"> </text:p>
              <text:p text:style-name="P48"><text:span text:style-name="Source_20_Text"><text:span text:style-name="T9">Outpout: [AMAN, AMITABH, LOKESH, RAHUL, SALMAN, SHAHRUKH, SHEKHAR, YANA]</text:span></text:span></text:p>
            </table:table-cell>
          </table:table-row>
        </table:table>
      </text:section>
      <text:h text:style-name="P52" text:outline-level="6">4.2.3. Stream.match()</text:h>
      <text:p text:style-name="P8">Various matching operations can be used to check whether a certain predicate matches the stream. All of those operations are terminal and return a boolean result.</text:p>
      <text:section text:style-name="Sect1" text:name="highlighter_533473">
        <table:table table:name="Table14" table:style-name="Table14">
          <table:table-column table:style-name="Table14.A"/>
          <table:table-row>
            <table:table-cell table:style-name="Table14.A1" office:value-type="string">
              <text:p text:style-name="P48"><text:span text:style-name="Source_20_Text"><text:span text:style-name="T27">boolean</text:span></text:span><text:span text:style-name="T30"> </text:span><text:span text:style-name="Source_20_Text"><text:span text:style-name="T9">matchedResult = memberNames.stream()</text:span></text:span></text:p>
              <text:p text:style-name="P48"><text:span text:style-name="Source_20_Text"><text:span text:style-name="T32">                    </text:span></text:span><text:span text:style-name="Source_20_Text"><text:span text:style-name="T9">.anyMatch((s) -&gt; s.startsWith(</text:span></text:span><text:span text:style-name="Source_20_Text"><text:span text:style-name="T39">"A"</text:span></text:span><text:span text:style-name="Source_20_Text"><text:span text:style-name="T9">));</text:span></text:span></text:p>
              <text:p text:style-name="P49"> </text:p>
              <text:p text:style-name="P48"><text:span text:style-name="Source_20_Text"><text:span text:style-name="T9">System.out.println(matchedResult);</text:span></text:span></text:p>
              <text:p text:style-name="P49"> </text:p>
              <text:p text:style-name="P48"><text:span text:style-name="Source_20_Text"><text:span text:style-name="T9">matchedResult = memberNames.stream()</text:span></text:span></text:p>
              <text:p text:style-name="P48"><text:span text:style-name="Source_20_Text"><text:span text:style-name="T32">                    </text:span></text:span><text:span text:style-name="Source_20_Text"><text:span text:style-name="T9">.allMatch((s) -&gt; s.startsWith(</text:span></text:span><text:span text:style-name="Source_20_Text"><text:span text:style-name="T39">"A"</text:span></text:span><text:span text:style-name="Source_20_Text"><text:span text:style-name="T9">));</text:span></text:span></text:p>
              <text:p text:style-name="P49"> </text:p>
              <text:p text:style-name="P48"><text:span text:style-name="Source_20_Text"><text:span text:style-name="T9">System.out.println(matchedResult);</text:span></text:span></text:p>
              <text:p text:style-name="P49"> </text:p>
              <text:p text:style-name="P48"><text:span text:style-name="Source_20_Text"><text:span text:style-name="T9">matchedResult = memberNames.stream()</text:span></text:span></text:p>
              <text:p text:style-name="P48"><text:span text:style-name="Source_20_Text"><text:span text:style-name="T32">                    </text:span></text:span><text:span text:style-name="Source_20_Text"><text:span text:style-name="T9">.noneMatch((s) -&gt; s.startsWith(</text:span></text:span><text:span text:style-name="Source_20_Text"><text:span text:style-name="T39">"A"</text:span></text:span><text:span text:style-name="Source_20_Text"><text:span text:style-name="T9">));</text:span></text:span></text:p>
              <text:p text:style-name="P49"> </text:p>
              <text:p text:style-name="P48"><text:span text:style-name="Source_20_Text"><text:span text:style-name="T9">System.out.println(matchedResult);</text:span></text:span></text:p>
              <text:p text:style-name="P49"> </text:p>
              <text:p text:style-name="P48"><text:span text:style-name="Source_20_Text"><text:span text:style-name="T9">Output:</text:span></text:span></text:p>
              <text:p text:style-name="P49"> </text:p>
              <text:p text:style-name="P48"><text:span text:style-name="Source_20_Text"><text:span text:style-name="T27">true</text:span></text:span></text:p>
              <text:p text:style-name="P48"><text:span text:style-name="Source_20_Text"><text:span text:style-name="T27">false</text:span></text:span></text:p>
              <text:p text:style-name="P48"><text:span text:style-name="Source_20_Text"><text:span text:style-name="T27">false</text:span></text:span></text:p>
            </table:table-cell>
          </table:table-row>
        </table:table>
      </text:section>
      <text:h text:style-name="P52" text:outline-level="6"><text:soft-page-break/>4.2.4. Stream.count()</text:h>
      <text:p text:style-name="P8">Count is a terminal operation returning the number of elements in the stream as a long.</text:p>
      <text:section text:style-name="Sect1" text:name="highlighter_464822">
        <table:table table:name="Table15" table:style-name="Table15">
          <table:table-column table:style-name="Table15.A"/>
          <table:table-row>
            <table:table-cell table:style-name="Table15.A1" office:value-type="string">
              <text:p text:style-name="P48"><text:span text:style-name="Source_20_Text"><text:span text:style-name="T27">long</text:span></text:span><text:span text:style-name="T30"> </text:span><text:span text:style-name="Source_20_Text"><text:span text:style-name="T9">totalMatched = memberNames.stream()</text:span></text:span></text:p>
              <text:p text:style-name="P48"><text:span text:style-name="Source_20_Text"><text:span text:style-name="T32">                    </text:span></text:span><text:span text:style-name="Source_20_Text"><text:span text:style-name="T9">.filter((s) -&gt; s.startsWith(</text:span></text:span><text:span text:style-name="Source_20_Text"><text:span text:style-name="T39">"A"</text:span></text:span><text:span text:style-name="Source_20_Text"><text:span text:style-name="T9">))</text:span></text:span></text:p>
              <text:p text:style-name="P48"><text:span text:style-name="Source_20_Text"><text:span text:style-name="T32">                    </text:span></text:span><text:span text:style-name="Source_20_Text"><text:span text:style-name="T9">.count();</text:span></text:span></text:p>
              <text:p text:style-name="P49"> </text:p>
              <text:p text:style-name="P48"><text:span text:style-name="Source_20_Text"><text:span text:style-name="T9">System.out.println(totalMatched);</text:span></text:span></text:p>
              <text:p text:style-name="P49"> </text:p>
              <text:p text:style-name="P48"><text:span text:style-name="Source_20_Text"><text:span text:style-name="T9">Output: </text:span></text:span><text:span text:style-name="Source_20_Text"><text:span text:style-name="T37">2</text:span></text:span></text:p>
            </table:table-cell>
          </table:table-row>
        </table:table>
      </text:section>
      <text:h text:style-name="P52" text:outline-level="6">4.2.5. Stream.reduce()</text:h>
      <text:p text:style-name="P8">This terminal operation performs a reduction on the elements of the stream with the given function. The result is an Optional holding the reduced value.</text:p>
      <text:section text:style-name="Sect1" text:name="highlighter_305741">
        <table:table table:name="Table16" table:style-name="Table16">
          <table:table-column table:style-name="Table16.A"/>
          <table:table-row>
            <table:table-cell table:style-name="Table16.A1" office:value-type="string">
              <text:p text:style-name="P48"><text:span text:style-name="Source_20_Text"><text:span text:style-name="T9">Optional&lt;String&gt; reduced = memberNames.stream()</text:span></text:span></text:p>
              <text:p text:style-name="P48"><text:span text:style-name="Source_20_Text"><text:span text:style-name="T32">                    </text:span></text:span><text:span text:style-name="Source_20_Text"><text:span text:style-name="T9">.reduce((s1,s2) -&gt; s1 + </text:span></text:span><text:span text:style-name="Source_20_Text"><text:span text:style-name="T39">"#"</text:span></text:span><text:span text:style-name="T30"> </text:span><text:span text:style-name="Source_20_Text"><text:span text:style-name="T9">+ s2);</text:span></text:span></text:p>
              <text:p text:style-name="P49"> </text:p>
              <text:p text:style-name="P48"><text:span text:style-name="Source_20_Text"><text:span text:style-name="T9">reduced.ifPresent(System.out::println);</text:span></text:span></text:p>
              <text:p text:style-name="P49"> </text:p>
              <text:p text:style-name="P48"><text:span text:style-name="Source_20_Text"><text:span text:style-name="T9">Output: Amitabh#Shekhar#Aman#Rahul#Shahrukh#Salman#Yana#Lokesh</text:span></text:span></text:p>
            </table:table-cell>
          </table:table-row>
        </table:table>
      </text:section>
      <text:h text:style-name="P42" text:outline-level="2"><text:bookmark text:name="short_circuit_operations"/>5. Stream short-circuit operations</text:h>
      <text:p text:style-name="P8">Though, stream operations are performed on all elements inside a collection satisfying a predicate, It is often desired to break the operation whenever a matching element is encountered during iteration. In external iteration, you will do with if-else block. In internal iteration, there are certain methods you can use for this purpose. Let’s see example of two such methods:</text:p>
      <text:h text:style-name="P39" text:outline-level="4">5.1. Stream.anyMatch()</text:h>
      <text:p text:style-name="P8">This will return true once a condition passed as predicate satisfy. It will not process any more elements.</text:p>
      <text:section text:style-name="Sect1" text:name="highlighter_932523">
        <table:table table:name="Table17" table:style-name="Table17">
          <table:table-column table:style-name="Table17.A"/>
          <table:table-row>
            <table:table-cell table:style-name="Table17.A1" office:value-type="string">
              <text:p text:style-name="P48"><text:span text:style-name="Source_20_Text"><text:span text:style-name="T27">boolean</text:span></text:span><text:span text:style-name="T30"> </text:span><text:span text:style-name="Source_20_Text"><text:span text:style-name="T9">matched = memberNames.stream()</text:span></text:span></text:p>
              <text:p text:style-name="P48"><text:span text:style-name="Source_20_Text"><text:span text:style-name="T32">                    </text:span></text:span><text:span text:style-name="Source_20_Text"><text:span text:style-name="T9">.anyMatch((s) -&gt; s.startsWith(</text:span></text:span><text:span text:style-name="Source_20_Text"><text:span text:style-name="T39">"A"</text:span></text:span><text:span text:style-name="Source_20_Text"><text:span text:style-name="T9">));</text:span></text:span></text:p>
              <text:p text:style-name="P49"> </text:p>
              <text:p text:style-name="P48"><text:span text:style-name="Source_20_Text"><text:span text:style-name="T9">System.out.println(matched);</text:span></text:span></text:p>
              <text:p text:style-name="P49"><text:soft-page-break/> </text:p>
              <text:p text:style-name="P48"><text:span text:style-name="Source_20_Text"><text:span text:style-name="T9">Output: </text:span></text:span><text:span text:style-name="Source_20_Text"><text:span text:style-name="T27">true</text:span></text:span></text:p>
            </table:table-cell>
          </table:table-row>
        </table:table>
      </text:section>
      <text:h text:style-name="P40" text:outline-level="4">5.2. Stream.findFirst()</text:h>
      <text:p text:style-name="P8">It will return first element from stream and then will not process any more element.</text:p>
      <text:section text:style-name="Sect1" text:name="highlighter_649141">
        <table:table table:name="Table18" table:style-name="Table18">
          <table:table-column table:style-name="Table18.A"/>
          <table:table-row>
            <table:table-cell table:style-name="Table18.A1" office:value-type="string">
              <text:p text:style-name="P48"><text:span text:style-name="Source_20_Text"><text:span text:style-name="T9">String firstMatchedName = memberNames.stream()</text:span></text:span></text:p>
              <text:p text:style-name="P48"><text:span text:style-name="Source_20_Text"><text:span text:style-name="T32">                </text:span></text:span><text:span text:style-name="Source_20_Text"><text:span text:style-name="T9">.filter((s) -&gt; s.startsWith(</text:span></text:span><text:span text:style-name="Source_20_Text"><text:span text:style-name="T39">"L"</text:span></text:span><text:span text:style-name="Source_20_Text"><text:span text:style-name="T9">))</text:span></text:span></text:p>
              <text:p text:style-name="P48"><text:span text:style-name="Source_20_Text"><text:span text:style-name="T32">                </text:span></text:span><text:span text:style-name="Source_20_Text"><text:span text:style-name="T9">.findFirst().get();</text:span></text:span></text:p>
              <text:p text:style-name="P49"> </text:p>
              <text:p text:style-name="P48"><text:span text:style-name="Source_20_Text"><text:span text:style-name="T9">System.out.println(firstMatchedName);</text:span></text:span></text:p>
              <text:p text:style-name="P49"> </text:p>
              <text:p text:style-name="P48"><text:span text:style-name="Source_20_Text"><text:span text:style-name="T9">Output: Lokesh</text:span></text:span></text:p>
            </table:table-cell>
          </table:table-row>
        </table:table>
      </text:section>
      <text:h text:style-name="P42" text:outline-level="2"><text:bookmark text:name="parallelism"/>6. Parallelism in Java Steam</text:h>
      <text:p text:style-name="P8">With the Fork/Join framework added in Java SE 7, we have efficient machinery for implementing parallel operations in our applications. But implementing this framework is itself a complex task; and if not done right; is a source of complex multi-threading bugs having potential to crash the application. With the introduction of internal iteration, we got the possibility of operations to be done in parallel.</text:p>
      <text:p text:style-name="P12"><text:span text:style-name="T2">To enable parallelism, all you have to do is to create a parallel stream, instead of sequential stream. And to surprise you, this is really very easy. In any of above listed stream examples, anytime you want to particular job using multiple threads in parallel cores, all you have to call method </text:span><text:span text:style-name="Strong_20_Emphasis"><text:span text:style-name="T4">parallelStream()</text:span></text:span><text:span text:style-name="T2"> method instead of stream() method.</text:span></text:p>
      <text:section text:style-name="Sect1" text:name="highlighter_272846">
        <table:table table:name="Table19" table:style-name="Table19">
          <table:table-column table:style-name="Table19.A"/>
          <table:table-row>
            <table:table-cell table:style-name="Table19.A1" office:value-type="string">
              <text:p text:style-name="P48"><text:span text:style-name="Source_20_Text"><text:span text:style-name="T27">public</text:span></text:span><text:span text:style-name="T30"> </text:span><text:span text:style-name="Source_20_Text"><text:span text:style-name="T27">class</text:span></text:span><text:span text:style-name="T30"> </text:span><text:span text:style-name="Source_20_Text"><text:span text:style-name="T9">StreamBuilders {</text:span></text:span></text:p>
              <text:p text:style-name="P48"><text:span text:style-name="Source_20_Text"><text:span text:style-name="T32">     </text:span></text:span><text:span text:style-name="Source_20_Text"><text:span text:style-name="T27">public</text:span></text:span><text:span text:style-name="T30"> </text:span><text:span text:style-name="Source_20_Text"><text:span text:style-name="T27">static</text:span></text:span><text:span text:style-name="T30"> </text:span><text:span text:style-name="Source_20_Text"><text:span text:style-name="T27">void</text:span></text:span><text:span text:style-name="T30"> </text:span><text:span text:style-name="Source_20_Text"><text:span text:style-name="T9">main(String[] args){</text:span></text:span></text:p>
              <text:p text:style-name="P48"><text:span text:style-name="Source_20_Text"><text:span text:style-name="T32">        </text:span></text:span><text:span text:style-name="Source_20_Text"><text:span text:style-name="T9">List&lt;Integer&gt; list = </text:span></text:span><text:span text:style-name="Source_20_Text"><text:span text:style-name="T27">new</text:span></text:span><text:span text:style-name="T30"> </text:span><text:span text:style-name="Source_20_Text"><text:span text:style-name="T9">ArrayList&lt;Integer&gt;();</text:span></text:span></text:p>
              <text:p text:style-name="P48"><text:span text:style-name="Source_20_Text"><text:span text:style-name="T32">         </text:span></text:span><text:span text:style-name="Source_20_Text"><text:span text:style-name="T27">for</text:span></text:span><text:span text:style-name="Source_20_Text"><text:span text:style-name="T9">(</text:span></text:span><text:span text:style-name="Source_20_Text"><text:span text:style-name="T27">int</text:span></text:span><text:span text:style-name="T30"> </text:span><text:span text:style-name="Source_20_Text"><text:span text:style-name="T9">i = </text:span></text:span><text:span text:style-name="Source_20_Text"><text:span text:style-name="T37">1</text:span></text:span><text:span text:style-name="Source_20_Text"><text:span text:style-name="T9">; i&lt; </text:span></text:span><text:span text:style-name="Source_20_Text"><text:span text:style-name="T37">10</text:span></text:span><text:span text:style-name="Source_20_Text"><text:span text:style-name="T9">; i++){</text:span></text:span></text:p>
              <text:p text:style-name="P48"><text:span text:style-name="Source_20_Text"><text:span text:style-name="T32">             </text:span></text:span><text:span text:style-name="Source_20_Text"><text:span text:style-name="T9">list.add(i);</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32">         </text:span></text:span><text:span text:style-name="Source_20_Text"><text:span text:style-name="T42">//Here creating a parallel stream</text:span></text:span></text:p>
              <text:p text:style-name="P48"><text:span text:style-name="Source_20_Text"><text:span text:style-name="T32">         </text:span></text:span><text:span text:style-name="Source_20_Text"><text:span text:style-name="T9">Stream&lt;Integer&gt; stream = list.parallelStream(); </text:span></text:span></text:p>
              <text:p text:style-name="P48"><text:span text:style-name="Source_20_Text"><text:span text:style-name="T32">         </text:span></text:span><text:span text:style-name="Source_20_Text"><text:span text:style-name="T9">Integer[] evenNumbersArr = stream.filter(i -&gt; i%</text:span></text:span><text:span text:style-name="Source_20_Text"><text:span text:style-name="T37">2</text:span></text:span><text:span text:style-name="T30"> </text:span><text:span text:style-name="Source_20_Text"><text:span text:style-name="T9">==</text:span></text:span><text:span text:style-name="Source_20_Text"><text:span text:style-name="T37">0</text:span></text:span><text:span text:style-name="Source_20_Text"><text:span text:style-name="T9">).toArray(Integer[]::</text:span></text:span><text:span text:style-name="Source_20_Text"><text:span text:style-name="T27">new</text:span></text:span><text:span text:style-name="Source_20_Text"><text:span text:style-name="T9">);</text:span></text:span></text:p>
              <text:p text:style-name="P48"><text:span text:style-name="Source_20_Text"><text:span text:style-name="T32">         </text:span></text:span><text:span text:style-name="Source_20_Text"><text:span text:style-name="T9">System.out.print(evenNumbersArr);</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9">}</text:span></text:span></text:p>
            </table:table-cell>
          </table:table-row>
        </table:table>
      </text:section>
      <text:p text:style-name="P11"><text:soft-page-break/>A key driver for this work is making parallelism more accessible to developers. While the Java platform provides strong support for concurrency and parallelism already, developers face unnecessary impediments in migrating their code from sequential to parallel as needed. Therefore, it is important to encourage idioms that are both sequential- and parallel-friendly. This is facilitated by shifting the focus towards describing what computation should be performed, rather than how it should be performed.</text:p>
      <text:p text:style-name="P8">It is also important to strike the balance between making parallelism easier but not going so far as to make it invisible. Making parallelism transparent would introduce non-determinism and the possibility of data races where users might not expect it.</text:p>
      <text:p text:style-name="P12"><text:span text:style-name="T2">This is all what I wanted to share regarding basics of </text:span><text:span text:style-name="Strong_20_Emphasis"><text:span text:style-name="T4">Stream abstraction introduced in java 8</text:span></text:span><text:span text:style-name="T2">. I will be talking about various other things related to Streams in future posts.</text:span></text:p>
      <text:h text:style-name="P38" text:outline-level="1">Java Stream filter() example</text:h>
      <text:p text:style-name="P3"><text:span text:style-name="T47">By Lokesh Gupta | Filed Under: </text:span><text:a xlink:type="simple" xlink:href="https://howtodoinjava.com/java8/" text:style-name="Internet_20_link" text:visited-style-name="Visited_20_Internet_20_Link"><text:span text:style-name="T48">Java 8</text:span></text:a></text:p>
      <text:p text:style-name="P12"><text:span text:style-name="T2">Learn to use </text:span><text:span text:style-name="Strong_20_Emphasis"><text:span text:style-name="T4">Stream.filter(Predicate condition)</text:span></text:span><text:span text:style-name="T2"> method to traverse all the elements and filter out all elements which do not match a given condition through </text:span><text:a xlink:type="simple" xlink:href="https://howtodoinjava.com/java8/how-to-use-predicate-in-java-8/" office:target-frame-name="_blank" xlink:show="new" text:style-name="Internet_20_link" text:visited-style-name="Visited_20_Internet_20_Link"><text:span text:style-name="T20">Predicate</text:span></text:a><text:span text:style-name="T2"> argument.</text:span></text:p>
      <text:h text:style-name="P41" text:outline-level="2">1. Stream filter() method</text:h>
      <text:list xml:id="list2350648491592361726" text:style-name="L2">
        <text:list-item>
          <text:p text:style-name="P13"><text:span text:style-name="T2">This is a </text:span><text:span text:style-name="Strong_20_Emphasis"><text:span text:style-name="T4">intermediate</text:span></text:span><text:span text:style-name="T2"> operation.</text:span></text:p>
        </text:list-item>
        <text:list-item>
          <text:p text:style-name="P22">Returns a stream consisting of the elements of this stream that match the given predicate.</text:p>
        </text:list-item>
        <text:list-item>
          <text:p text:style-name="P29"><text:span text:style-name="T2">The </text:span><text:span text:style-name="Source_20_Text"><text:span text:style-name="T33">filter()</text:span></text:span><text:span text:style-name="T2"> argument shall be </text:span><text:span text:style-name="Strong_20_Emphasis"><text:span text:style-name="T4">stateless predicate</text:span></text:span><text:span text:style-name="T2"> to apply to each element to determine if it should be included.</text:span></text:p>
        </text:list-item>
        <text:list-item>
          <text:p text:style-name="P29"><text:span text:style-name="Source_20_Text"><text:span text:style-name="T33">Predicate</text:span></text:span><text:span text:style-name="T2"> is a </text:span><text:a xlink:type="simple" xlink:href="https://howtodoinjava.com/java8/functional-interface-tutorial/" office:target-frame-name="_blank" xlink:show="new" text:style-name="Internet_20_link" text:visited-style-name="Visited_20_Internet_20_Link"><text:span text:style-name="T20">functional interface</text:span></text:a><text:span text:style-name="T2">. So, we can also pass </text:span><text:a xlink:type="simple" xlink:href="https://howtodoinjava.com/java8/lambda-expressions/" office:target-frame-name="_blank" xlink:show="new" text:style-name="Internet_20_link" text:visited-style-name="Visited_20_Internet_20_Link"><text:span text:style-name="T20">lambda expression</text:span></text:a><text:span text:style-name="T2"> also.</text:span></text:p>
        </text:list-item>
        <text:list-item>
          <text:p text:style-name="P29"><text:span text:style-name="T2">It </text:span><text:span text:style-name="Strong_20_Emphasis"><text:span text:style-name="T4">returns a new stream</text:span></text:span><text:span text:style-name="T2"> so we can use other operations applicable to any stream.</text:span></text:p>
        </text:list-item>
      </text:list>
      <text:h text:style-name="P41" text:outline-level="2">2. Stream.filter() method syntax</text:h>
      <text:p text:style-name="P12"><text:span text:style-name="T2">The </text:span><text:span text:style-name="Source_20_Text"><text:span text:style-name="T33">stream()</text:span></text:span><text:span text:style-name="T2"> method syntax is as follows:</text:span></text:p>
      <text:section text:style-name="Sect1" text:name="highlighter_935640">
        <text:p text:style-name="P20">Syntax</text:p>
        <table:table table:name="Table20" table:style-name="Table20">
          <table:table-column table:style-name="Table20.A"/>
          <table:table-row>
            <table:table-cell table:style-name="Table20.A1" office:value-type="string">
              <text:p text:style-name="P48"><text:span text:style-name="Source_20_Text"><text:span text:style-name="T9">Stream&lt;T&gt; filter(Predicate&lt;? </text:span></text:span><text:span text:style-name="Source_20_Text"><text:span text:style-name="T27">super</text:span></text:span><text:span text:style-name="T30"> </text:span><text:span text:style-name="Source_20_Text"><text:span text:style-name="T9">T&gt; </text:span></text:span><text:soft-page-break/><text:span text:style-name="Source_20_Text"><text:span text:style-name="T9">condition) </text:span></text:span></text:p>
            </table:table-cell>
          </table:table-row>
        </table:table>
      </text:section>
      <text:p text:style-name="P12"><text:span text:style-name="Source_20_Text"><text:span text:style-name="T34">Predicate</text:span></text:span><text:span text:style-name="T3"> is a functional interface and represents the condition to filter out the non-matching elements from the stream.</text:span></text:p>
      <text:h text:style-name="P41" text:outline-level="2">3. Java Stream filter() examples</text:h>
      <text:h text:style-name="P39" text:outline-level="4">3.1. Find all even numbers – Lambda expression</text:h>
      <text:p text:style-name="P8">Java example to iterate over stream of integers and print only even numbers.</text:p>
      <text:section text:style-name="Sect1" text:name="highlighter_558740">
        <text:p text:style-name="P20">Find even numbers in stream</text:p>
        <table:table table:name="Table21" table:style-name="Table21">
          <table:table-column table:style-name="Table21.A"/>
          <table:table-row>
            <table:table-cell table:style-name="Table21.A1" office:value-type="string">
              <text:p text:style-name="P48"><text:span text:style-name="Source_20_Text"><text:span text:style-name="T27">import</text:span></text:span><text:span text:style-name="T30"> </text:span><text:span text:style-name="Source_20_Text"><text:span text:style-name="T9">java.util.Arrays;</text:span></text:span></text:p>
              <text:p text:style-name="P48"><text:span text:style-name="Source_20_Text"><text:span text:style-name="T27">import</text:span></text:span><text:span text:style-name="T30"> </text:span><text:span text:style-name="Source_20_Text"><text:span text:style-name="T9">java.util.List;</text:span></text:span></text:p>
              <text:p text:style-name="P49"> </text:p>
              <text:p text:style-name="P48"><text:span text:style-name="Source_20_Text"><text:span text:style-name="T27">public</text:span></text:span><text:span text:style-name="T30"> </text:span><text:span text:style-name="Source_20_Text"><text:span text:style-name="T27">class</text:span></text:span><text:span text:style-name="T30"> </text:span><text:span text:style-name="Source_20_Text"><text:span text:style-name="T9">Main</text:span></text:span></text:p>
              <text:p text:style-name="P48"><text:span text:style-name="Source_20_Text"><text:span text:style-name="T9">{</text:span></text:span></text:p>
              <text:p text:style-name="P48"><text:span text:style-name="Source_20_Text"><text:span text:style-name="T32">    </text:span></text:span><text:span text:style-name="Source_20_Text"><text:span text:style-name="T27">public</text:span></text:span><text:span text:style-name="T30"> </text:span><text:span text:style-name="Source_20_Text"><text:span text:style-name="T27">static</text:span></text:span><text:span text:style-name="T30"> </text:span><text:span text:style-name="Source_20_Text"><text:span text:style-name="T27">void</text:span></text:span><text:span text:style-name="T30"> </text:span><text:span text:style-name="Source_20_Text"><text:span text:style-name="T9">main(String[] args)</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32">        </text:span></text:span><text:span text:style-name="Source_20_Text"><text:span text:style-name="T9">List&lt;Integer&gt; list = Arrays.asList(</text:span></text:span><text:span text:style-name="Source_20_Text"><text:span text:style-name="T37">1</text:span></text:span><text:span text:style-name="Source_20_Text"><text:span text:style-name="T9">, </text:span></text:span><text:span text:style-name="Source_20_Text"><text:span text:style-name="T37">2</text:span></text:span><text:span text:style-name="Source_20_Text"><text:span text:style-name="T9">, </text:span></text:span><text:span text:style-name="Source_20_Text"><text:span text:style-name="T37">3</text:span></text:span><text:span text:style-name="Source_20_Text"><text:span text:style-name="T9">, </text:span></text:span><text:span text:style-name="Source_20_Text"><text:span text:style-name="T37">4</text:span></text:span><text:span text:style-name="Source_20_Text"><text:span text:style-name="T9">, </text:span></text:span><text:span text:style-name="Source_20_Text"><text:span text:style-name="T37">5</text:span></text:span><text:span text:style-name="Source_20_Text"><text:span text:style-name="T9">, </text:span></text:span><text:span text:style-name="Source_20_Text"><text:span text:style-name="T37">6</text:span></text:span><text:span text:style-name="Source_20_Text"><text:span text:style-name="T9">, </text:span></text:span><text:span text:style-name="Source_20_Text"><text:span text:style-name="T37">7</text:span></text:span><text:span text:style-name="Source_20_Text"><text:span text:style-name="T9">, </text:span></text:span><text:span text:style-name="Source_20_Text"><text:span text:style-name="T37">8</text:span></text:span><text:span text:style-name="Source_20_Text"><text:span text:style-name="T9">,</text:span></text:span><text:span text:style-name="Source_20_Text"><text:span text:style-name="T37">9</text:span></text:span><text:span text:style-name="Source_20_Text"><text:span text:style-name="T9">, </text:span></text:span><text:span text:style-name="Source_20_Text"><text:span text:style-name="T37">10</text:span></text:span><text:span text:style-name="Source_20_Text"><text:span text:style-name="T9">);</text:span></text:span></text:p>
              <text:p text:style-name="P49"> </text:p>
              <text:p text:style-name="P48"><text:span text:style-name="Source_20_Text"><text:span text:style-name="T32">        </text:span></text:span><text:span text:style-name="Source_20_Text"><text:span text:style-name="T9">list.stream()</text:span></text:span></text:p>
              <text:p text:style-name="P48"><text:span text:style-name="Source_20_Text"><text:span text:style-name="T32">            </text:span></text:span><text:span text:style-name="Source_20_Text"><text:span text:style-name="T9">.filter(n -&gt; n % </text:span></text:span><text:span text:style-name="Source_20_Text"><text:span text:style-name="T37">2</text:span></text:span><text:span text:style-name="T30"> </text:span><text:span text:style-name="Source_20_Text"><text:span text:style-name="T9">== </text:span></text:span><text:span text:style-name="Source_20_Text"><text:span text:style-name="T37">0</text:span></text:span><text:span text:style-name="Source_20_Text"><text:span text:style-name="T9">)</text:span></text:span></text:p>
              <text:p text:style-name="P48"><text:span text:style-name="Source_20_Text"><text:span text:style-name="T32">            </text:span></text:span><text:span text:style-name="Source_20_Text"><text:span text:style-name="T9">.forEach(System.out::println);</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9">}</text:span></text:span></text:p>
            </table:table-cell>
          </table:table-row>
        </table:table>
      </text:section>
      <text:p text:style-name="P11">Program output.</text:p>
      <text:section text:style-name="Sect1" text:name="highlighter_838516">
        <text:p text:style-name="P20">Console</text:p>
        <table:table table:name="Table22" table:style-name="Table22">
          <table:table-column table:style-name="Table22.A"/>
          <table:table-row>
            <table:table-cell table:style-name="Table22.A1" office:value-type="string">
              <text:p text:style-name="P48"><text:span text:style-name="Source_20_Text"><text:span text:style-name="T37">2</text:span></text:span></text:p>
              <text:p text:style-name="P48"><text:span text:style-name="Source_20_Text"><text:span text:style-name="T37">4</text:span></text:span></text:p>
              <text:p text:style-name="P48"><text:span text:style-name="Source_20_Text"><text:span text:style-name="T37">6</text:span></text:span></text:p>
              <text:p text:style-name="P48"><text:span text:style-name="Source_20_Text"><text:span text:style-name="T37">8</text:span></text:span></text:p>
              <text:p text:style-name="P48"><text:span text:style-name="Source_20_Text"><text:span text:style-name="T37">10</text:span></text:span></text:p>
            </table:table-cell>
          </table:table-row>
        </table:table>
      </text:section>
      <text:h text:style-name="P40" text:outline-level="4">3.2. Find all even numbers – Predicate class</text:h>
      <text:p text:style-name="P8">Java example to iterate over stream of integers and print only even numbers. This example uses Predicate class in place of lambda expression, though both are same things.</text:p>
      <text:section text:style-name="Sect1" text:name="highlighter_283329">
        <text:p text:style-name="P20">Find even numbers in stream</text:p>
        <table:table table:name="Table23" table:style-name="Table23">
          <table:table-column table:style-name="Table23.A"/>
          <table:table-row>
            <table:table-cell table:style-name="Table23.A1" office:value-type="string">
              <text:p text:style-name="P48"><text:span text:style-name="Source_20_Text"><text:span text:style-name="T27">import</text:span></text:span><text:span text:style-name="T30"> </text:span><text:span text:style-name="Source_20_Text"><text:span text:style-name="T9">java.util.Arrays;</text:span></text:span><text:soft-page-break/></text:p>
              <text:p text:style-name="P48"><text:span text:style-name="Source_20_Text"><text:span text:style-name="T27">import</text:span></text:span><text:span text:style-name="T30"> </text:span><text:span text:style-name="Source_20_Text"><text:span text:style-name="T9">java.util.List;</text:span></text:span></text:p>
              <text:p text:style-name="P48"><text:span text:style-name="Source_20_Text"><text:span text:style-name="T27">import</text:span></text:span><text:span text:style-name="T30"> </text:span><text:span text:style-name="Source_20_Text"><text:span text:style-name="T9">java.util.function.Predicate;</text:span></text:span></text:p>
              <text:p text:style-name="P49"> </text:p>
              <text:p text:style-name="P48"><text:span text:style-name="Source_20_Text"><text:span text:style-name="T27">public</text:span></text:span><text:span text:style-name="T30"> </text:span><text:span text:style-name="Source_20_Text"><text:span text:style-name="T27">class</text:span></text:span><text:span text:style-name="T30"> </text:span><text:span text:style-name="Source_20_Text"><text:span text:style-name="T9">Main</text:span></text:span></text:p>
              <text:p text:style-name="P48"><text:span text:style-name="Source_20_Text"><text:span text:style-name="T9">{</text:span></text:span></text:p>
              <text:p text:style-name="P48"><text:span text:style-name="Source_20_Text"><text:span text:style-name="T32">    </text:span></text:span><text:span text:style-name="Source_20_Text"><text:span text:style-name="T27">public</text:span></text:span><text:span text:style-name="T30"> </text:span><text:span text:style-name="Source_20_Text"><text:span text:style-name="T27">static</text:span></text:span><text:span text:style-name="T30"> </text:span><text:span text:style-name="Source_20_Text"><text:span text:style-name="T27">void</text:span></text:span><text:span text:style-name="T30"> </text:span><text:span text:style-name="Source_20_Text"><text:span text:style-name="T9">main(String[] args)</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32">        </text:span></text:span><text:span text:style-name="Source_20_Text"><text:span text:style-name="T9">List&lt;Integer&gt; list = Arrays.asList(</text:span></text:span><text:span text:style-name="Source_20_Text"><text:span text:style-name="T37">1</text:span></text:span><text:span text:style-name="Source_20_Text"><text:span text:style-name="T9">, </text:span></text:span><text:span text:style-name="Source_20_Text"><text:span text:style-name="T37">2</text:span></text:span><text:span text:style-name="Source_20_Text"><text:span text:style-name="T9">, </text:span></text:span><text:span text:style-name="Source_20_Text"><text:span text:style-name="T37">3</text:span></text:span><text:span text:style-name="Source_20_Text"><text:span text:style-name="T9">, </text:span></text:span><text:span text:style-name="Source_20_Text"><text:span text:style-name="T37">4</text:span></text:span><text:span text:style-name="Source_20_Text"><text:span text:style-name="T9">, </text:span></text:span><text:span text:style-name="Source_20_Text"><text:span text:style-name="T37">5</text:span></text:span><text:span text:style-name="Source_20_Text"><text:span text:style-name="T9">, </text:span></text:span><text:span text:style-name="Source_20_Text"><text:span text:style-name="T37">6</text:span></text:span><text:span text:style-name="Source_20_Text"><text:span text:style-name="T9">, </text:span></text:span><text:span text:style-name="Source_20_Text"><text:span text:style-name="T37">7</text:span></text:span><text:span text:style-name="Source_20_Text"><text:span text:style-name="T9">, </text:span></text:span><text:span text:style-name="Source_20_Text"><text:span text:style-name="T37">8</text:span></text:span><text:span text:style-name="Source_20_Text"><text:span text:style-name="T9">,</text:span></text:span><text:span text:style-name="Source_20_Text"><text:span text:style-name="T37">9</text:span></text:span><text:span text:style-name="Source_20_Text"><text:span text:style-name="T9">, </text:span></text:span><text:span text:style-name="Source_20_Text"><text:span text:style-name="T37">10</text:span></text:span><text:span text:style-name="Source_20_Text"><text:span text:style-name="T9">);</text:span></text:span></text:p>
              <text:p text:style-name="P48"><text:span text:style-name="Source_20_Text"><text:span text:style-name="T32">        </text:span></text:span><text:span text:style-name="T41"> </text:span></text:p>
              <text:p text:style-name="P48"><text:span text:style-name="Source_20_Text"><text:span text:style-name="T32">        </text:span></text:span><text:span text:style-name="Source_20_Text"><text:span text:style-name="T9">Predicate&lt;Integer&gt; condition = </text:span></text:span><text:span text:style-name="Source_20_Text"><text:span text:style-name="T27">new</text:span></text:span><text:span text:style-name="T30"> </text:span><text:span text:style-name="Source_20_Text"><text:span text:style-name="T9">Predicate&lt;Integer&gt;()</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32">            </text:span></text:span><text:span text:style-name="Source_20_Text"><text:span text:style-name="T44">@Override</text:span></text:span></text:p>
              <text:p text:style-name="P48"><text:span text:style-name="Source_20_Text"><text:span text:style-name="T32">            </text:span></text:span><text:span text:style-name="Source_20_Text"><text:span text:style-name="T27">public</text:span></text:span><text:span text:style-name="T30"> </text:span><text:span text:style-name="Source_20_Text"><text:span text:style-name="T27">boolean</text:span></text:span><text:span text:style-name="T30"> </text:span><text:span text:style-name="Source_20_Text"><text:span text:style-name="T9">test(Integer n) {</text:span></text:span></text:p>
              <text:p text:style-name="P48"><text:span text:style-name="Source_20_Text"><text:span text:style-name="T32">                </text:span></text:span><text:span text:style-name="Source_20_Text"><text:span text:style-name="T27">if</text:span></text:span><text:span text:style-name="T30"> </text:span><text:span text:style-name="Source_20_Text"><text:span text:style-name="T9">(n % </text:span></text:span><text:span text:style-name="Source_20_Text"><text:span text:style-name="T37">2</text:span></text:span><text:span text:style-name="T30"> </text:span><text:span text:style-name="Source_20_Text"><text:span text:style-name="T9">== </text:span></text:span><text:span text:style-name="Source_20_Text"><text:span text:style-name="T37">0</text:span></text:span><text:span text:style-name="Source_20_Text"><text:span text:style-name="T9">) {</text:span></text:span></text:p>
              <text:p text:style-name="P48"><text:span text:style-name="Source_20_Text"><text:span text:style-name="T32">                    </text:span></text:span><text:span text:style-name="Source_20_Text"><text:span text:style-name="T27">return</text:span></text:span><text:span text:style-name="T30"> </text:span><text:span text:style-name="Source_20_Text"><text:span text:style-name="T27">true</text:span></text:span><text:span text:style-name="Source_20_Text"><text:span text:style-name="T9">;</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32">                </text:span></text:span><text:span text:style-name="Source_20_Text"><text:span text:style-name="T27">return</text:span></text:span><text:span text:style-name="T30"> </text:span><text:span text:style-name="Source_20_Text"><text:span text:style-name="T27">false</text:span></text:span><text:span text:style-name="Source_20_Text"><text:span text:style-name="T9">;</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32">        </text:span></text:span><text:span text:style-name="Source_20_Text"><text:span text:style-name="T9">};</text:span></text:span></text:p>
              <text:p text:style-name="P49"> </text:p>
              <text:p text:style-name="P48"><text:span text:style-name="Source_20_Text"><text:span text:style-name="T32">        </text:span></text:span><text:span text:style-name="Source_20_Text"><text:span text:style-name="T9">list.stream().filter(condition).forEach(System.out::println);</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9">}</text:span></text:span></text:p>
            </table:table-cell>
          </table:table-row>
        </table:table>
      </text:section>
      <text:p text:style-name="P11">Program output.</text:p>
      <text:section text:style-name="Sect1" text:name="highlighter_499353">
        <text:p text:style-name="P20">Console</text:p>
        <table:table table:name="Table24" table:style-name="Table24">
          <table:table-column table:style-name="Table24.A"/>
          <table:table-row>
            <table:table-cell table:style-name="Table24.A1" office:value-type="string">
              <text:p text:style-name="P48"><text:span text:style-name="Source_20_Text"><text:span text:style-name="T37">2</text:span></text:span></text:p>
              <text:p text:style-name="P48"><text:span text:style-name="Source_20_Text"><text:span text:style-name="T37">4</text:span></text:span></text:p>
              <text:p text:style-name="P48"><text:span text:style-name="Source_20_Text"><text:span text:style-name="T37">6</text:span></text:span></text:p>
              <text:p text:style-name="P48"><text:span text:style-name="Source_20_Text"><text:span text:style-name="T37">8</text:span></text:span></text:p>
              <text:p text:style-name="P48"><text:span text:style-name="Source_20_Text"><text:span text:style-name="T37">10</text:span></text:span></text:p>
            </table:table-cell>
          </table:table-row>
        </table:table>
      </text:section>
      <text:h text:style-name="P40" text:outline-level="4">3.3. Filter even numbers and collect into new list</text:h>
      <text:p text:style-name="P12"><text:span text:style-name="T2">We can use the </text:span><text:span text:style-name="Strong_20_Emphasis"><text:span text:style-name="T4">collect()</text:span></text:span><text:span text:style-name="T2"> method to collect the stream of even numbers and converts it into a list.</text:span></text:p>
      <text:section text:style-name="Sect1" text:name="highlighter_802834">
        <text:p text:style-name="P20">Find even numbers in stream and collect to a new list</text:p>
        <table:table table:name="Table25" table:style-name="Table25">
          <table:table-column table:style-name="Table25.A"/>
          <text:soft-page-break/>
          <table:table-row>
            <table:table-cell table:style-name="Table25.A1" office:value-type="string">
              <text:p text:style-name="P48"><text:span text:style-name="Source_20_Text"><text:span text:style-name="T27">import</text:span></text:span><text:span text:style-name="T30"> </text:span><text:span text:style-name="Source_20_Text"><text:span text:style-name="T9">java.util.Arrays;</text:span></text:span></text:p>
              <text:p text:style-name="P48"><text:span text:style-name="Source_20_Text"><text:span text:style-name="T27">import</text:span></text:span><text:span text:style-name="T30"> </text:span><text:span text:style-name="Source_20_Text"><text:span text:style-name="T9">java.util.List;</text:span></text:span></text:p>
              <text:p text:style-name="P48"><text:span text:style-name="Source_20_Text"><text:span text:style-name="T27">import</text:span></text:span><text:span text:style-name="T30"> </text:span><text:span text:style-name="Source_20_Text"><text:span text:style-name="T9">java.util.stream.Collectors;</text:span></text:span></text:p>
              <text:p text:style-name="P49"> </text:p>
              <text:p text:style-name="P48"><text:span text:style-name="Source_20_Text"><text:span text:style-name="T27">public</text:span></text:span><text:span text:style-name="T30"> </text:span><text:span text:style-name="Source_20_Text"><text:span text:style-name="T27">class</text:span></text:span><text:span text:style-name="T30"> </text:span><text:span text:style-name="Source_20_Text"><text:span text:style-name="T9">Main</text:span></text:span></text:p>
              <text:p text:style-name="P48"><text:span text:style-name="Source_20_Text"><text:span text:style-name="T9">{</text:span></text:span></text:p>
              <text:p text:style-name="P48"><text:span text:style-name="Source_20_Text"><text:span text:style-name="T32">    </text:span></text:span><text:span text:style-name="Source_20_Text"><text:span text:style-name="T27">public</text:span></text:span><text:span text:style-name="T30"> </text:span><text:span text:style-name="Source_20_Text"><text:span text:style-name="T27">static</text:span></text:span><text:span text:style-name="T30"> </text:span><text:span text:style-name="Source_20_Text"><text:span text:style-name="T27">void</text:span></text:span><text:span text:style-name="T30"> </text:span><text:span text:style-name="Source_20_Text"><text:span text:style-name="T9">main(String[] args)</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32">        </text:span></text:span><text:span text:style-name="Source_20_Text"><text:span text:style-name="T9">List&lt;Integer&gt; list = Arrays.asList(</text:span></text:span><text:span text:style-name="Source_20_Text"><text:span text:style-name="T37">1</text:span></text:span><text:span text:style-name="Source_20_Text"><text:span text:style-name="T9">, </text:span></text:span><text:span text:style-name="Source_20_Text"><text:span text:style-name="T37">2</text:span></text:span><text:span text:style-name="Source_20_Text"><text:span text:style-name="T9">, </text:span></text:span><text:span text:style-name="Source_20_Text"><text:span text:style-name="T37">3</text:span></text:span><text:span text:style-name="Source_20_Text"><text:span text:style-name="T9">, </text:span></text:span><text:span text:style-name="Source_20_Text"><text:span text:style-name="T37">4</text:span></text:span><text:span text:style-name="Source_20_Text"><text:span text:style-name="T9">, </text:span></text:span><text:span text:style-name="Source_20_Text"><text:span text:style-name="T37">5</text:span></text:span><text:span text:style-name="Source_20_Text"><text:span text:style-name="T9">, </text:span></text:span><text:span text:style-name="Source_20_Text"><text:span text:style-name="T37">6</text:span></text:span><text:span text:style-name="Source_20_Text"><text:span text:style-name="T9">, </text:span></text:span><text:span text:style-name="Source_20_Text"><text:span text:style-name="T37">7</text:span></text:span><text:span text:style-name="Source_20_Text"><text:span text:style-name="T9">, </text:span></text:span><text:span text:style-name="Source_20_Text"><text:span text:style-name="T37">8</text:span></text:span><text:span text:style-name="Source_20_Text"><text:span text:style-name="T9">,</text:span></text:span><text:span text:style-name="Source_20_Text"><text:span text:style-name="T37">9</text:span></text:span><text:span text:style-name="Source_20_Text"><text:span text:style-name="T9">, </text:span></text:span><text:span text:style-name="Source_20_Text"><text:span text:style-name="T37">10</text:span></text:span><text:span text:style-name="Source_20_Text"><text:span text:style-name="T9">);</text:span></text:span></text:p>
              <text:p text:style-name="P49"> </text:p>
              <text:p text:style-name="P48"><text:span text:style-name="Source_20_Text"><text:span text:style-name="T32">        </text:span></text:span><text:span text:style-name="Source_20_Text"><text:span text:style-name="T9">List&lt;Integer&gt; evenNumbers = list.stream()</text:span></text:span></text:p>
              <text:p text:style-name="P48"><text:span text:style-name="Source_20_Text"><text:span text:style-name="T32">                    </text:span></text:span><text:span text:style-name="Source_20_Text"><text:span text:style-name="T9">.filter(n -&gt; n % </text:span></text:span><text:span text:style-name="Source_20_Text"><text:span text:style-name="T37">2</text:span></text:span><text:span text:style-name="T30"> </text:span><text:span text:style-name="Source_20_Text"><text:span text:style-name="T9">== </text:span></text:span><text:span text:style-name="Source_20_Text"><text:span text:style-name="T37">0</text:span></text:span><text:span text:style-name="Source_20_Text"><text:span text:style-name="T9">)</text:span></text:span></text:p>
              <text:p text:style-name="P48"><text:span text:style-name="Source_20_Text"><text:span text:style-name="T32">                    </text:span></text:span><text:span text:style-name="Source_20_Text"><text:span text:style-name="T9">.collect(Collectors.toList());</text:span></text:span></text:p>
              <text:p text:style-name="P48"><text:span text:style-name="Source_20_Text"><text:span text:style-name="T32">        </text:span></text:span><text:span text:style-name="T41"> </text:span></text:p>
              <text:p text:style-name="P48"><text:span text:style-name="Source_20_Text"><text:span text:style-name="T32">        </text:span></text:span><text:span text:style-name="Source_20_Text"><text:span text:style-name="T9">System.out.println(evenNumbers);</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9">}</text:span></text:span></text:p>
            </table:table-cell>
          </table:table-row>
        </table:table>
      </text:section>
      <text:p text:style-name="P11">Program output.</text:p>
      <text:section text:style-name="Sect1" text:name="highlighter_241478">
        <text:p text:style-name="P20">Console</text:p>
        <table:table table:name="Table26" table:style-name="Table26">
          <table:table-column table:style-name="Table26.A"/>
          <table:table-row>
            <table:table-cell table:style-name="Table26.A1" office:value-type="string">
              <text:p text:style-name="P48"><text:span text:style-name="Source_20_Text"><text:span text:style-name="T9">[</text:span></text:span><text:span text:style-name="Source_20_Text"><text:span text:style-name="T37">2</text:span></text:span><text:span text:style-name="Source_20_Text"><text:span text:style-name="T9">, </text:span></text:span><text:span text:style-name="Source_20_Text"><text:span text:style-name="T37">4</text:span></text:span><text:span text:style-name="Source_20_Text"><text:span text:style-name="T9">, </text:span></text:span><text:span text:style-name="Source_20_Text"><text:span text:style-name="T37">6</text:span></text:span><text:span text:style-name="Source_20_Text"><text:span text:style-name="T9">, </text:span></text:span><text:span text:style-name="Source_20_Text"><text:span text:style-name="T37">8</text:span></text:span><text:span text:style-name="Source_20_Text"><text:span text:style-name="T9">, </text:span></text:span><text:span text:style-name="Source_20_Text"><text:span text:style-name="T37">10</text:span></text:span><text:span text:style-name="Source_20_Text"><text:span text:style-name="T9">]</text:span></text:span></text:p>
            </table:table-cell>
          </table:table-row>
        </table:table>
      </text:section>
      <text:h text:style-name="P40" text:outline-level="4">3.4. Filter even numbers and get squares</text:h>
      <text:p text:style-name="P12"><text:span text:style-name="T2">We can use the </text:span><text:span text:style-name="Strong_20_Emphasis"><text:span text:style-name="T4">map()</text:span></text:span><text:span text:style-name="T2"> method to collect the stream of even numbers and then convert each number to it’s square before collecting it to a new list.</text:span></text:p>
      <text:section text:style-name="Sect1" text:name="highlighter_633212">
        <text:p text:style-name="P20">Find even numbers in stream and collect the squares</text:p>
        <table:table table:name="Table27" table:style-name="Table27">
          <table:table-column table:style-name="Table27.A"/>
          <text:soft-page-break/>
          <table:table-row>
            <table:table-cell table:style-name="Table27.A1" office:value-type="string">
              <text:p text:style-name="P48"><text:span text:style-name="Source_20_Text"><text:span text:style-name="T27">import</text:span></text:span><text:span text:style-name="T30"> </text:span><text:span text:style-name="Source_20_Text"><text:span text:style-name="T9">java.util.Arrays;</text:span></text:span></text:p>
              <text:p text:style-name="P48"><text:span text:style-name="Source_20_Text"><text:span text:style-name="T27">import</text:span></text:span><text:span text:style-name="T30"> </text:span><text:span text:style-name="Source_20_Text"><text:span text:style-name="T9">java.util.List;</text:span></text:span></text:p>
              <text:p text:style-name="P48"><text:span text:style-name="Source_20_Text"><text:span text:style-name="T27">import</text:span></text:span><text:span text:style-name="T30"> </text:span><text:span text:style-name="Source_20_Text"><text:span text:style-name="T9">java.util.stream.Collectors;</text:span></text:span></text:p>
              <text:p text:style-name="P49"> </text:p>
              <text:p text:style-name="P48"><text:span text:style-name="Source_20_Text"><text:span text:style-name="T27">public</text:span></text:span><text:span text:style-name="T30"> </text:span><text:span text:style-name="Source_20_Text"><text:span text:style-name="T27">class</text:span></text:span><text:span text:style-name="T30"> </text:span><text:span text:style-name="Source_20_Text"><text:span text:style-name="T9">Main</text:span></text:span></text:p>
              <text:p text:style-name="P48"><text:span text:style-name="Source_20_Text"><text:span text:style-name="T9">{</text:span></text:span></text:p>
              <text:p text:style-name="P48"><text:span text:style-name="Source_20_Text"><text:span text:style-name="T32">    </text:span></text:span><text:span text:style-name="Source_20_Text"><text:span text:style-name="T27">public</text:span></text:span><text:span text:style-name="T30"> </text:span><text:span text:style-name="Source_20_Text"><text:span text:style-name="T27">static</text:span></text:span><text:span text:style-name="T30"> </text:span><text:span text:style-name="Source_20_Text"><text:span text:style-name="T27">void</text:span></text:span><text:span text:style-name="T30"> </text:span><text:span text:style-name="Source_20_Text"><text:span text:style-name="T9">main(String[] args)</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32">        </text:span></text:span><text:span text:style-name="Source_20_Text"><text:span text:style-name="T9">List&lt;Integer&gt; list = Arrays.asList(</text:span></text:span><text:span text:style-name="Source_20_Text"><text:span text:style-name="T37">1</text:span></text:span><text:span text:style-name="Source_20_Text"><text:span text:style-name="T9">, </text:span></text:span><text:span text:style-name="Source_20_Text"><text:span text:style-name="T37">2</text:span></text:span><text:span text:style-name="Source_20_Text"><text:span text:style-name="T9">, </text:span></text:span><text:span text:style-name="Source_20_Text"><text:span text:style-name="T37">3</text:span></text:span><text:span text:style-name="Source_20_Text"><text:span text:style-name="T9">, </text:span></text:span><text:span text:style-name="Source_20_Text"><text:span text:style-name="T37">4</text:span></text:span><text:span text:style-name="Source_20_Text"><text:span text:style-name="T9">, </text:span></text:span><text:span text:style-name="Source_20_Text"><text:span text:style-name="T37">5</text:span></text:span><text:span text:style-name="Source_20_Text"><text:span text:style-name="T9">, </text:span></text:span><text:span text:style-name="Source_20_Text"><text:span text:style-name="T37">6</text:span></text:span><text:span text:style-name="Source_20_Text"><text:span text:style-name="T9">, </text:span></text:span><text:span text:style-name="Source_20_Text"><text:span text:style-name="T37">7</text:span></text:span><text:span text:style-name="Source_20_Text"><text:span text:style-name="T9">, </text:span></text:span><text:span text:style-name="Source_20_Text"><text:span text:style-name="T37">8</text:span></text:span><text:span text:style-name="Source_20_Text"><text:span text:style-name="T9">,</text:span></text:span><text:span text:style-name="Source_20_Text"><text:span text:style-name="T37">9</text:span></text:span><text:span text:style-name="Source_20_Text"><text:span text:style-name="T9">, </text:span></text:span><text:span text:style-name="Source_20_Text"><text:span text:style-name="T37">10</text:span></text:span><text:span text:style-name="Source_20_Text"><text:span text:style-name="T9">);</text:span></text:span></text:p>
              <text:p text:style-name="P49"> </text:p>
              <text:p text:style-name="P48"><text:span text:style-name="Source_20_Text"><text:span text:style-name="T32">        </text:span></text:span><text:span text:style-name="Source_20_Text"><text:span text:style-name="T9">List&lt;Integer&gt; evenNumbers = list.stream()</text:span></text:span></text:p>
              <text:p text:style-name="P48"><text:span text:style-name="Source_20_Text"><text:span text:style-name="T32">                    </text:span></text:span><text:span text:style-name="Source_20_Text"><text:span text:style-name="T9">.filter(n -&gt; n % </text:span></text:span><text:span text:style-name="Source_20_Text"><text:span text:style-name="T37">2</text:span></text:span><text:span text:style-name="T30"> </text:span><text:span text:style-name="Source_20_Text"><text:span text:style-name="T9">== </text:span></text:span><text:span text:style-name="Source_20_Text"><text:span text:style-name="T37">0</text:span></text:span><text:span text:style-name="Source_20_Text"><text:span text:style-name="T9">)</text:span></text:span></text:p>
              <text:p text:style-name="P48"><text:span text:style-name="Source_20_Text"><text:span text:style-name="T32">                    </text:span></text:span><text:span text:style-name="Source_20_Text"><text:span text:style-name="T9">.map(n -&gt; n * n)</text:span></text:span></text:p>
              <text:p text:style-name="P48"><text:span text:style-name="Source_20_Text"><text:span text:style-name="T32">                    </text:span></text:span><text:span text:style-name="Source_20_Text"><text:span text:style-name="T9">.collect(Collectors.toList());</text:span></text:span></text:p>
              <text:p text:style-name="P48"><text:span text:style-name="Source_20_Text"><text:span text:style-name="T32">        </text:span></text:span><text:span text:style-name="T41"> </text:span></text:p>
              <text:p text:style-name="P48"><text:span text:style-name="Source_20_Text"><text:span text:style-name="T32">        </text:span></text:span><text:span text:style-name="Source_20_Text"><text:span text:style-name="T9">System.out.println(evenNumbers);</text:span></text:span></text:p>
              <text:p text:style-name="P48"><text:span text:style-name="Source_20_Text"><text:span text:style-name="T32">    </text:span></text:span><text:span text:style-name="Source_20_Text"><text:span text:style-name="T9">}</text:span></text:span></text:p>
              <text:p text:style-name="P50"><text:span text:style-name="Source_20_Text"><text:span text:style-name="T9">}</text:span></text:span></text:p>
            </table:table-cell>
          </table:table-row>
        </table:table>
      </text:section>
      <text:p text:style-name="Standard"/>
      <text:h text:style-name="P38" text:outline-level="1">Java Stream map() example</text:h>
      <text:p text:style-name="P3"><text:span text:style-name="T47">By Lokesh Gupta | Filed Under: </text:span><text:a xlink:type="simple" xlink:href="https://howtodoinjava.com/java8/" text:style-name="Internet_20_link" text:visited-style-name="Visited_20_Internet_20_Link"><text:span text:style-name="T48">Java 8</text:span></text:a></text:p>
      <text:p text:style-name="P12"><text:span text:style-name="T2">Learn to use </text:span><text:span text:style-name="Strong_20_Emphasis"><text:span text:style-name="T4">Stream map()</text:span></text:span><text:span text:style-name="T2"> method which produces one output value of a different type </text:span><text:span text:style-name="Source_20_Text"><text:span text:style-name="T33">'X'</text:span></text:span><text:span text:style-name="T2"> for each input value of type </text:span><text:span text:style-name="Source_20_Text"><text:span text:style-name="T33">'Y'</text:span></text:span><text:span text:style-name="T2">.</text:span></text:p>
      <text:p text:style-name="P37"><text:span text:style-name="Source_20_Text"><text:span text:style-name="T33">Stream.map()</text:span></text:span><text:span text:style-name="T2"> converts </text:span><text:span text:style-name="Source_20_Text"><text:span text:style-name="T33">Stream&lt;X&gt;</text:span></text:span><text:span text:style-name="T2"> to </text:span><text:span text:style-name="Source_20_Text"><text:span text:style-name="T33">Stream&lt;Y&gt;</text:span></text:span><text:span text:style-name="T2">. For each </text:span><text:span text:style-name="Source_20_Text"><text:span text:style-name="T33">X,</text:span></text:span><text:span text:style-name="T2"> a </text:span><text:span text:style-name="Source_20_Text"><text:span text:style-name="T33">Y</text:span></text:span><text:span text:style-name="T2"> is created and put in new stream.</text:span></text:p>
      <text:h text:style-name="P41" text:outline-level="2">1. Stream.map() method</text:h>
      <text:h text:style-name="P39" text:outline-level="4">1.1. Description</text:h>
      <text:list xml:id="list7273108344460669389" text:style-name="L3">
        <text:list-item>
          <text:p text:style-name="P14"><text:span text:style-name="T2">It is an </text:span><text:span text:style-name="Strong_20_Emphasis"><text:span text:style-name="T4">intermediate</text:span></text:span><text:span text:style-name="T2"> operation and return another stream as method output return value.</text:span></text:p>
        </text:list-item>
        <text:list-item>
          <text:p text:style-name="P23"><text:soft-page-break/>Returns a stream consisting of the results of applying the given function to the elements of this stream.</text:p>
        </text:list-item>
        <text:list-item>
          <text:p text:style-name="P30"><text:span text:style-name="T2">The map operation takes a </text:span><text:span text:style-name="Source_20_Text"><text:span text:style-name="T33">Function</text:span></text:span><text:span text:style-name="T2">, which is called for each value in the input stream and produces one result value, which is sent to the output stream.</text:span></text:p>
        </text:list-item>
        <text:list-item>
          <text:p text:style-name="P30"><text:span text:style-name="T2">The function used for transformation in </text:span><text:span text:style-name="Source_20_Text"><text:span text:style-name="T33">map()</text:span></text:span><text:span text:style-name="T2"> is a stateless function and returns only a </text:span><text:span text:style-name="Strong_20_Emphasis"><text:span text:style-name="T4">single value</text:span></text:span><text:span text:style-name="T2">.</text:span></text:p>
        </text:list-item>
        <text:list-item>
          <text:p text:style-name="P30"><text:span text:style-name="Source_20_Text"><text:span text:style-name="T33">map()</text:span></text:span><text:span text:style-name="T2"> method is used when we want to convert a stream of X to stream of Y.</text:span></text:p>
        </text:list-item>
        <text:list-item>
          <text:p text:style-name="P23">Each mapped stream is closed after its contents have been placed into new output stream.</text:p>
        </text:list-item>
        <text:list-item>
          <text:p text:style-name="P30"><text:span text:style-name="Source_20_Text"><text:span text:style-name="T33">map()</text:span></text:span><text:span text:style-name="T2"> operation does not flatten the stream as </text:span><text:span text:style-name="Source_20_Text"><text:span text:style-name="T33">flatMap()</text:span></text:span><text:span text:style-name="T2"> operation does.</text:span></text:p>
        </text:list-item>
      </text:list>
      <text:h text:style-name="P39" text:outline-level="4">1.2. Syntax</text:h>
      <text:p text:style-name="P12"><text:span text:style-name="T2">Stream </text:span><text:span text:style-name="Source_20_Text"><text:span text:style-name="T33">map()</text:span></text:span><text:span text:style-name="T2"> method has following syntax.</text:span></text:p>
      <text:section text:style-name="Sect1" text:name="highlighter_353848">
        <text:p text:style-name="P20">map() method syntax</text:p>
        <table:table table:name="Table28" table:style-name="Table28">
          <table:table-column table:style-name="Table28.A"/>
          <table:table-row>
            <table:table-cell table:style-name="Table28.A1" office:value-type="string">
              <text:p text:style-name="P48"><text:span text:style-name="Source_20_Text"><text:span text:style-name="T9">&lt;R&gt; Stream&lt;R&gt; map(Function&lt;? </text:span></text:span><text:span text:style-name="Source_20_Text"><text:span text:style-name="T27">super</text:span></text:span><text:span text:style-name="T30"> </text:span><text:span text:style-name="Source_20_Text"><text:span text:style-name="T9">T,? </text:span></text:span><text:span text:style-name="Source_20_Text"><text:span text:style-name="T27">extends</text:span></text:span><text:span text:style-name="T30"> </text:span><text:span text:style-name="Source_20_Text"><text:span text:style-name="T9">R&gt; mapper)</text:span></text:span></text:p>
            </table:table-cell>
          </table:table-row>
        </table:table>
      </text:section>
      <text:p text:style-name="P12"><text:span text:style-name="Source_20_Text"><text:span text:style-name="T34">Stream</text:span></text:span><text:span text:style-name="T3"> interface has three more similar methods which produce </text:span><text:span text:style-name="Source_20_Text"><text:span text:style-name="T34">IntStream</text:span></text:span><text:span text:style-name="T3">, </text:span><text:span text:style-name="Source_20_Text"><text:span text:style-name="T34">LongStream</text:span></text:span><text:span text:style-name="T3"> and </text:span><text:span text:style-name="Source_20_Text"><text:span text:style-name="T34">DoubleStream</text:span></text:span><text:span text:style-name="T3"> respectively after the map operation. If the streams created after </text:span><text:span text:style-name="Source_20_Text"><text:span text:style-name="T34">map()</text:span></text:span><text:span text:style-name="T3"> operations are given return types then consider using these functions directly.</text:span></text:p>
      <text:section text:style-name="Sect1" text:name="highlighter_107643">
        <text:p text:style-name="P20">Similar methods</text:p>
        <table:table table:name="Table29" table:style-name="Table29">
          <table:table-column table:style-name="Table29.A"/>
          <table:table-row>
            <table:table-cell table:style-name="Table29.A1" office:value-type="string">
              <text:p text:style-name="P48"><text:span text:style-name="Source_20_Text"><text:span text:style-name="T9">IntStream mapToInt(ToIntFunction&lt;? </text:span></text:span><text:span text:style-name="Source_20_Text"><text:span text:style-name="T27">super</text:span></text:span><text:span text:style-name="T30"> </text:span><text:span text:style-name="Source_20_Text"><text:span text:style-name="T9">T&gt; mapper)</text:span></text:span></text:p>
              <text:p text:style-name="P48"><text:span text:style-name="Source_20_Text"><text:span text:style-name="T9">LongStream mapToLong(ToLongFunction&lt;? </text:span></text:span><text:span text:style-name="Source_20_Text"><text:span text:style-name="T27">super</text:span></text:span><text:span text:style-name="T30"> </text:span><text:span text:style-name="Source_20_Text"><text:span text:style-name="T9">T&gt; mapper)</text:span></text:span></text:p>
              <text:p text:style-name="P48"><text:span text:style-name="Source_20_Text"><text:span text:style-name="T9">DoubleStream mapToDouble(ToDoubleFunction&lt;? </text:span></text:span><text:span text:style-name="Source_20_Text"><text:span text:style-name="T27">super</text:span></text:span><text:span text:style-name="T30"> </text:span><text:span text:style-name="Source_20_Text"><text:span text:style-name="T9">T&gt; mapper)</text:span></text:span></text:p>
            </table:table-cell>
          </table:table-row>
        </table:table>
      </text:section>
      <text:h text:style-name="P42" text:outline-level="2">2. Java Stream map() example</text:h>
      <text:h text:style-name="P39" text:outline-level="4">2.1. Stream of strings to Stream of Integers</text:h>
      <text:p text:style-name="P12"><text:span text:style-name="T2">Java 8 example of </text:span><text:span text:style-name="Strong_20_Emphasis"><text:span text:style-name="T4">Stream.map()</text:span></text:span><text:span text:style-name="T2"> function to convert a stream of strings to stream of integers. Here the function </text:span><text:a xlink:type="simple" xlink:href="https://howtodoinjava.com/java/string/convert-string-to-int/" text:style-name="Internet_20_link" text:visited-style-name="Visited_20_Internet_20_Link"><text:span text:style-name="Source_20_Text"><text:span text:style-name="T25">Integer::valueOf()</text:span></text:span></text:a><text:span text:style-name="T2"> takes one string from stream at a time, and </text:span><text:soft-page-break/><text:span text:style-name="T2">convert the string to integer and put in another stream of integers, which is then collected using </text:span><text:span text:style-name="Source_20_Text"><text:span text:style-name="T33">Collectors.toList()</text:span></text:span><text:span text:style-name="T2">.</text:span></text:p>
      <text:section text:style-name="Sect1" text:name="highlighter_156110">
        <text:p text:style-name="P20">Stream map() example</text:p>
        <table:table table:name="Table30" table:style-name="Table30">
          <table:table-column table:style-name="Table30.A"/>
          <table:table-row>
            <table:table-cell table:style-name="Table30.A1" office:value-type="string">
              <text:p text:style-name="P48"><text:span text:style-name="Source_20_Text"><text:span text:style-name="T27">import</text:span></text:span><text:span text:style-name="T30"> </text:span><text:span text:style-name="Source_20_Text"><text:span text:style-name="T9">java.util.Arrays;</text:span></text:span></text:p>
              <text:p text:style-name="P48"><text:span text:style-name="Source_20_Text"><text:span text:style-name="T27">import</text:span></text:span><text:span text:style-name="T30"> </text:span><text:span text:style-name="Source_20_Text"><text:span text:style-name="T9">java.util.List;</text:span></text:span></text:p>
              <text:p text:style-name="P48"><text:span text:style-name="Source_20_Text"><text:span text:style-name="T27">import</text:span></text:span><text:span text:style-name="T30"> </text:span><text:span text:style-name="Source_20_Text"><text:span text:style-name="T9">java.util.stream.Collectors;</text:span></text:span></text:p>
              <text:p text:style-name="P49"> </text:p>
              <text:p text:style-name="P48"><text:span text:style-name="Source_20_Text"><text:span text:style-name="T27">public</text:span></text:span><text:span text:style-name="T30"> </text:span><text:span text:style-name="Source_20_Text"><text:span text:style-name="T27">class</text:span></text:span><text:span text:style-name="T30"> </text:span><text:span text:style-name="Source_20_Text"><text:span text:style-name="T9">Main</text:span></text:span></text:p>
              <text:p text:style-name="P48"><text:span text:style-name="Source_20_Text"><text:span text:style-name="T9">{</text:span></text:span></text:p>
              <text:p text:style-name="P48"><text:span text:style-name="Source_20_Text"><text:span text:style-name="T32">    </text:span></text:span><text:span text:style-name="Source_20_Text"><text:span text:style-name="T27">public</text:span></text:span><text:span text:style-name="T30"> </text:span><text:span text:style-name="Source_20_Text"><text:span text:style-name="T27">static</text:span></text:span><text:span text:style-name="T30"> </text:span><text:span text:style-name="Source_20_Text"><text:span text:style-name="T27">void</text:span></text:span><text:span text:style-name="T30"> </text:span><text:span text:style-name="Source_20_Text"><text:span text:style-name="T9">main(String[] args)</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32">        </text:span></text:span><text:span text:style-name="Source_20_Text"><text:span text:style-name="T9">List&lt;String&gt; listOfStrings = Arrays.asList(</text:span></text:span><text:span text:style-name="Source_20_Text"><text:span text:style-name="T39">"1"</text:span></text:span><text:span text:style-name="Source_20_Text"><text:span text:style-name="T9">, </text:span></text:span><text:span text:style-name="Source_20_Text"><text:span text:style-name="T39">"2"</text:span></text:span><text:span text:style-name="Source_20_Text"><text:span text:style-name="T9">, </text:span></text:span><text:span text:style-name="Source_20_Text"><text:span text:style-name="T39">"3"</text:span></text:span><text:span text:style-name="Source_20_Text"><text:span text:style-name="T9">,</text:span></text:span><text:span text:style-name="Source_20_Text"><text:span text:style-name="T39">"4"</text:span></text:span><text:span text:style-name="Source_20_Text"><text:span text:style-name="T9">, </text:span></text:span><text:span text:style-name="Source_20_Text"><text:span text:style-name="T39">"5"</text:span></text:span><text:span text:style-name="Source_20_Text"><text:span text:style-name="T9">);</text:span></text:span></text:p>
              <text:p text:style-name="P48"><text:span text:style-name="Source_20_Text"><text:span text:style-name="T32">        </text:span></text:span><text:span text:style-name="T41"> </text:span></text:p>
              <text:p text:style-name="P48"><text:span text:style-name="Source_20_Text"><text:span text:style-name="T32">        </text:span></text:span><text:span text:style-name="Source_20_Text"><text:span text:style-name="T9">List&lt;Integer&gt; listOfIntegers = listOfStrings.stream()</text:span></text:span></text:p>
              <text:p text:style-name="P48"><text:span text:style-name="Source_20_Text"><text:span text:style-name="T32">                                        </text:span></text:span><text:span text:style-name="Source_20_Text"><text:span text:style-name="T9">.map(Integer::valueOf)</text:span></text:span></text:p>
              <text:p text:style-name="P48"><text:span text:style-name="Source_20_Text"><text:span text:style-name="T32">                                        </text:span></text:span><text:span text:style-name="Source_20_Text"><text:span text:style-name="T9">.collect(Collectors.toList());</text:span></text:span></text:p>
              <text:p text:style-name="P48"><text:span text:style-name="Source_20_Text"><text:span text:style-name="T32">        </text:span></text:span><text:span text:style-name="T41"> </text:span></text:p>
              <text:p text:style-name="P48"><text:span text:style-name="Source_20_Text"><text:span text:style-name="T32">        </text:span></text:span><text:span text:style-name="Source_20_Text"><text:span text:style-name="T9">System.out.println(listOfIntegers);</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9">}</text:span></text:span></text:p>
            </table:table-cell>
          </table:table-row>
        </table:table>
      </text:section>
      <text:p text:style-name="P11">Program output.</text:p>
      <text:section text:style-name="Sect1" text:name="highlighter_184031">
        <text:p text:style-name="P20">Console</text:p>
        <table:table table:name="Table31" table:style-name="Table31">
          <table:table-column table:style-name="Table31.A"/>
          <table:table-row>
            <table:table-cell table:style-name="Table31.A1" office:value-type="string">
              <text:p text:style-name="P48"><text:span text:style-name="Source_20_Text"><text:span text:style-name="T9">[</text:span></text:span><text:span text:style-name="Source_20_Text"><text:span text:style-name="T37">1</text:span></text:span><text:span text:style-name="Source_20_Text"><text:span text:style-name="T9">, </text:span></text:span><text:span text:style-name="Source_20_Text"><text:span text:style-name="T37">2</text:span></text:span><text:span text:style-name="Source_20_Text"><text:span text:style-name="T9">, </text:span></text:span><text:span text:style-name="Source_20_Text"><text:span text:style-name="T37">3</text:span></text:span><text:span text:style-name="Source_20_Text"><text:span text:style-name="T9">, </text:span></text:span><text:span text:style-name="Source_20_Text"><text:span text:style-name="T37">4</text:span></text:span><text:span text:style-name="Source_20_Text"><text:span text:style-name="T9">, </text:span></text:span><text:span text:style-name="Source_20_Text"><text:span text:style-name="T37">5</text:span></text:span><text:span text:style-name="Source_20_Text"><text:span text:style-name="T9">]</text:span></text:span></text:p>
            </table:table-cell>
          </table:table-row>
        </table:table>
      </text:section>
      <text:h text:style-name="P40" text:outline-level="4">2.2. Stream of employees to stream of distinct salaries</text:h>
      <text:p text:style-name="P12"><text:span text:style-name="T2">Java example to find all possible </text:span><text:a xlink:type="simple" xlink:href="https://howtodoinjava.com/java8/java-stream-distinct-examples/" text:style-name="Internet_20_link" text:visited-style-name="Visited_20_Internet_20_Link"><text:span text:style-name="T20">distinct</text:span></text:a><text:span text:style-name="T2"> salaries for a list of employees.</text:span></text:p>
      <text:section text:style-name="Sect1" text:name="highlighter_148489">
        <text:p text:style-name="P20">Stream map() example 2</text:p>
        <table:table table:name="Table32" table:style-name="Table32">
          <table:table-column table:style-name="Table32.A"/>
          <table:table-row>
            <table:table-cell table:style-name="Table32.A1" office:value-type="string">
              <text:p text:style-name="P48"><text:span text:style-name="Source_20_Text"><text:span text:style-name="T27">import</text:span></text:span><text:span text:style-name="T30"> </text:span><text:span text:style-name="Source_20_Text"><text:span text:style-name="T9">java.util.Arrays;</text:span></text:span></text:p>
              <text:p text:style-name="P48"><text:span text:style-name="Source_20_Text"><text:span text:style-name="T27">import</text:span></text:span><text:span text:style-name="T30"> </text:span><text:span text:style-name="Source_20_Text"><text:span text:style-name="T9">java.util.List;</text:span></text:span></text:p>
              <text:p text:style-name="P48"><text:span text:style-name="Source_20_Text"><text:span text:style-name="T27">import</text:span></text:span><text:span text:style-name="T30"> </text:span><text:span text:style-name="Source_20_Text"><text:span text:style-name="T9">java.util.stream.Collectors;</text:span></text:span></text:p>
              <text:p text:style-name="P48"><text:span text:style-name="Source_20_Text"><text:span text:style-name="T32"> </text:span></text:span><text:span text:style-name="T41"> </text:span></text:p>
              <text:p text:style-name="P48"><text:span text:style-name="Source_20_Text"><text:span text:style-name="T27">public</text:span></text:span><text:span text:style-name="T30"> </text:span><text:span text:style-name="Source_20_Text"><text:span text:style-name="T27">class</text:span></text:span><text:span text:style-name="T30"> </text:span><text:span text:style-name="Source_20_Text"><text:span text:style-name="T9">Main</text:span></text:span></text:p>
              <text:p text:style-name="P48"><text:span text:style-name="Source_20_Text"><text:span text:style-name="T9">{</text:span></text:span></text:p>
              <text:p text:style-name="P48"><text:span text:style-name="Source_20_Text"><text:span text:style-name="T32">    </text:span></text:span><text:span text:style-name="Source_20_Text"><text:span text:style-name="T27">public</text:span></text:span><text:span text:style-name="T30"> </text:span><text:span text:style-name="Source_20_Text"><text:span text:style-name="T27">static</text:span></text:span><text:span text:style-name="T30"> </text:span><text:span text:style-name="Source_20_Text"><text:span text:style-name="T27">void</text:span></text:span><text:span text:style-name="T30"> </text:span><text:span text:style-name="Source_20_Text"><text:span text:style-name="T9">main(String[] args)</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32">        </text:span></text:span><text:span text:style-name="Source_20_Text"><text:span text:style-name="T9">List&lt;Employee&gt; employeesList = Arrays.asList(</text:span></text:span></text:p>
              <text:p text:style-name="P48"><text:span text:style-name="Source_20_Text"><text:span text:style-name="T32">                                            </text:span></text:span><text:span text:style-name="Source_20_Text"><text:span text:style-name="T27">new</text:span></text:span><text:span text:style-name="T30"> </text:span><text:span text:style-name="Source_20_Text"><text:span text:style-name="T9">Employee(</text:span></text:span><text:span text:style-name="Source_20_Text"><text:span text:style-name="T37">1</text:span></text:span><text:span text:style-name="Source_20_Text"><text:span text:style-name="T9">, </text:span></text:span><text:span text:style-name="Source_20_Text"><text:span text:style-name="T39">"Alex"</text:span></text:span><text:span text:style-name="Source_20_Text"><text:span text:style-name="T9">,</text:span></text:span><text:span text:style-name="Source_20_Text"><text:span text:style-name="T37">100</text:span></text:span><text:span text:style-name="Source_20_Text"><text:span text:style-name="T9">),</text:span></text:span></text:p>
              <text:p text:style-name="P48"><text:span text:style-name="Source_20_Text"><text:span text:style-name="T32">                                            </text:span></text:span><text:span text:style-name="Source_20_Text"><text:span text:style-name="T27">new</text:span></text:span><text:span text:style-name="T30"> </text:span><text:span text:style-name="Source_20_Text"><text:span text:style-name="T9">Employee(</text:span></text:span><text:span text:style-name="Source_20_Text"><text:span text:style-name="T37">2</text:span></text:span><text:span text:style-name="Source_20_Text"><text:span text:style-name="T9">, </text:span></text:span><text:span text:style-name="Source_20_Text"><text:span text:style-name="T39">"Brian"</text:span></text:span><text:span text:style-name="Source_20_Text"><text:span text:style-name="T9">,</text:span></text:span><text:span text:style-name="Source_20_Text"><text:span text:style-name="T37">100</text:span></text:span><text:span text:style-name="Source_20_Text"><text:span text:style-name="T9">),</text:span></text:span></text:p>
              <text:p text:style-name="P48"><text:soft-page-break/><text:span text:style-name="Source_20_Text"><text:span text:style-name="T32">                                            </text:span></text:span><text:span text:style-name="Source_20_Text"><text:span text:style-name="T27">new</text:span></text:span><text:span text:style-name="T30"> </text:span><text:span text:style-name="Source_20_Text"><text:span text:style-name="T9">Employee(</text:span></text:span><text:span text:style-name="Source_20_Text"><text:span text:style-name="T37">3</text:span></text:span><text:span text:style-name="Source_20_Text"><text:span text:style-name="T9">,</text:span></text:span><text:span text:style-name="Source_20_Text"><text:span text:style-name="T39">"Charles"</text:span></text:span><text:span text:style-name="Source_20_Text"><text:span text:style-name="T9">, </text:span></text:span><text:span text:style-name="Source_20_Text"><text:span text:style-name="T37">200</text:span></text:span><text:span text:style-name="Source_20_Text"><text:span text:style-name="T9">),</text:span></text:span></text:p>
              <text:p text:style-name="P48"><text:span text:style-name="Source_20_Text"><text:span text:style-name="T32">                                            </text:span></text:span><text:span text:style-name="Source_20_Text"><text:span text:style-name="T27">new</text:span></text:span><text:span text:style-name="T30"> </text:span><text:span text:style-name="Source_20_Text"><text:span text:style-name="T9">Employee(</text:span></text:span><text:span text:style-name="Source_20_Text"><text:span text:style-name="T37">4</text:span></text:span><text:span text:style-name="Source_20_Text"><text:span text:style-name="T9">, </text:span></text:span><text:span text:style-name="Source_20_Text"><text:span text:style-name="T39">"David"</text:span></text:span><text:span text:style-name="Source_20_Text"><text:span text:style-name="T9">,</text:span></text:span><text:span text:style-name="Source_20_Text"><text:span text:style-name="T37">200</text:span></text:span><text:span text:style-name="Source_20_Text"><text:span text:style-name="T9">),</text:span></text:span></text:p>
              <text:p text:style-name="P48"><text:span text:style-name="Source_20_Text"><text:span text:style-name="T32">                                            </text:span></text:span><text:span text:style-name="Source_20_Text"><text:span text:style-name="T27">new</text:span></text:span><text:span text:style-name="T30"> </text:span><text:span text:style-name="Source_20_Text"><text:span text:style-name="T9">Employee(</text:span></text:span><text:span text:style-name="Source_20_Text"><text:span text:style-name="T37">5</text:span></text:span><text:span text:style-name="Source_20_Text"><text:span text:style-name="T9">,</text:span></text:span><text:span text:style-name="Source_20_Text"><text:span text:style-name="T39">"Edward"</text:span></text:span><text:span text:style-name="Source_20_Text"><text:span text:style-name="T9">, </text:span></text:span><text:span text:style-name="Source_20_Text"><text:span text:style-name="T37">300</text:span></text:span><text:span text:style-name="Source_20_Text"><text:span text:style-name="T9">),</text:span></text:span></text:p>
              <text:p text:style-name="P48"><text:span text:style-name="Source_20_Text"><text:span text:style-name="T32">                                            </text:span></text:span><text:span text:style-name="Source_20_Text"><text:span text:style-name="T27">new</text:span></text:span><text:span text:style-name="T30"> </text:span><text:span text:style-name="Source_20_Text"><text:span text:style-name="T9">Employee(</text:span></text:span><text:span text:style-name="Source_20_Text"><text:span text:style-name="T37">6</text:span></text:span><text:span text:style-name="Source_20_Text"><text:span text:style-name="T9">, </text:span></text:span><text:span text:style-name="Source_20_Text"><text:span text:style-name="T39">"Frank"</text:span></text:span><text:span text:style-name="Source_20_Text"><text:span text:style-name="T9">,</text:span></text:span><text:span text:style-name="Source_20_Text"><text:span text:style-name="T37">300</text:span></text:span><text:span text:style-name="Source_20_Text"><text:span text:style-name="T9">)</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32">         </text:span></text:span><text:span text:style-name="T41"> </text:span></text:p>
              <text:p text:style-name="P48"><text:span text:style-name="Source_20_Text"><text:span text:style-name="T32">        </text:span></text:span><text:span text:style-name="Source_20_Text"><text:span text:style-name="T9">List&lt;Double&gt; distinctSalaries = employeesList.stream()</text:span></text:span></text:p>
              <text:p text:style-name="P48"><text:span text:style-name="Source_20_Text"><text:span text:style-name="T32">                                </text:span></text:span><text:span text:style-name="Source_20_Text"><text:span text:style-name="T9">.map( e -&gt; e.getSalary() )</text:span></text:span></text:p>
              <text:p text:style-name="P48"><text:span text:style-name="Source_20_Text"><text:span text:style-name="T32">                                </text:span></text:span><text:span text:style-name="Source_20_Text"><text:span text:style-name="T9">.distinct()</text:span></text:span></text:p>
              <text:p text:style-name="P48"><text:span text:style-name="Source_20_Text"><text:span text:style-name="T32">                                </text:span></text:span><text:span text:style-name="Source_20_Text"><text:span text:style-name="T9">.collect(Collectors.toList());</text:span></text:span></text:p>
              <text:p text:style-name="P48"><text:span text:style-name="Source_20_Text"><text:span text:style-name="T32"> </text:span></text:span><text:span text:style-name="T41"> </text:span></text:p>
              <text:p text:style-name="P48"><text:span text:style-name="Source_20_Text"><text:span text:style-name="T32">        </text:span></text:span><text:span text:style-name="Source_20_Text"><text:span text:style-name="T9">System.out.println(distinctSalaries);</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9">}</text:span></text:span></text:p>
            </table:table-cell>
          </table:table-row>
        </table:table>
      </text:section>
      <text:p text:style-name="P11">Program output.</text:p>
      <text:section text:style-name="Sect1" text:name="highlighter_223021">
        <text:p text:style-name="P20">Console</text:p>
        <table:table table:name="Table33" table:style-name="Table33">
          <table:table-column table:style-name="Table33.A"/>
          <table:table-row>
            <table:table-cell table:style-name="Table33.A1" office:value-type="string">
              <text:p text:style-name="P48"><text:span text:style-name="Source_20_Text"><text:span text:style-name="T9">[</text:span></text:span><text:span text:style-name="Source_20_Text"><text:span text:style-name="T37">100.0</text:span></text:span><text:span text:style-name="Source_20_Text"><text:span text:style-name="T9">, </text:span></text:span><text:span text:style-name="Source_20_Text"><text:span text:style-name="T37">200.0</text:span></text:span><text:span text:style-name="Source_20_Text"><text:span text:style-name="T9">, </text:span></text:span><text:span text:style-name="Source_20_Text"><text:span text:style-name="T37">300.0</text:span></text:span><text:span text:style-name="Source_20_Text"><text:span text:style-name="T9">]</text:span></text:span></text:p>
            </table:table-cell>
          </table:table-row>
        </table:table>
      </text:section>
      <text:p text:style-name="P12"><text:span text:style-name="T3">Drop me your questions related to </text:span><text:span text:style-name="Strong_20_Emphasis"><text:span text:style-name="T5">Stream map() method</text:span></text:span><text:span text:style-name="T3"> in </text:span><text:a xlink:type="simple" xlink:href="https://howtodoinjava.com/java8/java-streams-by-examples/" text:style-name="Internet_20_link" text:visited-style-name="Visited_20_Internet_20_Link"><text:span text:style-name="T21">Java Stream API</text:span></text:a><text:span text:style-name="T3">.</text:span></text:p>
      <text:p text:style-name="P8">Happy Learning !!</text:p>
      <text:h text:style-name="P38" text:outline-level="1">Java Stream flatMap() example</text:h>
      <text:p text:style-name="P3"><text:span text:style-name="T47">By Lokesh Gupta | Filed Under: </text:span><text:a xlink:type="simple" xlink:href="https://howtodoinjava.com/java8/" text:style-name="Internet_20_link" text:visited-style-name="Visited_20_Internet_20_Link"><text:span text:style-name="T48">Java 8</text:span></text:a></text:p>
      <text:p text:style-name="P12"><text:span text:style-name="T2">Learn to use </text:span><text:span text:style-name="Strong_20_Emphasis"><text:span text:style-name="T4">Stream flatMap()</text:span></text:span><text:span text:style-name="T2"> method which is used to flatten a stream of collections to a stream of elements combined from all collections.</text:span></text:p>
      <text:p text:style-name="P12"><text:span text:style-name="T2">The </text:span><text:span text:style-name="Strong_20_Emphasis"><text:span text:style-name="T4">flatMap()</text:span></text:span><text:span text:style-name="T2"> operation has the effect of applying a one-to-many transformation to the elements of the stream, and then flattening the resulting elements into a new stream.</text:span></text:p>
      <text:p text:style-name="P37"><text:span text:style-name="Source_20_Text"><text:span text:style-name="T33">Stream.flatMap()</text:span></text:span><text:span text:style-name="T2"> helps in converting </text:span><text:span text:style-name="Source_20_Text"><text:span text:style-name="T33">Collection&lt;Collection&lt;T&gt;&gt;</text:span></text:span><text:span text:style-name="T2"> to </text:span><text:span text:style-name="Source_20_Text"><text:span text:style-name="T33">Collection&lt;T&gt;</text:span></text:span><text:span text:style-name="T2">.<text:line-break/><text:line-break/></text:span><text:span text:style-name="Strong_20_Emphasis"><text:span text:style-name="T4">flatMap() = map() + Flattening</text:span></text:span></text:p>
      <text:h text:style-name="P41" text:outline-level="2"><text:soft-page-break/>1. What is flattening</text:h>
      <text:p text:style-name="P8">Flattening is referred by converting several lists of lists, and merge all those lists to create single list containing all the elements from all the lists.</text:p>
      <text:section text:style-name="Sect1" text:name="highlighter_977749">
        <text:p text:style-name="P20">Flattening example</text:p>
        <table:table table:name="Table34" table:style-name="Table34">
          <table:table-column table:style-name="Table34.A"/>
          <table:table-row>
            <table:table-cell table:style-name="Table34.A1" office:value-type="string">
              <text:p text:style-name="P48"><text:span text:style-name="Source_20_Text"><text:span text:style-name="T9">Before flattening   : [[</text:span></text:span><text:span text:style-name="Source_20_Text"><text:span text:style-name="T37">1</text:span></text:span><text:span text:style-name="Source_20_Text"><text:span text:style-name="T9">, </text:span></text:span><text:span text:style-name="Source_20_Text"><text:span text:style-name="T37">2</text:span></text:span><text:span text:style-name="Source_20_Text"><text:span text:style-name="T9">, </text:span></text:span><text:span text:style-name="Source_20_Text"><text:span text:style-name="T37">3</text:span></text:span><text:span text:style-name="Source_20_Text"><text:span text:style-name="T9">], [</text:span></text:span><text:span text:style-name="Source_20_Text"><text:span text:style-name="T37">4</text:span></text:span><text:span text:style-name="Source_20_Text"><text:span text:style-name="T9">, </text:span></text:span><text:span text:style-name="Source_20_Text"><text:span text:style-name="T37">5</text:span></text:span><text:span text:style-name="Source_20_Text"><text:span text:style-name="T9">], [</text:span></text:span><text:span text:style-name="Source_20_Text"><text:span text:style-name="T37">6</text:span></text:span><text:span text:style-name="Source_20_Text"><text:span text:style-name="T9">, </text:span></text:span><text:span text:style-name="Source_20_Text"><text:span text:style-name="T37">7</text:span></text:span><text:span text:style-name="Source_20_Text"><text:span text:style-name="T9">, </text:span></text:span><text:span text:style-name="Source_20_Text"><text:span text:style-name="T37">8</text:span></text:span><text:span text:style-name="Source_20_Text"><text:span text:style-name="T9">]]</text:span></text:span></text:p>
              <text:p text:style-name="P48"><text:span text:style-name="Source_20_Text"><text:span text:style-name="T9">After flattening    : [</text:span></text:span><text:span text:style-name="Source_20_Text"><text:span text:style-name="T37">1</text:span></text:span><text:span text:style-name="Source_20_Text"><text:span text:style-name="T9">, </text:span></text:span><text:span text:style-name="Source_20_Text"><text:span text:style-name="T37">2</text:span></text:span><text:span text:style-name="Source_20_Text"><text:span text:style-name="T9">, </text:span></text:span><text:span text:style-name="Source_20_Text"><text:span text:style-name="T37">3</text:span></text:span><text:span text:style-name="Source_20_Text"><text:span text:style-name="T9">, </text:span></text:span><text:span text:style-name="Source_20_Text"><text:span text:style-name="T37">4</text:span></text:span><text:span text:style-name="Source_20_Text"><text:span text:style-name="T9">, </text:span></text:span><text:span text:style-name="Source_20_Text"><text:span text:style-name="T37">5</text:span></text:span><text:span text:style-name="Source_20_Text"><text:span text:style-name="T9">, </text:span></text:span><text:span text:style-name="Source_20_Text"><text:span text:style-name="T37">6</text:span></text:span><text:span text:style-name="Source_20_Text"><text:span text:style-name="T9">, </text:span></text:span><text:span text:style-name="Source_20_Text"><text:span text:style-name="T37">7</text:span></text:span><text:span text:style-name="Source_20_Text"><text:span text:style-name="T9">, </text:span></text:span><text:span text:style-name="Source_20_Text"><text:span text:style-name="T37">8</text:span></text:span><text:span text:style-name="Source_20_Text"><text:span text:style-name="T9">]</text:span></text:span></text:p>
            </table:table-cell>
          </table:table-row>
        </table:table>
      </text:section>
      <text:h text:style-name="P42" text:outline-level="2">2. Stream.flatMap() method</text:h>
      <text:h text:style-name="P39" text:outline-level="4">2.1. Syntax</text:h>
      <text:p text:style-name="P12"><text:span text:style-name="T2">Stream </text:span><text:span text:style-name="Source_20_Text"><text:span text:style-name="T33">flatMap()</text:span></text:span><text:span text:style-name="T2"> method has following syntax.</text:span></text:p>
      <text:section text:style-name="Sect1" text:name="highlighter_288710">
        <text:p text:style-name="P20">flatMap() method syntax</text:p>
        <table:table table:name="Table35" table:style-name="Table35">
          <table:table-column table:style-name="Table35.A"/>
          <table:table-row>
            <table:table-cell table:style-name="Table35.A1" office:value-type="string">
              <text:p text:style-name="P48"><text:span text:style-name="Source_20_Text"><text:span text:style-name="T9">&lt;R&gt; Stream&lt;R&gt; flatMap(Function&lt;? </text:span></text:span><text:span text:style-name="Source_20_Text"><text:span text:style-name="T27">super</text:span></text:span><text:span text:style-name="T30"> </text:span><text:span text:style-name="Source_20_Text"><text:span text:style-name="T9">T,? </text:span></text:span><text:span text:style-name="Source_20_Text"><text:span text:style-name="T27">extends</text:span></text:span><text:span text:style-name="T30"> </text:span><text:span text:style-name="Source_20_Text"><text:span text:style-name="T9">Stream&lt;? </text:span></text:span><text:span text:style-name="Source_20_Text"><text:span text:style-name="T27">extends</text:span></text:span><text:span text:style-name="Source_20_Text"><text:span text:style-name="T9">R&gt;&gt; mapper)</text:span></text:span></text:p>
            </table:table-cell>
          </table:table-row>
        </table:table>
      </text:section>
      <text:p text:style-name="P12"><text:span text:style-name="Source_20_Text"><text:span text:style-name="T34">Stream</text:span></text:span><text:span text:style-name="T3"> interface has three more similar methods which produce </text:span><text:span text:style-name="Source_20_Text"><text:span text:style-name="T34">IntStream</text:span></text:span><text:span text:style-name="T3">, </text:span><text:span text:style-name="Source_20_Text"><text:span text:style-name="T34">LongStream</text:span></text:span><text:span text:style-name="T3"> and </text:span><text:span text:style-name="Source_20_Text"><text:span text:style-name="T34">DoubleStream</text:span></text:span><text:span text:style-name="T3"> respectively after the flatMap operation. If the streams created after </text:span><text:span text:style-name="Source_20_Text"><text:span text:style-name="T34">flatMap()</text:span></text:span><text:span text:style-name="T3"> operations have given return types then consider using these functions directly.</text:span></text:p>
      <text:section text:style-name="Sect1" text:name="highlighter_474048">
        <text:p text:style-name="P20">Similar methods</text:p>
        <table:table table:name="Table36" table:style-name="Table36">
          <table:table-column table:style-name="Table36.A"/>
          <table:table-row>
            <table:table-cell table:style-name="Table36.A1" office:value-type="string">
              <text:p text:style-name="P48"><text:span text:style-name="Source_20_Text"><text:span text:style-name="T9">IntStream flatMapToInt(Function&lt;? </text:span></text:span><text:span text:style-name="Source_20_Text"><text:span text:style-name="T27">super</text:span></text:span><text:span text:style-name="T30"> </text:span><text:span text:style-name="Source_20_Text"><text:span text:style-name="T9">T,? </text:span></text:span><text:span text:style-name="Source_20_Text"><text:span text:style-name="T27">extends</text:span></text:span><text:span text:style-name="T30"> </text:span><text:span text:style-name="Source_20_Text"><text:span text:style-name="T9">IntStream&gt; mapper)</text:span></text:span></text:p>
              <text:p text:style-name="P48"><text:span text:style-name="Source_20_Text"><text:span text:style-name="T9">LongStream flatMapToLong(Function&lt;? </text:span></text:span><text:span text:style-name="Source_20_Text"><text:span text:style-name="T27">super</text:span></text:span><text:span text:style-name="T30"> </text:span><text:span text:style-name="Source_20_Text"><text:span text:style-name="T9">T,? </text:span></text:span><text:span text:style-name="Source_20_Text"><text:span text:style-name="T27">extends</text:span></text:span><text:span text:style-name="T30"> </text:span><text:span text:style-name="Source_20_Text"><text:span text:style-name="T9">LongStream&gt; mapper)</text:span></text:span></text:p>
              <text:p text:style-name="P48"><text:span text:style-name="Source_20_Text"><text:span text:style-name="T9">DoubleStream flatMapToDouble(Function&lt;? </text:span></text:span><text:span text:style-name="Source_20_Text"><text:span text:style-name="T27">super</text:span></text:span><text:span text:style-name="T30"> </text:span><text:span text:style-name="Source_20_Text"><text:span text:style-name="T9">T,? </text:span></text:span><text:span text:style-name="Source_20_Text"><text:span text:style-name="T27">extends</text:span></text:span><text:span text:style-name="Source_20_Text"><text:span text:style-name="T9">DoubleStream&gt; mapper)</text:span></text:span></text:p>
            </table:table-cell>
          </table:table-row>
        </table:table>
      </text:section>
      <text:h text:style-name="P40" text:outline-level="4">2.2. Description</text:h>
      <text:list xml:id="list9173035423691910688" text:style-name="L4">
        <text:list-item>
          <text:p text:style-name="P15"><text:span text:style-name="T2">It is an </text:span><text:span text:style-name="Strong_20_Emphasis"><text:span text:style-name="T4">intermediate</text:span></text:span><text:span text:style-name="T2"> operation and return another stream as method output return value.</text:span></text:p>
        </text:list-item>
        <text:list-item>
          <text:p text:style-name="P24">Returns a stream consisting of the results of replacing each element of the given stream with the contents of a mapped stream produced by applying the provided mapping function to each element.</text:p>
        </text:list-item>
        <text:list-item>
          <text:p text:style-name="P31"><text:span text:style-name="T2">The function used for transformation in </text:span><text:span text:style-name="Source_20_Text"><text:span text:style-name="T33">flatMap()</text:span></text:span><text:span text:style-name="T2"> is a stateless function and returns only a stream of new values.</text:span></text:p>
        </text:list-item>
        <text:list-item>
          <text:p text:style-name="P24">Each mapped stream is closed after its contents have been placed into new stream.</text:p>
        </text:list-item>
        <text:list-item>
          <text:p text:style-name="P31"><text:soft-page-break/><text:span text:style-name="Source_20_Text"><text:span text:style-name="T33">flatMap()</text:span></text:span><text:span text:style-name="T2"> operation flattens the stream; opposite to </text:span><text:span text:style-name="Source_20_Text"><text:span text:style-name="T33">map()</text:span></text:span><text:span text:style-name="T2"> operation which does not apply flattening.</text:span></text:p>
        </text:list-item>
      </text:list>
      <text:h text:style-name="P41" text:outline-level="2">3. Java Stream flatMap() example</text:h>
      <text:h text:style-name="P39" text:outline-level="4">3.1. Convert list of lists to single list</text:h>
      <text:p text:style-name="P12"><text:span text:style-name="T2">Java 8 example of </text:span><text:span text:style-name="Strong_20_Emphasis"><text:span text:style-name="T4">Stream.flatMap()</text:span></text:span><text:span text:style-name="T2"> function to get a single list containing all elements from a list of lists.</text:span></text:p>
      <text:section text:style-name="Sect1" text:name="highlighter_394827">
        <text:p text:style-name="P20">Stream flatMap() example</text:p>
        <table:table table:name="Table37" table:style-name="Table37">
          <table:table-column table:style-name="Table37.A"/>
          <table:table-row>
            <table:table-cell table:style-name="Table37.A1" office:value-type="string">
              <text:p text:style-name="P48"><text:span text:style-name="Source_20_Text"><text:span text:style-name="T27">import</text:span></text:span><text:span text:style-name="T30"> </text:span><text:span text:style-name="Source_20_Text"><text:span text:style-name="T9">java.util.Arrays;</text:span></text:span></text:p>
              <text:p text:style-name="P48"><text:span text:style-name="Source_20_Text"><text:span text:style-name="T27">import</text:span></text:span><text:span text:style-name="T30"> </text:span><text:span text:style-name="Source_20_Text"><text:span text:style-name="T9">java.util.List;</text:span></text:span></text:p>
              <text:p text:style-name="P48"><text:span text:style-name="Source_20_Text"><text:span text:style-name="T27">import</text:span></text:span><text:span text:style-name="T30"> </text:span><text:span text:style-name="Source_20_Text"><text:span text:style-name="T9">java.util.stream.Collectors;</text:span></text:span></text:p>
              <text:p text:style-name="P48"><text:span text:style-name="Source_20_Text"><text:span text:style-name="T32"> </text:span></text:span><text:span text:style-name="T41"> </text:span></text:p>
              <text:p text:style-name="P48"><text:span text:style-name="Source_20_Text"><text:span text:style-name="T27">public</text:span></text:span><text:span text:style-name="T30"> </text:span><text:span text:style-name="Source_20_Text"><text:span text:style-name="T27">class</text:span></text:span><text:span text:style-name="T30"> </text:span><text:span text:style-name="Source_20_Text"><text:span text:style-name="T9">Main</text:span></text:span></text:p>
              <text:p text:style-name="P48"><text:span text:style-name="Source_20_Text"><text:span text:style-name="T9">{</text:span></text:span></text:p>
              <text:p text:style-name="P48"><text:span text:style-name="Source_20_Text"><text:span text:style-name="T32">    </text:span></text:span><text:span text:style-name="Source_20_Text"><text:span text:style-name="T27">public</text:span></text:span><text:span text:style-name="T30"> </text:span><text:span text:style-name="Source_20_Text"><text:span text:style-name="T27">static</text:span></text:span><text:span text:style-name="T30"> </text:span><text:span text:style-name="Source_20_Text"><text:span text:style-name="T27">void</text:span></text:span><text:span text:style-name="T30"> </text:span><text:span text:style-name="Source_20_Text"><text:span text:style-name="T9">main(String[] args)</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32">        </text:span></text:span><text:span text:style-name="Source_20_Text"><text:span text:style-name="T9">List&lt;Integer&gt; list1 = Arrays.asList(</text:span></text:span><text:span text:style-name="Source_20_Text"><text:span text:style-name="T37">1</text:span></text:span><text:span text:style-name="Source_20_Text"><text:span text:style-name="T9">,</text:span></text:span><text:span text:style-name="Source_20_Text"><text:span text:style-name="T37">2</text:span></text:span><text:span text:style-name="Source_20_Text"><text:span text:style-name="T9">,</text:span></text:span><text:span text:style-name="Source_20_Text"><text:span text:style-name="T37">3</text:span></text:span><text:span text:style-name="Source_20_Text"><text:span text:style-name="T9">);</text:span></text:span></text:p>
              <text:p text:style-name="P48"><text:span text:style-name="Source_20_Text"><text:span text:style-name="T32">        </text:span></text:span><text:span text:style-name="Source_20_Text"><text:span text:style-name="T9">List&lt;Integer&gt; list2 = Arrays.asList(</text:span></text:span><text:span text:style-name="Source_20_Text"><text:span text:style-name="T37">4</text:span></text:span><text:span text:style-name="Source_20_Text"><text:span text:style-name="T9">,</text:span></text:span><text:span text:style-name="Source_20_Text"><text:span text:style-name="T37">5</text:span></text:span><text:span text:style-name="Source_20_Text"><text:span text:style-name="T9">,</text:span></text:span><text:span text:style-name="Source_20_Text"><text:span text:style-name="T37">6</text:span></text:span><text:span text:style-name="Source_20_Text"><text:span text:style-name="T9">);</text:span></text:span></text:p>
              <text:p text:style-name="P48"><text:span text:style-name="Source_20_Text"><text:span text:style-name="T32">        </text:span></text:span><text:span text:style-name="Source_20_Text"><text:span text:style-name="T9">List&lt;Integer&gt; list3 = Arrays.asList(</text:span></text:span><text:span text:style-name="Source_20_Text"><text:span text:style-name="T37">7</text:span></text:span><text:span text:style-name="Source_20_Text"><text:span text:style-name="T9">,</text:span></text:span><text:span text:style-name="Source_20_Text"><text:span text:style-name="T37">8</text:span></text:span><text:span text:style-name="Source_20_Text"><text:span text:style-name="T9">,</text:span></text:span><text:span text:style-name="Source_20_Text"><text:span text:style-name="T37">9</text:span></text:span><text:span text:style-name="Source_20_Text"><text:span text:style-name="T9">);</text:span></text:span></text:p>
              <text:p text:style-name="P48"><text:span text:style-name="Source_20_Text"><text:span text:style-name="T32">         </text:span></text:span><text:span text:style-name="T41"> </text:span></text:p>
              <text:p text:style-name="P48"><text:span text:style-name="Source_20_Text"><text:span text:style-name="T32">        </text:span></text:span><text:span text:style-name="Source_20_Text"><text:span text:style-name="T9">List&lt;List&lt;Integer&gt;&gt; listOfLists = Arrays.asList(list1, list2, list3);</text:span></text:span></text:p>
              <text:p text:style-name="P48"><text:span text:style-name="Source_20_Text"><text:span text:style-name="T32">        </text:span></text:span><text:span text:style-name="T41"> </text:span></text:p>
              <text:p text:style-name="P48"><text:span text:style-name="Source_20_Text"><text:span text:style-name="T32">        </text:span></text:span><text:span text:style-name="Source_20_Text"><text:span text:style-name="T9">List&lt;Integer&gt; listOfAllIntegers = listOfLists.stream()</text:span></text:span></text:p>
              <text:p text:style-name="P48"><text:span text:style-name="Source_20_Text"><text:span text:style-name="T32">                                    </text:span></text:span><text:span text:style-name="Source_20_Text"><text:span text:style-name="T9">.flatMap(x -&gt; x.stream())</text:span></text:span></text:p>
              <text:p text:style-name="P48"><text:span text:style-name="Source_20_Text"><text:span text:style-name="T32">                                    </text:span></text:span><text:span text:style-name="Source_20_Text"><text:span text:style-name="T9">.collect(Collectors.toList());</text:span></text:span></text:p>
              <text:p text:style-name="P48"><text:span text:style-name="Source_20_Text"><text:span text:style-name="T32"> </text:span></text:span><text:span text:style-name="T41"> </text:span></text:p>
              <text:p text:style-name="P48"><text:span text:style-name="Source_20_Text"><text:span text:style-name="T32">        </text:span></text:span><text:span text:style-name="Source_20_Text"><text:span text:style-name="T9">System.out.println(listOfAllIntegers);</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9">}</text:span></text:span></text:p>
            </table:table-cell>
          </table:table-row>
        </table:table>
      </text:section>
      <text:p text:style-name="P11">Program output.</text:p>
      <text:section text:style-name="Sect1" text:name="highlighter_237615">
        <text:p text:style-name="P20">Console</text:p>
        <table:table table:name="Table38" table:style-name="Table38">
          <table:table-column table:style-name="Table38.A"/>
          <table:table-row>
            <table:table-cell table:style-name="Table38.A1" office:value-type="string">
              <text:p text:style-name="P48"><text:span text:style-name="Source_20_Text"><text:span text:style-name="T9">[</text:span></text:span><text:span text:style-name="Source_20_Text"><text:span text:style-name="T37">1</text:span></text:span><text:span text:style-name="Source_20_Text"><text:span text:style-name="T9">, </text:span></text:span><text:span text:style-name="Source_20_Text"><text:span text:style-name="T37">2</text:span></text:span><text:span text:style-name="Source_20_Text"><text:span text:style-name="T9">, </text:span></text:span><text:span text:style-name="Source_20_Text"><text:span text:style-name="T37">3</text:span></text:span><text:span text:style-name="Source_20_Text"><text:span text:style-name="T9">, </text:span></text:span><text:span text:style-name="Source_20_Text"><text:span text:style-name="T37">4</text:span></text:span><text:span text:style-name="Source_20_Text"><text:span text:style-name="T9">, </text:span></text:span><text:span text:style-name="Source_20_Text"><text:span text:style-name="T37">5</text:span></text:span><text:span text:style-name="Source_20_Text"><text:span text:style-name="T9">, </text:span></text:span><text:span text:style-name="Source_20_Text"><text:span text:style-name="T37">6</text:span></text:span><text:span text:style-name="Source_20_Text"><text:span text:style-name="T9">, </text:span></text:span><text:span text:style-name="Source_20_Text"><text:span text:style-name="T37">7</text:span></text:span><text:span text:style-name="Source_20_Text"><text:span text:style-name="T9">, </text:span></text:span><text:span text:style-name="Source_20_Text"><text:span text:style-name="T37">8</text:span></text:span><text:span text:style-name="Source_20_Text"><text:span text:style-name="T9">, </text:span></text:span><text:span text:style-name="Source_20_Text"><text:span text:style-name="T37">9</text:span></text:span><text:span text:style-name="Source_20_Text"><text:span text:style-name="T9">]</text:span></text:span></text:p>
            </table:table-cell>
          </table:table-row>
        </table:table>
      </text:section>
      <text:h text:style-name="P40" text:outline-level="4"><text:soft-page-break/>3.2. Convert array of arrays to single list</text:h>
      <text:p text:style-name="P12"><text:span text:style-name="T2">Java 8 example of </text:span><text:span text:style-name="Strong_20_Emphasis"><text:span text:style-name="T4">Stream.flatMap()</text:span></text:span><text:span text:style-name="T2"> function to get a single list containing all elements from a array of arrays.</text:span></text:p>
      <text:section text:style-name="Sect1" text:name="highlighter_819257">
        <text:p text:style-name="P20"/>
        <table:table table:name="Table39" table:style-name="Table39">
          <table:table-column table:style-name="Table39.A"/>
          <text:soft-page-break/>
          <table:table-row>
            <table:table-cell table:style-name="Table39.A1" office:value-type="string">
              <text:p text:style-name="P48"><text:span text:style-name="Source_20_Text"><text:span text:style-name="T27">import</text:span></text:span><text:span text:style-name="T30"> </text:span><text:span text:style-name="Source_20_Text"><text:span text:style-name="T9">java.util.Arrays;</text:span></text:span></text:p>
              <text:p text:style-name="P48"><text:span text:style-name="Source_20_Text"><text:span text:style-name="T27">import</text:span></text:span><text:span text:style-name="T30"> </text:span><text:span text:style-name="Source_20_Text"><text:span text:style-name="T9">java.util.List;</text:span></text:span></text:p>
              <text:p text:style-name="P48"><text:span text:style-name="Source_20_Text"><text:span text:style-name="T27">import</text:span></text:span><text:span text:style-name="T30"> </text:span><text:span text:style-name="Source_20_Text"><text:span text:style-name="T9">java.util.stream.Collectors;</text:span></text:span></text:p>
              <text:p text:style-name="P48"><text:span text:style-name="Source_20_Text"><text:span text:style-name="T32"> </text:span></text:span><text:span text:style-name="T41"> </text:span><text:span text:style-name="T46">Java Stream Distinct Examples</text:span></text:p>
              <text:p text:style-name="P3"><text:span text:style-name="T47">By Lokesh Gupta | Filed Under: </text:span><text:a xlink:type="simple" xlink:href="https://howtodoinjava.com/java8/" text:style-name="Internet_20_link" text:visited-style-name="Visited_20_Internet_20_Link"><text:span text:style-name="T48">Java 8</text:span></text:a></text:p>
              <text:p text:style-name="P12"><text:span text:style-name="T2">Using Java 8 stream API, you can use </text:span><text:span text:style-name="Source_20_Text"><text:span text:style-name="T33">stream.distinct()</text:span></text:span><text:span text:style-name="T2"> method to filter or collect all </text:span><text:a xlink:type="simple" xlink:href="https://howtodoinjava.com/puzzles/java-puzzle-find-all-the-distinct-duplicate-elements/" text:style-name="Internet_20_link" text:visited-style-name="Visited_20_Internet_20_Link"><text:span text:style-name="T20">distinct elements</text:span></text:a><text:span text:style-name="T2"> from a collection. Let’s learn how to </text:span><text:span text:style-name="Strong_20_Emphasis"><text:span text:style-name="T4">find distinct elements with </text:span></text:span><text:a xlink:type="simple" xlink:href="https://howtodoinjava.com/java/collections/java-8-tutorial-streams-by-examples/" text:style-name="Internet_20_link" text:visited-style-name="Visited_20_Internet_20_Link"><text:span text:style-name="Strong_20_Emphasis"><text:span text:style-name="T22">Java stream API</text:span></text:span></text:a><text:span text:style-name="T2">.</text:span></text:p>
              <text:p text:style-name="P46">Table of Contents</text:p>
              <text:p text:style-name="P47"/>
              <text:p text:style-name="P47"><text:a xlink:type="simple" xlink:href="https://howtodoinjava.com/java8/java-stream-distinct-examples/#distinct" text:style-name="Internet_20_link" text:visited-style-name="Visited_20_Internet_20_Link"><text:span text:style-name="T24">Filter Distinct Elements</text:span></text:a></text:p>
              <text:p text:style-name="P47"><text:a xlink:type="simple" xlink:href="https://howtodoinjava.com/java8/java-stream-distinct-examples/#distinct-by-property" text:style-name="Internet_20_link" text:visited-style-name="Visited_20_Internet_20_Link"><text:span text:style-name="T24">Filter Distinct Elements by Object Attribute/Property</text:span></text:a></text:p>
              <text:h text:style-name="P41" text:outline-level="2"><text:bookmark text:name="distinct"/>1. Find All Distinct Elements</text:h>
              <text:p text:style-name="P12"><text:span text:style-name="T2">In this example, we have list of strings and we will </text:span><text:span text:style-name="Strong_20_Emphasis"><text:span text:style-name="T4">find all distinct strings</text:span></text:span><text:span text:style-name="T2">, collect them into another list using </text:span><text:span text:style-name="Source_20_Text"><text:span text:style-name="T33">collect()</text:span></text:span><text:span text:style-name="T2"> which is java stream terminal operations. After collecting the distinct elements, we will verify it by printing them to console.</text:span></text:p>
              <text:section text:style-name="Sect1" text:name="highlighter_48248">
                <text:p text:style-name="P6">Find all distinct elements</text:p>
                <text:p text:style-name="P5"><text:span text:style-name="Source_20_Text"><text:span text:style-name="T11">Collection&lt;String&gt; list = Arrays.asList(</text:span></text:span><text:span text:style-name="Source_20_Text"><text:span text:style-name="T40">"A"</text:span></text:span><text:span text:style-name="Source_20_Text"><text:span text:style-name="T11">, </text:span></text:span><text:span text:style-name="Source_20_Text"><text:span text:style-name="T40">"B"</text:span></text:span><text:span text:style-name="Source_20_Text"><text:span text:style-name="T11">, </text:span></text:span><text:span text:style-name="Source_20_Text"><text:span text:style-name="T40">"C"</text:span></text:span><text:span text:style-name="Source_20_Text"><text:span text:style-name="T11">, </text:span></text:span><text:span text:style-name="Source_20_Text"><text:span text:style-name="T40">"D"</text:span></text:span><text:span text:style-name="Source_20_Text"><text:span text:style-name="T11">, </text:span></text:span><text:span text:style-name="Source_20_Text"><text:span text:style-name="T40">"A"</text:span></text:span><text:span text:style-name="Source_20_Text"><text:span text:style-name="T11">,</text:span></text:span><text:span text:style-name="Source_20_Text"><text:span text:style-name="T40">"B"</text:span></text:span><text:span text:style-name="Source_20_Text"><text:span text:style-name="T11">, </text:span></text:span><text:span text:style-name="Source_20_Text"><text:span text:style-name="T40">"C"</text:span></text:span><text:span text:style-name="Source_20_Text"><text:span text:style-name="T11">);</text:span></text:span></text:p>
                <text:p text:style-name="P4"> </text:p>
                <text:p text:style-name="P5"><text:span text:style-name="Source_20_Text"><text:span text:style-name="T43">// Get collection without duplicate i.e. distinct only</text:span></text:span></text:p>
                <text:p text:style-name="P5"><text:span text:style-name="Source_20_Text"><text:span text:style-name="T11">List&lt;String&gt; distinctElements = list.stream().distinct().collect(Collectors.toList());</text:span></text:span></text:p>
                <text:p text:style-name="P4"> </text:p>
                <text:p text:style-name="P5"><text:span text:style-name="Source_20_Text"><text:span text:style-name="T43">//Let's verify distinct elements</text:span></text:span></text:p>
                <text:p text:style-name="P5"><text:span text:style-name="Source_20_Text"><text:span text:style-name="T11">System.out.println(distinctElements);</text:span></text:span></text:p>
              </text:section>
              <text:p text:style-name="P11">Output is:</text:p>
              <text:p text:style-name="P46">[A, B, C, D]</text:p>
              <text:h text:style-name="P41" text:outline-level="2"><text:bookmark text:name="distinct-by-property"/>2. Find distinct objects by object key or attribute</text:h>
              <text:p text:style-name="P12"><text:span text:style-name="T2">Previous </text:span><text:span text:style-name="Strong_20_Emphasis"><text:span text:style-name="T4">Java 8 stream distinct example</text:span></text:span><text:span text:style-name="T2"> is very much simple and easy because it deals with </text:span><text:span text:style-name="Strong_20_Emphasis"><text:span text:style-name="T4">stream of strings</text:span></text:span><text:span text:style-name="T2">.</text:span></text:p>
              <text:p text:style-name="P12"><text:span text:style-name="T2">In realtime usecases, we will be dealing with </text:span><text:span text:style-name="Strong_20_Emphasis"><text:span text:style-name="T4">stream of objects</text:span></text:span><text:span text:style-name="T2"> or complex types (representing some system entity) and very less chances are that those will be string constants or </text:span><text:span text:style-name="Strong_20_Emphasis"><text:span text:style-name="T4">primitive types</text:span></text:span><text:span text:style-name="T2">.</text:span></text:p>
              <text:p text:style-name="P12"><text:span text:style-name="T2">So let’s extend our example to work with complex types such as classes and apply </text:span><text:span text:style-name="Strong_20_Emphasis"><text:span text:style-name="T4">filtering on object key</text:span></text:span><text:span text:style-name="T2">.</text:span></text:p>
              <text:h text:style-name="P39" text:outline-level="4">2.1. distinctByKey Function</text:h>
              <text:p text:style-name="P12"><text:span text:style-name="T2">Please note that till date, </text:span><text:span text:style-name="Emphasis"><text:span text:style-name="T2">Java does not have any native API for filtering distinct by object property directly</text:span></text:span><text:span text:style-name="T2">, so we will create a utility function and then use it.</text:span></text:p>
              <text:section text:style-name="Sect1" text:name="highlighter_378740">
                <text:p text:style-name="P6">Utility function to find distinct by class field</text:p>
                <text:p text:style-name="P5"><text:span text:style-name="Source_20_Text"><text:span text:style-name="T29">public</text:span></text:span><text:span text:style-name="T11"> </text:span><text:span text:style-name="Source_20_Text"><text:span text:style-name="T29">static</text:span></text:span><text:span text:style-name="T11"> </text:span><text:span text:style-name="Source_20_Text"><text:span text:style-name="T11">&lt;T&gt; Predicate&lt;T&gt; distinctByKey(Function&lt;? </text:span></text:span><text:span text:style-name="Source_20_Text"><text:span text:style-name="T29">super</text:span></text:span><text:span text:style-name="T11"> </text:span><text:span text:style-name="Source_20_Text"><text:span text:style-name="T11">T, Object&gt; keyExtractor)</text:span></text:span></text:p>
                <text:p text:style-name="P5"><text:span text:style-name="Source_20_Text"><text:span text:style-name="T11">{</text:span></text:span></text:p>
                <text:p text:style-name="P5"><text:span text:style-name="Source_20_Text"><text:span text:style-name="T35">    </text:span></text:span><text:span text:style-name="Source_20_Text"><text:span text:style-name="T11">Map&lt;Object, Boolean&gt; map = </text:span></text:span><text:span text:style-name="Source_20_Text"><text:span text:style-name="T29">new</text:span></text:span><text:span text:style-name="T11"> </text:span><text:span text:style-name="Source_20_Text"><text:span text:style-name="T11">ConcurrentHashMap&lt;&gt;();</text:span></text:span></text:p>
                <text:p text:style-name="P5"><text:span text:style-name="Source_20_Text"><text:span text:style-name="T35">    </text:span></text:span><text:span text:style-name="Source_20_Text"><text:span text:style-name="T29">return</text:span></text:span><text:span text:style-name="T11"> </text:span><text:span text:style-name="Source_20_Text"><text:span text:style-name="T11">t -&gt; map.putIfAbsent(keyExtractor.apply(t), Boolean.TRUE) == </text:span></text:span><text:span text:style-name="Source_20_Text"><text:span text:style-name="T29">null</text:span></text:span><text:span text:style-name="Source_20_Text"><text:span text:style-name="T11">;</text:span></text:span></text:p>
                <text:p text:style-name="P5"><text:span text:style-name="Source_20_Text"><text:span text:style-name="T11">}</text:span></text:span></text:p>
              </text:section>
              <text:h text:style-name="P40" text:outline-level="4">2.2. distinctByKey Example</text:h>
              <text:p text:style-name="P12"><text:span text:style-name="T2">Above </text:span><text:span text:style-name="Source_20_Text"><text:span text:style-name="T33">distinctByKey()</text:span></text:span><text:span text:style-name="T2"> function uses a </text:span><text:a xlink:type="simple" xlink:href="https://howtodoinjava.com/java/collections/best-practices-for-using-concurrenthashmap/" text:style-name="Internet_20_link" text:visited-style-name="Visited_20_Internet_20_Link"><text:span text:style-name="Source_20_Text"><text:span text:style-name="T25">ConcurrentHashMap</text:span></text:span></text:a><text:span text:style-name="T2"> instance to find out if there is any existing key with same value- where key is obtained from a function reference.</text:span></text:p>
              <text:p text:style-name="P8">We will pass the object’s property getter method which will cause the property value to act as the key to map.</text:p>
              <text:section text:style-name="Sect1" text:name="highlighter_513016">
                <text:p text:style-name="P6">Java program to find distincts by object key</text:p>
                <text:p text:style-name="P5"><text:span text:style-name="Source_20_Text"><text:span text:style-name="T29">import</text:span></text:span><text:span text:style-name="T11"> </text:span><text:span text:style-name="Source_20_Text"><text:span text:style-name="T11">java.util.Arrays;</text:span></text:span></text:p>
                <text:p text:style-name="P5"><text:span text:style-name="Source_20_Text"><text:span text:style-name="T29">import</text:span></text:span><text:span text:style-name="T11"> </text:span><text:span text:style-name="Source_20_Text"><text:span text:style-name="T11">java.util.Collection;</text:span></text:span></text:p>
                <text:p text:style-name="P5"><text:span text:style-name="Source_20_Text"><text:span text:style-name="T29">import</text:span></text:span><text:span text:style-name="T11"> </text:span><text:span text:style-name="Source_20_Text"><text:span text:style-name="T11">java.util.List;</text:span></text:span></text:p>
                <text:p text:style-name="P5"><text:span text:style-name="Source_20_Text"><text:span text:style-name="T29">import</text:span></text:span><text:span text:style-name="T11"> </text:span><text:span text:style-name="Source_20_Text"><text:span text:style-name="T11">java.util.Map;</text:span></text:span></text:p>
                <text:p text:style-name="P5"><text:span text:style-name="Source_20_Text"><text:span text:style-name="T29">import</text:span></text:span><text:span text:style-name="T11"> </text:span><text:span text:style-name="Source_20_Text"><text:span text:style-name="T11">java.util.concurrent.ConcurrentHashMap;</text:span></text:span></text:p>
                <text:p text:style-name="P5"><text:span text:style-name="Source_20_Text"><text:span text:style-name="T29">import</text:span></text:span><text:span text:style-name="T11"> </text:span><text:span text:style-name="Source_20_Text"><text:span text:style-name="T11">java.util.function.Function;</text:span></text:span></text:p>
                <text:p text:style-name="P5"><text:span text:style-name="Source_20_Text"><text:span text:style-name="T29">import</text:span></text:span><text:span text:style-name="T11"> </text:span><text:span text:style-name="Source_20_Text"><text:span text:style-name="T11">java.util.function.Predicate;</text:span></text:span></text:p>
                <text:p text:style-name="P5"><text:span text:style-name="Source_20_Text"><text:span text:style-name="T29">import</text:span></text:span><text:span text:style-name="T11"> </text:span><text:span text:style-name="Source_20_Text"><text:span text:style-name="T11">java.util.stream.Collectors;</text:span></text:span></text:p>
                <text:p text:style-name="P4"> </text:p>
                <text:p text:style-name="P5"><text:span text:style-name="Source_20_Text"><text:span text:style-name="T29">public</text:span></text:span><text:span text:style-name="T11"> </text:span><text:span text:style-name="Source_20_Text"><text:span text:style-name="T29">class</text:span></text:span><text:span text:style-name="T11"> </text:span><text:span text:style-name="Source_20_Text"><text:span text:style-name="T11">JavaStreamDistinctExamples</text:span></text:span></text:p>
                <text:p text:style-name="P5"><text:span text:style-name="Source_20_Text"><text:span text:style-name="T11">{</text:span></text:span></text:p>
                <text:p text:style-name="P5"><text:span text:style-name="Source_20_Text"><text:span text:style-name="T35">    </text:span></text:span><text:span text:style-name="Source_20_Text"><text:span text:style-name="T29">public</text:span></text:span><text:span text:style-name="T11"> </text:span><text:span text:style-name="Source_20_Text"><text:span text:style-name="T29">static</text:span></text:span><text:span text:style-name="T11"> </text:span><text:span text:style-name="Source_20_Text"><text:span text:style-name="T29">void</text:span></text:span><text:span text:style-name="T11"> </text:span><text:span text:style-name="Source_20_Text"><text:span text:style-name="T11">main(String[] args)</text:span></text:span></text:p>
                <text:p text:style-name="P5"><text:span text:style-name="Source_20_Text"><text:span text:style-name="T35">    </text:span></text:span><text:span text:style-name="Source_20_Text"><text:span text:style-name="T11">{</text:span></text:span></text:p>
                <text:p text:style-name="P5"><text:span text:style-name="Source_20_Text"><text:span text:style-name="T35">        </text:span></text:span><text:span text:style-name="Source_20_Text"><text:span text:style-name="T11">Person lokesh = </text:span></text:span><text:span text:style-name="Source_20_Text"><text:span text:style-name="T29">new</text:span></text:span><text:span text:style-name="T11"> </text:span><text:span text:style-name="Source_20_Text"><text:span text:style-name="T11">Person(</text:span></text:span><text:span text:style-name="Source_20_Text"><text:span text:style-name="T38">1</text:span></text:span><text:span text:style-name="Source_20_Text"><text:span text:style-name="T11">, </text:span></text:span><text:span text:style-name="Source_20_Text"><text:span text:style-name="T40">"Lokesh"</text:span></text:span><text:span text:style-name="Source_20_Text"><text:span text:style-name="T11">, </text:span></text:span><text:span text:style-name="Source_20_Text"><text:span text:style-name="T40">"Gupta"</text:span></text:span><text:span text:style-name="Source_20_Text"><text:span text:style-name="T11">);</text:span></text:span></text:p>
                <text:p text:style-name="P5"><text:span text:style-name="Source_20_Text"><text:span text:style-name="T35">        </text:span></text:span><text:span text:style-name="Source_20_Text"><text:span text:style-name="T11">Person brian = </text:span></text:span><text:span text:style-name="Source_20_Text"><text:span text:style-name="T29">new</text:span></text:span><text:span text:style-name="T11"> </text:span><text:span text:style-name="Source_20_Text"><text:span text:style-name="T11">Person(</text:span></text:span><text:span text:style-name="Source_20_Text"><text:span text:style-name="T38">2</text:span></text:span><text:span text:style-name="Source_20_Text"><text:span text:style-name="T11">, </text:span></text:span><text:span text:style-name="Source_20_Text"><text:span text:style-name="T40">"Brian"</text:span></text:span><text:span text:style-name="Source_20_Text"><text:span text:style-name="T11">, </text:span></text:span><text:span text:style-name="Source_20_Text"><text:span text:style-name="T40">"Clooney"</text:span></text:span><text:span text:style-name="Source_20_Text"><text:span text:style-name="T11">);</text:span></text:span></text:p>
                <text:p text:style-name="P5"><text:span text:style-name="Source_20_Text"><text:span text:style-name="T35">        </text:span></text:span><text:span text:style-name="Source_20_Text"><text:span text:style-name="T11">Person alex = </text:span></text:span><text:span text:style-name="Source_20_Text"><text:span text:style-name="T29">new</text:span></text:span><text:span text:style-name="T11"> </text:span><text:span text:style-name="Source_20_Text"><text:span text:style-name="T11">Person(</text:span></text:span><text:span text:style-name="Source_20_Text"><text:span text:style-name="T38">3</text:span></text:span><text:span text:style-name="Source_20_Text"><text:span text:style-name="T11">, </text:span></text:span><text:span text:style-name="Source_20_Text"><text:span text:style-name="T40">"Alex"</text:span></text:span><text:span text:style-name="Source_20_Text"><text:span text:style-name="T11">, </text:span></text:span><text:span text:style-name="Source_20_Text"><text:span text:style-name="T40">"Kolen"</text:span></text:span><text:span text:style-name="Source_20_Text"><text:span text:style-name="T11">);</text:span></text:span></text:p>
                <text:p text:style-name="P5"><text:span text:style-name="Source_20_Text"><text:span text:style-name="T35">        </text:span></text:span><text:span text:style-name="T8"> </text:span></text:p>
                <text:p text:style-name="P5"><text:span text:style-name="Source_20_Text"><text:span text:style-name="T35">        </text:span></text:span><text:span text:style-name="Source_20_Text"><text:span text:style-name="T43">//Add some random persons</text:span></text:span></text:p>
                <text:p text:style-name="P5"><text:span text:style-name="Source_20_Text"><text:span text:style-name="T35">        </text:span></text:span><text:span text:style-name="Source_20_Text"><text:span text:style-name="T11">Collection&lt;Person&gt; list = Arrays.asList(lokesh,brian,alex,lokesh,brian,lokesh);</text:span></text:span></text:p>
                <text:p text:style-name="P4"> </text:p>
                <text:p text:style-name="P5"><text:span text:style-name="Source_20_Text"><text:span text:style-name="T35">        </text:span></text:span><text:span text:style-name="Source_20_Text"><text:span text:style-name="T43">// Get distinct objects by key</text:span></text:span></text:p>
                <text:p text:style-name="P5"><text:span text:style-name="Source_20_Text"><text:span text:style-name="T35">        </text:span></text:span><text:span text:style-name="Source_20_Text"><text:span text:style-name="T11">List&lt;Person&gt; distinctElements = list.stream()</text:span></text:span></text:p>
                <text:p text:style-name="P5"><text:span text:style-name="Source_20_Text"><text:span text:style-name="T35">                                            </text:span></text:span><text:span text:style-name="Source_20_Text"><text:span text:style-name="T11">.filter( distinctByKey(p -&gt; p.getId()) )</text:span></text:span></text:p>
                <text:p text:style-name="P5"><text:span text:style-name="Source_20_Text"><text:span text:style-name="T35">                                            </text:span></text:span><text:span text:style-name="Source_20_Text"><text:span text:style-name="T11">.collect( Collectors.toList() );</text:span></text:span></text:p>
                <text:p text:style-name="P4"> </text:p>
                <text:p text:style-name="P5"><text:span text:style-name="Source_20_Text"><text:span text:style-name="T35">        </text:span></text:span><text:span text:style-name="Source_20_Text"><text:span text:style-name="T43">// Let's verify distinct elements</text:span></text:span></text:p>
                <text:p text:style-name="P5"><text:span text:style-name="Source_20_Text"><text:span text:style-name="T35">        </text:span></text:span><text:span text:style-name="Source_20_Text"><text:span text:style-name="T11">System.out.println( distinctElements );</text:span></text:span></text:p>
                <text:p text:style-name="P5"><text:span text:style-name="Source_20_Text"><text:span text:style-name="T35">    </text:span></text:span><text:span text:style-name="Source_20_Text"><text:span text:style-name="T11">}</text:span></text:span></text:p>
                <text:p text:style-name="P4"> </text:p>
                <text:p text:style-name="P5"><text:span text:style-name="Source_20_Text"><text:span text:style-name="T35">        </text:span></text:span><text:span text:style-name="Source_20_Text"><text:span text:style-name="T43">//Utility function</text:span></text:span></text:p>
                <text:p text:style-name="P5"><text:span text:style-name="Source_20_Text"><text:span text:style-name="T35">    </text:span></text:span><text:span text:style-name="Source_20_Text"><text:span text:style-name="T29">public</text:span></text:span><text:span text:style-name="T11"> </text:span><text:span text:style-name="Source_20_Text"><text:span text:style-name="T29">static</text:span></text:span><text:span text:style-name="T11"> </text:span><text:span text:style-name="Source_20_Text"><text:span text:style-name="T11">&lt;T&gt; Predicate&lt;T&gt; distinctByKey(Function&lt;? </text:span></text:span><text:span text:style-name="Source_20_Text"><text:span text:style-name="T29">super</text:span></text:span><text:span text:style-name="T11"> </text:span><text:span text:style-name="Source_20_Text"><text:span text:style-name="T11">T, Object&gt; keyExtractor)</text:span></text:span></text:p>
                <text:p text:style-name="P5"><text:span text:style-name="Source_20_Text"><text:span text:style-name="T35">    </text:span></text:span><text:span text:style-name="Source_20_Text"><text:span text:style-name="T11">{</text:span></text:span></text:p>
                <text:p text:style-name="P5"><text:span text:style-name="Source_20_Text"><text:span text:style-name="T35">        </text:span></text:span><text:span text:style-name="Source_20_Text"><text:span text:style-name="T11">Map&lt;Object, Boolean&gt; map = </text:span></text:span><text:span text:style-name="Source_20_Text"><text:span text:style-name="T29">new</text:span></text:span><text:span text:style-name="T11"> </text:span><text:span text:style-name="Source_20_Text"><text:span text:style-name="T11">ConcurrentHashMap&lt;&gt;();</text:span></text:span></text:p>
                <text:p text:style-name="P5"><text:span text:style-name="Source_20_Text"><text:span text:style-name="T35">        </text:span></text:span><text:span text:style-name="Source_20_Text"><text:span text:style-name="T29">return</text:span></text:span><text:span text:style-name="T11"> </text:span><text:span text:style-name="Source_20_Text"><text:span text:style-name="T11">t -&gt; map.putIfAbsent(keyExtractor.apply(t), Boolean.TRUE) == </text:span></text:span><text:span text:style-name="Source_20_Text"><text:span text:style-name="T29">null</text:span></text:span><text:span text:style-name="Source_20_Text"><text:span text:style-name="T11">;</text:span></text:span></text:p>
                <text:p text:style-name="P5"><text:span text:style-name="Source_20_Text"><text:span text:style-name="T35">    </text:span></text:span><text:span text:style-name="Source_20_Text"><text:span text:style-name="T11">}</text:span></text:span></text:p>
                <text:p text:style-name="P5"><text:span text:style-name="Source_20_Text"><text:span text:style-name="T11">}</text:span></text:span></text:p>
                <text:p text:style-name="P4"> </text:p>
                <text:p text:style-name="P5"><text:span text:style-name="Source_20_Text"><text:span text:style-name="T43">//Model class</text:span></text:span></text:p>
                <text:p text:style-name="P5"><text:span text:style-name="Source_20_Text"><text:span text:style-name="T29">class</text:span></text:span><text:span text:style-name="T11"> </text:span><text:span text:style-name="Source_20_Text"><text:span text:style-name="T11">Person</text:span></text:span></text:p>
                <text:p text:style-name="P5"><text:span text:style-name="Source_20_Text"><text:span text:style-name="T11">{</text:span></text:span></text:p>
                <text:p text:style-name="P5"><text:span text:style-name="Source_20_Text"><text:span text:style-name="T35">    </text:span></text:span><text:span text:style-name="Source_20_Text"><text:span text:style-name="T29">public</text:span></text:span><text:span text:style-name="T11"> </text:span><text:span text:style-name="Source_20_Text"><text:span text:style-name="T11">Person(Integer id, String fname, String lname) {</text:span></text:span></text:p>
                <text:p text:style-name="P5"><text:span text:style-name="Source_20_Text"><text:span text:style-name="T35">        </text:span></text:span><text:span text:style-name="Source_20_Text"><text:span text:style-name="T29">super</text:span></text:span><text:span text:style-name="Source_20_Text"><text:span text:style-name="T11">();</text:span></text:span></text:p>
                <text:p text:style-name="P5"><text:span text:style-name="Source_20_Text"><text:span text:style-name="T35">        </text:span></text:span><text:span text:style-name="Source_20_Text"><text:span text:style-name="T29">this</text:span></text:span><text:span text:style-name="Source_20_Text"><text:span text:style-name="T11">.id = id;</text:span></text:span></text:p>
                <text:p text:style-name="P5"><text:span text:style-name="Source_20_Text"><text:span text:style-name="T35">        </text:span></text:span><text:span text:style-name="Source_20_Text"><text:span text:style-name="T29">this</text:span></text:span><text:span text:style-name="Source_20_Text"><text:span text:style-name="T11">.fname = fname;</text:span></text:span></text:p>
                <text:p text:style-name="P5"><text:span text:style-name="Source_20_Text"><text:span text:style-name="T35">        </text:span></text:span><text:span text:style-name="Source_20_Text"><text:span text:style-name="T29">this</text:span></text:span><text:span text:style-name="Source_20_Text"><text:span text:style-name="T11">.lname = lname;</text:span></text:span></text:p>
                <text:p text:style-name="P5"><text:span text:style-name="Source_20_Text"><text:span text:style-name="T35">    </text:span></text:span><text:span text:style-name="Source_20_Text"><text:span text:style-name="T11">}</text:span></text:span></text:p>
                <text:p text:style-name="P4"> </text:p>
                <text:p text:style-name="P5"><text:span text:style-name="Source_20_Text"><text:span text:style-name="T35">    </text:span></text:span><text:span text:style-name="Source_20_Text"><text:span text:style-name="T29">private</text:span></text:span><text:span text:style-name="T11"> </text:span><text:span text:style-name="Source_20_Text"><text:span text:style-name="T11">Integer id;</text:span></text:span></text:p>
                <text:p text:style-name="P5"><text:span text:style-name="Source_20_Text"><text:span text:style-name="T35">    </text:span></text:span><text:span text:style-name="Source_20_Text"><text:span text:style-name="T29">private</text:span></text:span><text:span text:style-name="T11"> </text:span><text:span text:style-name="Source_20_Text"><text:span text:style-name="T11">String fname;</text:span></text:span></text:p>
                <text:p text:style-name="P5"><text:span text:style-name="Source_20_Text"><text:span text:style-name="T35">    </text:span></text:span><text:span text:style-name="Source_20_Text"><text:span text:style-name="T29">private</text:span></text:span><text:span text:style-name="T11"> </text:span><text:span text:style-name="Source_20_Text"><text:span text:style-name="T11">String lname;</text:span></text:span></text:p>
                <text:p text:style-name="P4"> </text:p>
                <text:p text:style-name="P5"><text:span text:style-name="Source_20_Text"><text:span text:style-name="T35">    </text:span></text:span><text:span text:style-name="Source_20_Text"><text:span text:style-name="T43">//Getters and Setters</text:span></text:span></text:p>
                <text:p text:style-name="P4"> </text:p>
                <text:p text:style-name="P5"><text:span text:style-name="Source_20_Text"><text:span text:style-name="T35">    </text:span></text:span><text:span text:style-name="Source_20_Text"><text:span text:style-name="T45">@Override</text:span></text:span></text:p>
                <text:p text:style-name="P5"><text:span text:style-name="Source_20_Text"><text:span text:style-name="T35">    </text:span></text:span><text:span text:style-name="Source_20_Text"><text:span text:style-name="T29">public</text:span></text:span><text:span text:style-name="T11"> </text:span><text:span text:style-name="Source_20_Text"><text:span text:style-name="T11">String toString() {</text:span></text:span></text:p>
                <text:p text:style-name="P5"><text:span text:style-name="Source_20_Text"><text:span text:style-name="T35">        </text:span></text:span><text:span text:style-name="Source_20_Text"><text:span text:style-name="T29">return</text:span></text:span><text:span text:style-name="T11"> </text:span><text:span text:style-name="Source_20_Text"><text:span text:style-name="T40">"Person [id="</text:span></text:span><text:span text:style-name="T11"> </text:span><text:span text:style-name="Source_20_Text"><text:span text:style-name="T11">+ id + </text:span></text:span><text:span text:style-name="Source_20_Text"><text:span text:style-name="T40">", fname="</text:span></text:span><text:span text:style-name="T11"> </text:span><text:span text:style-name="Source_20_Text"><text:span text:style-name="T11">+ fname + </text:span></text:span><text:span text:style-name="Source_20_Text"><text:span text:style-name="T40">", lname="</text:span></text:span><text:span text:style-name="Source_20_Text"><text:span text:style-name="T11">+ lname + </text:span></text:span><text:span text:style-name="Source_20_Text"><text:span text:style-name="T40">"]"</text:span></text:span><text:span text:style-name="Source_20_Text"><text:span text:style-name="T11">;</text:span></text:span></text:p>
                <text:p text:style-name="P5"><text:span text:style-name="Source_20_Text"><text:span text:style-name="T35">    </text:span></text:span><text:span text:style-name="Source_20_Text"><text:span text:style-name="T11">}</text:span></text:span></text:p>
                <text:p text:style-name="P5"><text:span text:style-name="Source_20_Text"><text:span text:style-name="T11">}</text:span></text:span></text:p>
              </text:section>
              <text:p text:style-name="P48"><text:span text:style-name="T41"/></text:p>
              <text:p text:style-name="P48"><text:span text:style-name="Source_20_Text"><text:span text:style-name="T27">public</text:span></text:span><text:span text:style-name="T30"> </text:span><text:span text:style-name="Source_20_Text"><text:span text:style-name="T27">class</text:span></text:span><text:span text:style-name="T30"> </text:span><text:span text:style-name="Source_20_Text"><text:span text:style-name="T9">Main</text:span></text:span></text:p>
              <text:p text:style-name="P48"><text:span text:style-name="Source_20_Text"><text:span text:style-name="T9">{</text:span></text:span></text:p>
              <text:p text:style-name="P48"><text:span text:style-name="Source_20_Text"><text:span text:style-name="T32">    </text:span></text:span><text:span text:style-name="Source_20_Text"><text:span text:style-name="T27">public</text:span></text:span><text:span text:style-name="T30"> </text:span><text:span text:style-name="Source_20_Text"><text:span text:style-name="T27">static</text:span></text:span><text:span text:style-name="T30"> </text:span><text:span text:style-name="Source_20_Text"><text:span text:style-name="T27">void</text:span></text:span><text:span text:style-name="T30"> </text:span><text:span text:style-name="Source_20_Text"><text:span text:style-name="T9">main(String[] args)</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32">        </text:span></text:span><text:span text:style-name="Source_20_Text"><text:span text:style-name="T9">String[][] dataArray = </text:span></text:span><text:span text:style-name="Source_20_Text"><text:span text:style-name="T27">new</text:span></text:span><text:span text:style-name="T30"> </text:span><text:span text:style-name="Source_20_Text"><text:span text:style-name="T9">String[][]{{</text:span></text:span><text:span text:style-name="Source_20_Text"><text:span text:style-name="T39">"a"</text:span></text:span><text:span text:style-name="Source_20_Text"><text:span text:style-name="T9">, </text:span></text:span><text:span text:style-name="Source_20_Text"><text:span text:style-name="T39">"b"</text:span></text:span><text:span text:style-name="Source_20_Text"><text:span text:style-name="T9">}, {</text:span></text:span><text:span text:style-name="Source_20_Text"><text:span text:style-name="T39">"c"</text:span></text:span><text:span text:style-name="Source_20_Text"><text:span text:style-name="T9">,</text:span></text:span><text:span text:style-name="Source_20_Text"><text:span text:style-name="T39">"d"</text:span></text:span><text:span text:style-name="Source_20_Text"><text:span text:style-name="T9">}, {</text:span></text:span><text:span text:style-name="Source_20_Text"><text:span text:style-name="T39">"e"</text:span></text:span><text:span text:style-name="Source_20_Text"><text:span text:style-name="T9">, </text:span></text:span><text:span text:style-name="Source_20_Text"><text:span text:style-name="T39">"f"</text:span></text:span><text:span text:style-name="Source_20_Text"><text:span text:style-name="T9">}, {</text:span></text:span><text:span text:style-name="Source_20_Text"><text:span text:style-name="T39">"g"</text:span></text:span><text:span text:style-name="Source_20_Text"><text:span text:style-name="T9">, </text:span></text:span><text:span text:style-name="Source_20_Text"><text:span text:style-name="T39">"h"</text:span></text:span><text:span text:style-name="Source_20_Text"><text:span text:style-name="T9">}};</text:span></text:span></text:p>
              <text:p text:style-name="P48"><text:span text:style-name="Source_20_Text"><text:span text:style-name="T32">        </text:span></text:span><text:span text:style-name="T41"> </text:span></text:p>
              <text:p text:style-name="P48"><text:span text:style-name="Source_20_Text"><text:span text:style-name="T32">        </text:span></text:span><text:span text:style-name="Source_20_Text"><text:span text:style-name="T9">List&lt;String&gt; listOfAllChars = Arrays.stream(dataArray)</text:span></text:span></text:p>
              <text:p text:style-name="P48"><text:span text:style-name="Source_20_Text"><text:span text:style-name="T32">                                    </text:span></text:span><text:span text:style-name="Source_20_Text"><text:span text:style-name="T9">.flatMap(x -&gt; Arrays.stream(x))</text:span></text:span></text:p>
              <text:p text:style-name="P48"><text:span text:style-name="Source_20_Text"><text:span text:style-name="T32">                                    </text:span></text:span><text:span text:style-name="Source_20_Text"><text:span text:style-name="T9">.collect(Collectors.toList());</text:span></text:span></text:p>
              <text:p text:style-name="P48"><text:span text:style-name="Source_20_Text"><text:span text:style-name="T32"> </text:span></text:span><text:span text:style-name="T41"> </text:span></text:p>
              <text:p text:style-name="P48"><text:span text:style-name="Source_20_Text"><text:span text:style-name="T32">        </text:span></text:span><text:span text:style-name="Source_20_Text"><text:span text:style-name="T9">System.out.println(listOfAllChars);</text:span></text:span></text:p>
              <text:p text:style-name="P48"><text:span text:style-name="Source_20_Text"><text:span text:style-name="T32">    </text:span></text:span><text:span text:style-name="Source_20_Text"><text:span text:style-name="T9">}</text:span></text:span></text:p>
              <text:p text:style-name="P50"><text:span text:style-name="Source_20_Text"><text:span text:style-name="T9">}</text:span></text:span></text:p>
            </table:table-cell>
          </table:table-row>
        </table:table>
      </text:section>
      <text:p text:style-name="P35"><text:soft-page-break/><text:span text:style-name="Source_20_Text"><text:span text:style-name="T29">import</text:span></text:span><text:span text:style-name="T11"> </text:span><text:span text:style-name="Source_20_Text"><text:span text:style-name="T11">java.util.Arrays;</text:span></text:span></text:p>
      <text:p text:style-name="P35"><text:span text:style-name="Source_20_Text"><text:span text:style-name="T29">import</text:span></text:span><text:span text:style-name="T11"> </text:span><text:span text:style-name="Source_20_Text"><text:span text:style-name="T11">java.util.Collection;</text:span></text:span></text:p>
      <text:p text:style-name="P35"><text:span text:style-name="Source_20_Text"><text:span text:style-name="T29">import</text:span></text:span><text:span text:style-name="T11"> </text:span><text:span text:style-name="Source_20_Text"><text:span text:style-name="T11">java.util.List;</text:span></text:span></text:p>
      <text:p text:style-name="P35"><text:span text:style-name="Source_20_Text"><text:span text:style-name="T29">import</text:span></text:span><text:span text:style-name="T11"> </text:span><text:span text:style-name="Source_20_Text"><text:span text:style-name="T11">java.util.Map;</text:span></text:span></text:p>
      <text:p text:style-name="P35"><text:span text:style-name="Source_20_Text"><text:span text:style-name="T29">import</text:span></text:span><text:span text:style-name="T11"> </text:span><text:span text:style-name="Source_20_Text"><text:span text:style-name="T11">java.util.concurrent.ConcurrentHashMap;</text:span></text:span></text:p>
      <text:p text:style-name="P35"><text:span text:style-name="Source_20_Text"><text:span text:style-name="T29">import</text:span></text:span><text:span text:style-name="T11"> </text:span><text:span text:style-name="Source_20_Text"><text:span text:style-name="T11">java.util.function.Function;</text:span></text:span></text:p>
      <text:p text:style-name="P35"><text:span text:style-name="Source_20_Text"><text:span text:style-name="T29">import</text:span></text:span><text:span text:style-name="T11"> </text:span><text:span text:style-name="Source_20_Text"><text:span text:style-name="T11">java.util.function.Predicate;</text:span></text:span></text:p>
      <text:p text:style-name="P35"><text:span text:style-name="Source_20_Text"><text:span text:style-name="T29">import</text:span></text:span><text:span text:style-name="T11"> </text:span><text:span text:style-name="Source_20_Text"><text:span text:style-name="T11">java.util.stream.Collectors;</text:span></text:span></text:p>
      <text:p text:style-name="P36"> </text:p>
      <text:p text:style-name="P35"><text:span text:style-name="Source_20_Text"><text:span text:style-name="T29">public</text:span></text:span><text:span text:style-name="T11"> </text:span><text:span text:style-name="Source_20_Text"><text:span text:style-name="T29">class</text:span></text:span><text:span text:style-name="T11"> </text:span><text:span text:style-name="Source_20_Text"><text:span text:style-name="T11">JavaStreamDistinctExamples</text:span></text:span></text:p>
      <text:p text:style-name="P35"><text:span text:style-name="Source_20_Text"><text:span text:style-name="T11">{</text:span></text:span></text:p>
      <text:p text:style-name="P35"><text:span text:style-name="Source_20_Text"><text:span text:style-name="T35">    </text:span></text:span><text:span text:style-name="Source_20_Text"><text:span text:style-name="T29">public</text:span></text:span><text:span text:style-name="T11"> </text:span><text:span text:style-name="Source_20_Text"><text:span text:style-name="T29">static</text:span></text:span><text:span text:style-name="T11"> </text:span><text:span text:style-name="Source_20_Text"><text:span text:style-name="T29">void</text:span></text:span><text:span text:style-name="T11"> </text:span><text:span text:style-name="Source_20_Text"><text:span text:style-name="T11">main(String[] args)</text:span></text:span></text:p>
      <text:p text:style-name="P35"><text:span text:style-name="Source_20_Text"><text:span text:style-name="T35">    </text:span></text:span><text:span text:style-name="Source_20_Text"><text:span text:style-name="T11">{</text:span></text:span></text:p>
      <text:p text:style-name="P35"><text:span text:style-name="Source_20_Text"><text:span text:style-name="T35">        </text:span></text:span><text:span text:style-name="Source_20_Text"><text:span text:style-name="T11">Person lokesh = </text:span></text:span><text:span text:style-name="Source_20_Text"><text:span text:style-name="T29">new</text:span></text:span><text:span text:style-name="T11"> </text:span><text:span text:style-name="Source_20_Text"><text:span text:style-name="T11">Person(</text:span></text:span><text:span text:style-name="Source_20_Text"><text:span text:style-name="T38">1</text:span></text:span><text:span text:style-name="Source_20_Text"><text:span text:style-name="T11">, </text:span></text:span><text:span text:style-name="Source_20_Text"><text:span text:style-name="T40">"Lokesh"</text:span></text:span><text:span text:style-name="Source_20_Text"><text:span text:style-name="T11">, </text:span></text:span><text:span text:style-name="Source_20_Text"><text:span text:style-name="T40">"Gupta"</text:span></text:span><text:span text:style-name="Source_20_Text"><text:span text:style-name="T11">);</text:span></text:span></text:p>
      <text:p text:style-name="P35"><text:span text:style-name="Source_20_Text"><text:span text:style-name="T35">        </text:span></text:span><text:span text:style-name="Source_20_Text"><text:span text:style-name="T11">Person brian = </text:span></text:span><text:span text:style-name="Source_20_Text"><text:span text:style-name="T29">new</text:span></text:span><text:span text:style-name="T11"> </text:span><text:span text:style-name="Source_20_Text"><text:span text:style-name="T11">Person(</text:span></text:span><text:span text:style-name="Source_20_Text"><text:span text:style-name="T38">2</text:span></text:span><text:span text:style-name="Source_20_Text"><text:span text:style-name="T11">, </text:span></text:span><text:span text:style-name="Source_20_Text"><text:span text:style-name="T40">"Brian"</text:span></text:span><text:span text:style-name="Source_20_Text"><text:span text:style-name="T11">, </text:span></text:span><text:span text:style-name="Source_20_Text"><text:span text:style-name="T40">"Clooney"</text:span></text:span><text:span text:style-name="Source_20_Text"><text:span text:style-name="T11">);</text:span></text:span></text:p>
      <text:p text:style-name="P35"><text:span text:style-name="Source_20_Text"><text:span text:style-name="T35">        </text:span></text:span><text:span text:style-name="Source_20_Text"><text:span text:style-name="T11">Person alex = </text:span></text:span><text:span text:style-name="Source_20_Text"><text:span text:style-name="T29">new</text:span></text:span><text:span text:style-name="T11"> </text:span><text:span text:style-name="Source_20_Text"><text:span text:style-name="T11">Person(</text:span></text:span><text:span text:style-name="Source_20_Text"><text:span text:style-name="T38">3</text:span></text:span><text:span text:style-name="Source_20_Text"><text:span text:style-name="T11">, </text:span></text:span><text:span text:style-name="Source_20_Text"><text:span text:style-name="T40">"Alex"</text:span></text:span><text:span text:style-name="Source_20_Text"><text:span text:style-name="T11">, </text:span></text:span><text:span text:style-name="Source_20_Text"><text:span text:style-name="T40">"Kolen"</text:span></text:span><text:span text:style-name="Source_20_Text"><text:span text:style-name="T11">);</text:span></text:span></text:p>
      <text:p text:style-name="P35"><text:span text:style-name="Source_20_Text"><text:span text:style-name="T35">        </text:span></text:span><text:span text:style-name="T8"> </text:span></text:p>
      <text:p text:style-name="P35"><text:span text:style-name="Source_20_Text"><text:span text:style-name="T35">        </text:span></text:span><text:span text:style-name="Source_20_Text"><text:span text:style-name="T43">//Add some random persons</text:span></text:span></text:p>
      <text:p text:style-name="P35"><text:span text:style-name="Source_20_Text"><text:span text:style-name="T35">        </text:span></text:span><text:span text:style-name="Source_20_Text"><text:span text:style-name="T11">Collection&lt;Person&gt; list = Arrays.asList(lokesh,brian,alex,lokesh,brian,lokesh);</text:span></text:span></text:p>
      <text:p text:style-name="P36"> </text:p>
      <text:p text:style-name="P35"><text:span text:style-name="Source_20_Text"><text:span text:style-name="T35">        </text:span></text:span><text:span text:style-name="Source_20_Text"><text:span text:style-name="T43">// Get distinct objects by key</text:span></text:span></text:p>
      <text:p text:style-name="P35"><text:span text:style-name="Source_20_Text"><text:span text:style-name="T35">        </text:span></text:span><text:span text:style-name="Source_20_Text"><text:span text:style-name="T11">List&lt;Person&gt; distinctElements = list.stream()</text:span></text:span></text:p>
      <text:p text:style-name="P35"><text:span text:style-name="Source_20_Text"><text:span text:style-name="T35">                                            </text:span></text:span><text:span text:style-name="Source_20_Text"><text:span text:style-name="T11">.filter( distinctByKey(p -&gt; p.getId()) )</text:span></text:span></text:p>
      <text:p text:style-name="P35"><text:span text:style-name="Source_20_Text"><text:span text:style-name="T35">                                            </text:span></text:span><text:span text:style-name="Source_20_Text"><text:span text:style-name="T11">.collect( Collectors.toList() );</text:span></text:span></text:p>
      <text:p text:style-name="P36"> </text:p>
      <text:p text:style-name="P35"><text:span text:style-name="Source_20_Text"><text:span text:style-name="T35">        </text:span></text:span><text:span text:style-name="Source_20_Text"><text:span text:style-name="T43">// Let's verify distinct elements</text:span></text:span></text:p>
      <text:p text:style-name="P35"><text:span text:style-name="Source_20_Text"><text:span text:style-name="T35">        </text:span></text:span><text:span text:style-name="Source_20_Text"><text:span text:style-name="T11">System.out.println( distinctElements );</text:span></text:span></text:p>
      <text:p text:style-name="P35"><text:span text:style-name="Source_20_Text"><text:span text:style-name="T35">    </text:span></text:span><text:span text:style-name="Source_20_Text"><text:span text:style-name="T11">}</text:span></text:span></text:p>
      <text:p text:style-name="P36"> </text:p>
      <text:p text:style-name="P35"><text:span text:style-name="Source_20_Text"><text:span text:style-name="T35">        </text:span></text:span><text:span text:style-name="Source_20_Text"><text:span text:style-name="T43">//Utility function</text:span></text:span></text:p>
      <text:p text:style-name="P35"><text:span text:style-name="Source_20_Text"><text:span text:style-name="T35">    </text:span></text:span><text:span text:style-name="Source_20_Text"><text:span text:style-name="T29">public</text:span></text:span><text:span text:style-name="T11"> </text:span><text:span text:style-name="Source_20_Text"><text:span text:style-name="T29">static</text:span></text:span><text:span text:style-name="T11"> </text:span><text:span text:style-name="Source_20_Text"><text:span text:style-name="T11">&lt;T&gt; Predicate&lt;T&gt; distinctByKey(Function&lt;? </text:span></text:span><text:span text:style-name="Source_20_Text"><text:span text:style-name="T29">super</text:span></text:span><text:span text:style-name="T11"> </text:span><text:span text:style-name="Source_20_Text"><text:span text:style-name="T11">T, Object&gt; keyExtractor)</text:span></text:span></text:p>
      <text:p text:style-name="P35"><text:span text:style-name="Source_20_Text"><text:span text:style-name="T35">    </text:span></text:span><text:span text:style-name="Source_20_Text"><text:span text:style-name="T11">{</text:span></text:span></text:p>
      <text:p text:style-name="P35"><text:span text:style-name="Source_20_Text"><text:span text:style-name="T35">        </text:span></text:span><text:span text:style-name="Source_20_Text"><text:span text:style-name="T11">Map&lt;Object, Boolean&gt; map = </text:span></text:span><text:span text:style-name="Source_20_Text"><text:span text:style-name="T29">new</text:span></text:span><text:span text:style-name="T11"> </text:span><text:span text:style-name="Source_20_Text"><text:span text:style-name="T11">ConcurrentHashMap&lt;&gt;();</text:span></text:span></text:p>
      <text:p text:style-name="P35"><text:span text:style-name="Source_20_Text"><text:span text:style-name="T35">        </text:span></text:span><text:span text:style-name="Source_20_Text"><text:span text:style-name="T29">return</text:span></text:span><text:span text:style-name="T11"> </text:span><text:span text:style-name="Source_20_Text"><text:span text:style-name="T11">t -&gt; map.putIfAbsent(keyExtractor.apply(t), Boolean.TRUE) == </text:span></text:span><text:span text:style-name="Source_20_Text"><text:span text:style-name="T29">null</text:span></text:span><text:span text:style-name="Source_20_Text"><text:span text:style-name="T11">;</text:span></text:span></text:p>
      <text:p text:style-name="P35"><text:span text:style-name="Source_20_Text"><text:span text:style-name="T35">    </text:span></text:span><text:span text:style-name="Source_20_Text"><text:span text:style-name="T11">}</text:span></text:span></text:p>
      <text:p text:style-name="P35"><text:span text:style-name="Source_20_Text"><text:span text:style-name="T11">}</text:span></text:span></text:p>
      <text:p text:style-name="P36"> </text:p>
      <text:p text:style-name="P35"><text:soft-page-break/><text:span text:style-name="Source_20_Text"><text:span text:style-name="T43">//Model class</text:span></text:span></text:p>
      <text:p text:style-name="P35"><text:span text:style-name="Source_20_Text"><text:span text:style-name="T29">class</text:span></text:span><text:span text:style-name="T11"> </text:span><text:span text:style-name="Source_20_Text"><text:span text:style-name="T11">Person</text:span></text:span></text:p>
      <text:p text:style-name="P35"><text:span text:style-name="Source_20_Text"><text:span text:style-name="T11">{</text:span></text:span></text:p>
      <text:p text:style-name="P35"><text:span text:style-name="Source_20_Text"><text:span text:style-name="T35">    </text:span></text:span><text:span text:style-name="Source_20_Text"><text:span text:style-name="T29">public</text:span></text:span><text:span text:style-name="T11"> </text:span><text:span text:style-name="Source_20_Text"><text:span text:style-name="T11">Person(Integer id, String fname, String lname) {</text:span></text:span></text:p>
      <text:p text:style-name="P35"><text:span text:style-name="Source_20_Text"><text:span text:style-name="T35">        </text:span></text:span><text:span text:style-name="Source_20_Text"><text:span text:style-name="T29">super</text:span></text:span><text:span text:style-name="Source_20_Text"><text:span text:style-name="T11">();</text:span></text:span></text:p>
      <text:p text:style-name="P35"><text:span text:style-name="Source_20_Text"><text:span text:style-name="T35">        </text:span></text:span><text:span text:style-name="Source_20_Text"><text:span text:style-name="T29">this</text:span></text:span><text:span text:style-name="Source_20_Text"><text:span text:style-name="T11">.id = id;</text:span></text:span></text:p>
      <text:p text:style-name="P35"><text:span text:style-name="Source_20_Text"><text:span text:style-name="T35">        </text:span></text:span><text:span text:style-name="Source_20_Text"><text:span text:style-name="T29">this</text:span></text:span><text:span text:style-name="Source_20_Text"><text:span text:style-name="T11">.fname = fname;</text:span></text:span></text:p>
      <text:p text:style-name="P35"><text:span text:style-name="Source_20_Text"><text:span text:style-name="T35">        </text:span></text:span><text:span text:style-name="Source_20_Text"><text:span text:style-name="T29">this</text:span></text:span><text:span text:style-name="Source_20_Text"><text:span text:style-name="T11">.lname = lname;</text:span></text:span></text:p>
      <text:p text:style-name="P35"><text:span text:style-name="Source_20_Text"><text:span text:style-name="T35">    </text:span></text:span><text:span text:style-name="Source_20_Text"><text:span text:style-name="T11">}</text:span></text:span></text:p>
      <text:p text:style-name="P36"> </text:p>
      <text:p text:style-name="P35"><text:span text:style-name="Source_20_Text"><text:span text:style-name="T35">    </text:span></text:span><text:span text:style-name="Source_20_Text"><text:span text:style-name="T29">private</text:span></text:span><text:span text:style-name="T11"> </text:span><text:span text:style-name="Source_20_Text"><text:span text:style-name="T11">Integer id;</text:span></text:span></text:p>
      <text:p text:style-name="P35"><text:span text:style-name="Source_20_Text"><text:span text:style-name="T35">    </text:span></text:span><text:span text:style-name="Source_20_Text"><text:span text:style-name="T29">private</text:span></text:span><text:span text:style-name="T11"> </text:span><text:span text:style-name="Source_20_Text"><text:span text:style-name="T11">String fname;</text:span></text:span></text:p>
      <text:p text:style-name="P35"><text:span text:style-name="Source_20_Text"><text:span text:style-name="T35">    </text:span></text:span><text:span text:style-name="Source_20_Text"><text:span text:style-name="T29">private</text:span></text:span><text:span text:style-name="T11"> </text:span><text:span text:style-name="Source_20_Text"><text:span text:style-name="T11">String lname;</text:span></text:span></text:p>
      <text:p text:style-name="P36"> </text:p>
      <text:p text:style-name="P35"><text:span text:style-name="Source_20_Text"><text:span text:style-name="T35">    </text:span></text:span><text:span text:style-name="Source_20_Text"><text:span text:style-name="T43">//Getters and Setters</text:span></text:span></text:p>
      <text:p text:style-name="P36"> </text:p>
      <text:p text:style-name="P35"><text:span text:style-name="Source_20_Text"><text:span text:style-name="T35">    </text:span></text:span><text:span text:style-name="Source_20_Text"><text:span text:style-name="T45">@Override</text:span></text:span></text:p>
      <text:p text:style-name="P35"><text:span text:style-name="Source_20_Text"><text:span text:style-name="T35">    </text:span></text:span><text:span text:style-name="Source_20_Text"><text:span text:style-name="T29">public</text:span></text:span><text:span text:style-name="T11"> </text:span><text:span text:style-name="Source_20_Text"><text:span text:style-name="T11">String toString() {</text:span></text:span></text:p>
      <text:p text:style-name="P35"><text:span text:style-name="Source_20_Text"><text:span text:style-name="T35">        </text:span></text:span><text:span text:style-name="Source_20_Text"><text:span text:style-name="T29">return</text:span></text:span><text:span text:style-name="T11"> </text:span><text:span text:style-name="Source_20_Text"><text:span text:style-name="T40">"Person [id="</text:span></text:span><text:span text:style-name="T11"> </text:span><text:span text:style-name="Source_20_Text"><text:span text:style-name="T11">+ id + </text:span></text:span><text:span text:style-name="Source_20_Text"><text:span text:style-name="T40">", fname="</text:span></text:span><text:span text:style-name="T11"> </text:span><text:span text:style-name="Source_20_Text"><text:span text:style-name="T11">+ fname + </text:span></text:span><text:span text:style-name="Source_20_Text"><text:span text:style-name="T40">", lname="</text:span></text:span><text:span text:style-name="Source_20_Text"><text:span text:style-name="T11">+ lname + </text:span></text:span><text:span text:style-name="Source_20_Text"><text:span text:style-name="T40">"]"</text:span></text:span><text:span text:style-name="Source_20_Text"><text:span text:style-name="T11">;</text:span></text:span></text:p>
      <text:p text:style-name="P35"><text:span text:style-name="Source_20_Text"><text:span text:style-name="T35">    </text:span></text:span><text:span text:style-name="Source_20_Text"><text:span text:style-name="T11">}</text:span></text:span></text:p>
      <text:p text:style-name="P35"><text:span text:style-name="Source_20_Text"><text:span text:style-name="T11">}</text:span></text:span></text:p>
      <text:p text:style-name="Standard"/>
      <text:h text:style-name="P38" text:outline-level="1">Java Stream sorted() method example</text:h>
      <text:p text:style-name="P3"><text:span text:style-name="T47">By Lokesh Gupta | Filed Under: </text:span><text:a xlink:type="simple" xlink:href="https://howtodoinjava.com/java8/" text:style-name="Internet_20_link" text:visited-style-name="Visited_20_Internet_20_Link"><text:span text:style-name="T48">Java 8</text:span></text:a></text:p>
      <text:p text:style-name="P12"><text:span text:style-name="T2">Learn to use </text:span><text:span text:style-name="Strong_20_Emphasis"><text:span text:style-name="T4">Stream sorted()</text:span></text:span><text:span text:style-name="T2"> method to </text:span><text:a xlink:type="simple" xlink:href="https://howtodoinjava.com/java-sorting-guide/" text:style-name="Internet_20_link" text:visited-style-name="Visited_20_Internet_20_Link"><text:span text:style-name="T20">sort</text:span></text:a><text:span text:style-name="T2"> a stream of elements in their natural order and also according to the provided </text:span><text:a xlink:type="simple" xlink:href="https://howtodoinjava.com/java/collections/java-comparator/" text:style-name="Internet_20_link" text:visited-style-name="Visited_20_Internet_20_Link"><text:span text:style-name="T20">Comparator</text:span></text:a><text:span text:style-name="T2">.</text:span></text:p>
      <text:h text:style-name="P41" text:outline-level="2">1. Stream sort methods</text:h>
      <text:p text:style-name="P12"><text:a xlink:type="simple" xlink:href="https://docs.oracle.com/javase/8/docs/api/java/util/stream/Stream.html" office:target-frame-name="_blank" xlink:show="new" text:style-name="Internet_20_link" text:visited-style-name="Visited_20_Internet_20_Link"><text:span text:style-name="T20">Stream</text:span></text:a><text:span text:style-name="T2"> interface provides two methods for sorting the stream elements.</text:span></text:p>
      <text:h text:style-name="P39" text:outline-level="4">1.1. Stream.sorted()</text:h>
      <text:section text:style-name="Sect1" text:name="highlighter_228150">
        <text:p text:style-name="P20">Syntax</text:p>
        <table:table table:name="Table40" table:style-name="Table40">
          <table:table-column table:style-name="Table40.A"/>
          <table:table-row>
            <table:table-cell table:style-name="Table40.A1" office:value-type="string">
              <text:p text:style-name="P48"><text:span text:style-name="Source_20_Text"><text:span text:style-name="T9">Stream&lt;T&gt; sorted()</text:span></text:span></text:p>
            </table:table-cell>
          </table:table-row>
        </table:table>
      </text:section>
      <text:list xml:id="list1185888369294392618" text:style-name="L5">
        <text:list-item>
          <text:p text:style-name="P16"><text:span text:style-name="T3">This is a </text:span><text:span text:style-name="Strong_20_Emphasis"><text:span text:style-name="T5">stateful intermediate operation</text:span></text:span><text:span text:style-name="T3"> which returns a new stream.</text:span></text:p>
        </text:list-item>
        <text:list-item>
          <text:p text:style-name="P32"><text:soft-page-break/><text:span text:style-name="T2">Returns a stream consisting of the elements of this stream, sorted according to </text:span><text:span text:style-name="Strong_20_Emphasis"><text:span text:style-name="T4">natural order</text:span></text:span><text:span text:style-name="T2">.</text:span></text:p>
        </text:list-item>
        <text:list-item>
          <text:p text:style-name="P32"><text:span text:style-name="T2">If the elements of this stream are not </text:span><text:span text:style-name="Source_20_Text"><text:span text:style-name="T33">Comparable</text:span></text:span><text:span text:style-name="T2">, a </text:span><text:span text:style-name="Source_20_Text"><text:span text:style-name="T33">java.lang.ClassCastException</text:span></text:span><text:span text:style-name="T2"> may be thrown when the terminal operation is executed.</text:span></text:p>
        </text:list-item>
        <text:list-item>
          <text:p text:style-name="P25">For ordered streams, the sort is stable.</text:p>
        </text:list-item>
        <text:list-item>
          <text:p text:style-name="P25">For unordered streams, no stability guarantees are made.</text:p>
        </text:list-item>
      </text:list>
      <text:h text:style-name="P39" text:outline-level="4">1.2. Stream.sorted(Comparator comparator)</text:h>
      <text:section text:style-name="Sect1" text:name="highlighter_976054">
        <text:p text:style-name="P20">Syntax</text:p>
        <table:table table:name="Table41" table:style-name="Table41">
          <table:table-column table:style-name="Table41.A"/>
          <table:table-row>
            <table:table-cell table:style-name="Table41.A1" office:value-type="string">
              <text:p text:style-name="P48"><text:span text:style-name="Source_20_Text"><text:span text:style-name="T9">Stream&lt;T&gt; sorted(Comparator&lt;? </text:span></text:span><text:span text:style-name="Source_20_Text"><text:span text:style-name="T27">super</text:span></text:span><text:span text:style-name="T30"> </text:span><text:span text:style-name="Source_20_Text"><text:span text:style-name="T9">T&gt; comparator)</text:span></text:span></text:p>
            </table:table-cell>
          </table:table-row>
        </table:table>
      </text:section>
      <text:list xml:id="list5541519254978612565" text:style-name="L6">
        <text:list-item>
          <text:p text:style-name="P17"><text:span text:style-name="T3">This is a </text:span><text:span text:style-name="Strong_20_Emphasis"><text:span text:style-name="T5">stateful intermediate operation</text:span></text:span><text:span text:style-name="T3"> which returns a new stream.</text:span></text:p>
        </text:list-item>
        <text:list-item>
          <text:p text:style-name="P26">Returns a stream consisting of the elements of this stream, sorted according to the provided Comparator..</text:p>
        </text:list-item>
        <text:list-item>
          <text:p text:style-name="P26">For ordered streams, the sort is stable.</text:p>
        </text:list-item>
        <text:list-item>
          <text:p text:style-name="P26">For unordered streams, no stability guarantees are made.</text:p>
        </text:list-item>
      </text:list>
      <text:h text:style-name="P41" text:outline-level="2">2. Java Stream sorted() examples</text:h>
      <text:h text:style-name="P39" text:outline-level="4">2.1. Sort stream elements in natural order</text:h>
      <text:p text:style-name="P8">Java example to sort a stream of integers in natural order and print.</text:p>
      <text:section text:style-name="Sect1" text:name="highlighter_303731">
        <text:p text:style-name="P20">Sort in natural order</text:p>
        <table:table table:name="Table42" table:style-name="Table42">
          <table:table-column table:style-name="Table42.A"/>
          <text:soft-page-break/>
          <table:table-row>
            <table:table-cell table:style-name="Table42.A1" office:value-type="string">
              <text:p text:style-name="P48"><text:span text:style-name="Source_20_Text"><text:span text:style-name="T27">import</text:span></text:span><text:span text:style-name="T30"> </text:span><text:span text:style-name="Source_20_Text"><text:span text:style-name="T9">java.util.Arrays;</text:span></text:span></text:p>
              <text:p text:style-name="P48"><text:span text:style-name="Source_20_Text"><text:span text:style-name="T27">import</text:span></text:span><text:span text:style-name="T30"> </text:span><text:span text:style-name="Source_20_Text"><text:span text:style-name="T9">java.util.List;</text:span></text:span></text:p>
              <text:p text:style-name="P48"><text:span text:style-name="Source_20_Text"><text:span text:style-name="T27">import</text:span></text:span><text:span text:style-name="T30"> </text:span><text:span text:style-name="Source_20_Text"><text:span text:style-name="T9">java.util.stream.Collectors;</text:span></text:span></text:p>
              <text:p text:style-name="P49"> </text:p>
              <text:p text:style-name="P48"><text:span text:style-name="Source_20_Text"><text:span text:style-name="T27">public</text:span></text:span><text:span text:style-name="T30"> </text:span><text:span text:style-name="Source_20_Text"><text:span text:style-name="T27">class</text:span></text:span><text:span text:style-name="T30"> </text:span><text:span text:style-name="Source_20_Text"><text:span text:style-name="T9">Main</text:span></text:span></text:p>
              <text:p text:style-name="P48"><text:span text:style-name="Source_20_Text"><text:span text:style-name="T9">{</text:span></text:span></text:p>
              <text:p text:style-name="P48"><text:span text:style-name="Source_20_Text"><text:span text:style-name="T32">    </text:span></text:span><text:span text:style-name="Source_20_Text"><text:span text:style-name="T27">public</text:span></text:span><text:span text:style-name="T30"> </text:span><text:span text:style-name="Source_20_Text"><text:span text:style-name="T27">static</text:span></text:span><text:span text:style-name="T30"> </text:span><text:span text:style-name="Source_20_Text"><text:span text:style-name="T27">void</text:span></text:span><text:span text:style-name="T30"> </text:span><text:span text:style-name="Source_20_Text"><text:span text:style-name="T9">main(String[] args)</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32">        </text:span></text:span><text:span text:style-name="Source_20_Text"><text:span text:style-name="T9">List&lt;Integer&gt; list = Arrays.asList(</text:span></text:span><text:span text:style-name="Source_20_Text"><text:span text:style-name="T37">2</text:span></text:span><text:span text:style-name="Source_20_Text"><text:span text:style-name="T9">, </text:span></text:span><text:span text:style-name="Source_20_Text"><text:span text:style-name="T37">4</text:span></text:span><text:span text:style-name="Source_20_Text"><text:span text:style-name="T9">, </text:span></text:span><text:span text:style-name="Source_20_Text"><text:span text:style-name="T37">1</text:span></text:span><text:span text:style-name="Source_20_Text"><text:span text:style-name="T9">, </text:span></text:span><text:span text:style-name="Source_20_Text"><text:span text:style-name="T37">3</text:span></text:span><text:span text:style-name="Source_20_Text"><text:span text:style-name="T9">, </text:span></text:span><text:span text:style-name="Source_20_Text"><text:span text:style-name="T37">7</text:span></text:span><text:span text:style-name="Source_20_Text"><text:span text:style-name="T9">, </text:span></text:span><text:span text:style-name="Source_20_Text"><text:span text:style-name="T37">5</text:span></text:span><text:span text:style-name="Source_20_Text"><text:span text:style-name="T9">, </text:span></text:span><text:span text:style-name="Source_20_Text"><text:span text:style-name="T37">9</text:span></text:span><text:span text:style-name="Source_20_Text"><text:span text:style-name="T9">, </text:span></text:span><text:span text:style-name="Source_20_Text"><text:span text:style-name="T37">6</text:span></text:span><text:span text:style-name="Source_20_Text"><text:span text:style-name="T9">,</text:span></text:span><text:span text:style-name="Source_20_Text"><text:span text:style-name="T37">8</text:span></text:span><text:span text:style-name="Source_20_Text"><text:span text:style-name="T9">);</text:span></text:span></text:p>
              <text:p text:style-name="P49"> </text:p>
              <text:p text:style-name="P48"><text:span text:style-name="Source_20_Text"><text:span text:style-name="T32">        </text:span></text:span><text:span text:style-name="Source_20_Text"><text:span text:style-name="T9">List&lt;Integer&gt; sortedList = list.stream()</text:span></text:span></text:p>
              <text:p text:style-name="P48"><text:span text:style-name="Source_20_Text"><text:span text:style-name="T36">                                    </text:span></text:span><text:span text:style-name="Source_20_Text"><text:span text:style-name="T10">.sorted()</text:span></text:span></text:p>
              <text:p text:style-name="P48"><text:span text:style-name="Source_20_Text"><text:span text:style-name="T32">                                    </text:span></text:span><text:span text:style-name="Source_20_Text"><text:span text:style-name="T9">.collect(Collectors.toList());</text:span></text:span></text:p>
              <text:p text:style-name="P49"> </text:p>
              <text:p text:style-name="P48"><text:span text:style-name="Source_20_Text"><text:span text:style-name="T32">        </text:span></text:span><text:span text:style-name="Source_20_Text"><text:span text:style-name="T9">System.out.println(sortedList);</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9">}</text:span></text:span></text:p>
            </table:table-cell>
          </table:table-row>
        </table:table>
      </text:section>
      <text:p text:style-name="P11">Program output.</text:p>
      <text:section text:style-name="Sect1" text:name="highlighter_934606">
        <text:p text:style-name="P20">Console</text:p>
        <table:table table:name="Table43" table:style-name="Table43">
          <table:table-column table:style-name="Table43.A"/>
          <table:table-row>
            <table:table-cell table:style-name="Table43.A1" office:value-type="string">
              <text:p text:style-name="P48"><text:span text:style-name="Source_20_Text"><text:span text:style-name="T9">[</text:span></text:span><text:span text:style-name="Source_20_Text"><text:span text:style-name="T37">1</text:span></text:span><text:span text:style-name="Source_20_Text"><text:span text:style-name="T9">, </text:span></text:span><text:span text:style-name="Source_20_Text"><text:span text:style-name="T37">2</text:span></text:span><text:span text:style-name="Source_20_Text"><text:span text:style-name="T9">, </text:span></text:span><text:span text:style-name="Source_20_Text"><text:span text:style-name="T37">3</text:span></text:span><text:span text:style-name="Source_20_Text"><text:span text:style-name="T9">, </text:span></text:span><text:span text:style-name="Source_20_Text"><text:span text:style-name="T37">4</text:span></text:span><text:span text:style-name="Source_20_Text"><text:span text:style-name="T9">, </text:span></text:span><text:span text:style-name="Source_20_Text"><text:span text:style-name="T37">5</text:span></text:span><text:span text:style-name="Source_20_Text"><text:span text:style-name="T9">, </text:span></text:span><text:span text:style-name="Source_20_Text"><text:span text:style-name="T37">6</text:span></text:span><text:span text:style-name="Source_20_Text"><text:span text:style-name="T9">, </text:span></text:span><text:span text:style-name="Source_20_Text"><text:span text:style-name="T37">7</text:span></text:span><text:span text:style-name="Source_20_Text"><text:span text:style-name="T9">, </text:span></text:span><text:span text:style-name="Source_20_Text"><text:span text:style-name="T37">8</text:span></text:span><text:span text:style-name="Source_20_Text"><text:span text:style-name="T9">, </text:span></text:span><text:span text:style-name="Source_20_Text"><text:span text:style-name="T37">9</text:span></text:span><text:span text:style-name="Source_20_Text"><text:span text:style-name="T9">]</text:span></text:span></text:p>
            </table:table-cell>
          </table:table-row>
        </table:table>
      </text:section>
      <text:h text:style-name="P40" text:outline-level="4">2.2. Sort stream elements using comparator</text:h>
      <text:p text:style-name="P12"><text:span text:style-name="T2">Java example to sort a stream of integers in </text:span><text:span text:style-name="Strong_20_Emphasis"><text:span text:style-name="T4">reverse order</text:span></text:span><text:span text:style-name="T2"> using a comparator.</text:span></text:p>
      <text:section text:style-name="Sect1" text:name="highlighter_522919">
        <text:p text:style-name="P20">Sort in reverse order</text:p>
        <table:table table:name="Table44" table:style-name="Table44">
          <table:table-column table:style-name="Table44.A"/>
          <text:soft-page-break/>
          <table:table-row>
            <table:table-cell table:style-name="Table44.A1" office:value-type="string">
              <text:p text:style-name="P48"><text:span text:style-name="Source_20_Text"><text:span text:style-name="T27">import</text:span></text:span><text:span text:style-name="T30"> </text:span><text:span text:style-name="Source_20_Text"><text:span text:style-name="T9">java.util.Arrays;</text:span></text:span></text:p>
              <text:p text:style-name="P48"><text:span text:style-name="Source_20_Text"><text:span text:style-name="T27">import</text:span></text:span><text:span text:style-name="T30"> </text:span><text:span text:style-name="Source_20_Text"><text:span text:style-name="T9">java.util.List;</text:span></text:span></text:p>
              <text:p text:style-name="P48"><text:span text:style-name="Source_20_Text"><text:span text:style-name="T27">import</text:span></text:span><text:span text:style-name="T30"> </text:span><text:span text:style-name="Source_20_Text"><text:span text:style-name="T9">java.util.stream.Collectors;</text:span></text:span></text:p>
              <text:p text:style-name="P49"> </text:p>
              <text:p text:style-name="P48"><text:span text:style-name="Source_20_Text"><text:span text:style-name="T27">public</text:span></text:span><text:span text:style-name="T30"> </text:span><text:span text:style-name="Source_20_Text"><text:span text:style-name="T27">class</text:span></text:span><text:span text:style-name="T30"> </text:span><text:span text:style-name="Source_20_Text"><text:span text:style-name="T9">Main</text:span></text:span></text:p>
              <text:p text:style-name="P48"><text:span text:style-name="Source_20_Text"><text:span text:style-name="T9">{</text:span></text:span></text:p>
              <text:p text:style-name="P48"><text:span text:style-name="Source_20_Text"><text:span text:style-name="T32">    </text:span></text:span><text:span text:style-name="Source_20_Text"><text:span text:style-name="T27">public</text:span></text:span><text:span text:style-name="T30"> </text:span><text:span text:style-name="Source_20_Text"><text:span text:style-name="T27">static</text:span></text:span><text:span text:style-name="T30"> </text:span><text:span text:style-name="Source_20_Text"><text:span text:style-name="T27">void</text:span></text:span><text:span text:style-name="T30"> </text:span><text:span text:style-name="Source_20_Text"><text:span text:style-name="T9">main(String[] args)</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32">        </text:span></text:span><text:span text:style-name="Source_20_Text"><text:span text:style-name="T9">List&lt;Integer&gt; list = Arrays.asList(</text:span></text:span><text:span text:style-name="Source_20_Text"><text:span text:style-name="T37">2</text:span></text:span><text:span text:style-name="Source_20_Text"><text:span text:style-name="T9">, </text:span></text:span><text:span text:style-name="Source_20_Text"><text:span text:style-name="T37">4</text:span></text:span><text:span text:style-name="Source_20_Text"><text:span text:style-name="T9">, </text:span></text:span><text:span text:style-name="Source_20_Text"><text:span text:style-name="T37">1</text:span></text:span><text:span text:style-name="Source_20_Text"><text:span text:style-name="T9">, </text:span></text:span><text:span text:style-name="Source_20_Text"><text:span text:style-name="T37">3</text:span></text:span><text:span text:style-name="Source_20_Text"><text:span text:style-name="T9">, </text:span></text:span><text:span text:style-name="Source_20_Text"><text:span text:style-name="T37">7</text:span></text:span><text:span text:style-name="Source_20_Text"><text:span text:style-name="T9">, </text:span></text:span><text:span text:style-name="Source_20_Text"><text:span text:style-name="T37">5</text:span></text:span><text:span text:style-name="Source_20_Text"><text:span text:style-name="T9">, </text:span></text:span><text:span text:style-name="Source_20_Text"><text:span text:style-name="T37">9</text:span></text:span><text:span text:style-name="Source_20_Text"><text:span text:style-name="T9">, </text:span></text:span><text:span text:style-name="Source_20_Text"><text:span text:style-name="T37">6</text:span></text:span><text:span text:style-name="Source_20_Text"><text:span text:style-name="T9">,</text:span></text:span><text:span text:style-name="Source_20_Text"><text:span text:style-name="T37">8</text:span></text:span><text:span text:style-name="Source_20_Text"><text:span text:style-name="T9">);</text:span></text:span></text:p>
              <text:p text:style-name="P49"> </text:p>
              <text:p text:style-name="P48"><text:span text:style-name="Source_20_Text"><text:span text:style-name="T32">        </text:span></text:span><text:span text:style-name="Source_20_Text"><text:span text:style-name="T9">List&lt;Integer&gt; sortedList = list.stream()</text:span></text:span></text:p>
              <text:p text:style-name="P48"><text:span text:style-name="Source_20_Text"><text:span text:style-name="T36">                                    </text:span></text:span><text:span text:style-name="Source_20_Text"><text:span text:style-name="T10">.sorted(Comparator.reverseOrder())</text:span></text:span></text:p>
              <text:p text:style-name="P48"><text:span text:style-name="Source_20_Text"><text:span text:style-name="T32">                                    </text:span></text:span><text:span text:style-name="Source_20_Text"><text:span text:style-name="T9">.collect(Collectors.toList());</text:span></text:span></text:p>
              <text:p text:style-name="P49"> </text:p>
              <text:p text:style-name="P48"><text:span text:style-name="Source_20_Text"><text:span text:style-name="T32">        </text:span></text:span><text:span text:style-name="Source_20_Text"><text:span text:style-name="T9">System.out.println(sortedList);</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9">}</text:span></text:span></text:p>
            </table:table-cell>
          </table:table-row>
        </table:table>
      </text:section>
      <text:p text:style-name="P11">Program output.</text:p>
      <text:section text:style-name="Sect1" text:name="highlighter_479622">
        <text:p text:style-name="P20">Console</text:p>
        <table:table table:name="Table45" table:style-name="Table45">
          <table:table-column table:style-name="Table45.A"/>
          <table:table-row>
            <table:table-cell table:style-name="Table45.A1" office:value-type="string">
              <text:p text:style-name="P48"><text:span text:style-name="Source_20_Text"><text:span text:style-name="T9">[</text:span></text:span><text:span text:style-name="Source_20_Text"><text:span text:style-name="T37">9</text:span></text:span><text:span text:style-name="Source_20_Text"><text:span text:style-name="T9">, </text:span></text:span><text:span text:style-name="Source_20_Text"><text:span text:style-name="T37">8</text:span></text:span><text:span text:style-name="Source_20_Text"><text:span text:style-name="T9">, </text:span></text:span><text:span text:style-name="Source_20_Text"><text:span text:style-name="T37">7</text:span></text:span><text:span text:style-name="Source_20_Text"><text:span text:style-name="T9">, </text:span></text:span><text:span text:style-name="Source_20_Text"><text:span text:style-name="T37">6</text:span></text:span><text:span text:style-name="Source_20_Text"><text:span text:style-name="T9">, </text:span></text:span><text:span text:style-name="Source_20_Text"><text:span text:style-name="T37">5</text:span></text:span><text:span text:style-name="Source_20_Text"><text:span text:style-name="T9">, </text:span></text:span><text:span text:style-name="Source_20_Text"><text:span text:style-name="T37">4</text:span></text:span><text:span text:style-name="Source_20_Text"><text:span text:style-name="T9">, </text:span></text:span><text:span text:style-name="Source_20_Text"><text:span text:style-name="T37">3</text:span></text:span><text:span text:style-name="Source_20_Text"><text:span text:style-name="T9">, </text:span></text:span><text:span text:style-name="Source_20_Text"><text:span text:style-name="T37">2</text:span></text:span><text:span text:style-name="Source_20_Text"><text:span text:style-name="T9">, </text:span></text:span><text:span text:style-name="Source_20_Text"><text:span text:style-name="T37">1</text:span></text:span><text:span text:style-name="Source_20_Text"><text:span text:style-name="T9">]</text:span></text:span></text:p>
            </table:table-cell>
          </table:table-row>
        </table:table>
      </text:section>
      <text:h text:style-name="P40" text:outline-level="4">2.3. Sort stream elements using custom comparator</text:h>
      <text:p text:style-name="P12"><text:span text:style-name="T2">Java example to sort a stream of integers in reverse order using a </text:span><text:span text:style-name="Strong_20_Emphasis"><text:span text:style-name="T4">custom comparator</text:span></text:span><text:span text:style-name="T2">.</text:span></text:p>
      <text:section text:style-name="Sect1" text:name="highlighter_1457">
        <text:p text:style-name="P20">Sort in reverse order</text:p>
        <table:table table:name="Table46" table:style-name="Table46">
          <table:table-column table:style-name="Table46.A"/>
          <text:soft-page-break/>
          <table:table-row>
            <table:table-cell table:style-name="Table46.A1" office:value-type="string">
              <text:p text:style-name="P48"><text:span text:style-name="Source_20_Text"><text:span text:style-name="T27">import</text:span></text:span><text:span text:style-name="T30"> </text:span><text:span text:style-name="Source_20_Text"><text:span text:style-name="T9">java.util.Arrays;</text:span></text:span></text:p>
              <text:p text:style-name="P48"><text:span text:style-name="Source_20_Text"><text:span text:style-name="T27">import</text:span></text:span><text:span text:style-name="T30"> </text:span><text:span text:style-name="Source_20_Text"><text:span text:style-name="T9">java.util.Comparator;</text:span></text:span></text:p>
              <text:p text:style-name="P48"><text:span text:style-name="Source_20_Text"><text:span text:style-name="T27">import</text:span></text:span><text:span text:style-name="T30"> </text:span><text:span text:style-name="Source_20_Text"><text:span text:style-name="T9">java.util.List;</text:span></text:span></text:p>
              <text:p text:style-name="P48"><text:span text:style-name="Source_20_Text"><text:span text:style-name="T27">import</text:span></text:span><text:span text:style-name="T30"> </text:span><text:span text:style-name="Source_20_Text"><text:span text:style-name="T9">java.util.stream.Collectors;</text:span></text:span></text:p>
              <text:p text:style-name="P49"> </text:p>
              <text:p text:style-name="P48"><text:span text:style-name="Source_20_Text"><text:span text:style-name="T27">public</text:span></text:span><text:span text:style-name="T30"> </text:span><text:span text:style-name="Source_20_Text"><text:span text:style-name="T27">class</text:span></text:span><text:span text:style-name="T30"> </text:span><text:span text:style-name="Source_20_Text"><text:span text:style-name="T9">Main</text:span></text:span></text:p>
              <text:p text:style-name="P48"><text:span text:style-name="Source_20_Text"><text:span text:style-name="T9">{</text:span></text:span></text:p>
              <text:p text:style-name="P48"><text:span text:style-name="Source_20_Text"><text:span text:style-name="T32">    </text:span></text:span><text:span text:style-name="Source_20_Text"><text:span text:style-name="T27">public</text:span></text:span><text:span text:style-name="T30"> </text:span><text:span text:style-name="Source_20_Text"><text:span text:style-name="T27">static</text:span></text:span><text:span text:style-name="T30"> </text:span><text:span text:style-name="Source_20_Text"><text:span text:style-name="T27">void</text:span></text:span><text:span text:style-name="T30"> </text:span><text:span text:style-name="Source_20_Text"><text:span text:style-name="T9">main(String[] args)</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32">        </text:span></text:span><text:span text:style-name="Source_20_Text"><text:span text:style-name="T9">List&lt;Integer&gt; list = Arrays.asList(</text:span></text:span><text:span text:style-name="Source_20_Text"><text:span text:style-name="T37">2</text:span></text:span><text:span text:style-name="Source_20_Text"><text:span text:style-name="T9">, </text:span></text:span><text:span text:style-name="Source_20_Text"><text:span text:style-name="T37">4</text:span></text:span><text:span text:style-name="Source_20_Text"><text:span text:style-name="T9">, </text:span></text:span><text:span text:style-name="Source_20_Text"><text:span text:style-name="T37">1</text:span></text:span><text:span text:style-name="Source_20_Text"><text:span text:style-name="T9">, </text:span></text:span><text:span text:style-name="Source_20_Text"><text:span text:style-name="T37">3</text:span></text:span><text:span text:style-name="Source_20_Text"><text:span text:style-name="T9">, </text:span></text:span><text:span text:style-name="Source_20_Text"><text:span text:style-name="T37">7</text:span></text:span><text:span text:style-name="Source_20_Text"><text:span text:style-name="T9">, </text:span></text:span><text:span text:style-name="Source_20_Text"><text:span text:style-name="T37">5</text:span></text:span><text:span text:style-name="Source_20_Text"><text:span text:style-name="T9">, </text:span></text:span><text:span text:style-name="Source_20_Text"><text:span text:style-name="T37">9</text:span></text:span><text:span text:style-name="Source_20_Text"><text:span text:style-name="T9">, </text:span></text:span><text:span text:style-name="Source_20_Text"><text:span text:style-name="T37">6</text:span></text:span><text:span text:style-name="Source_20_Text"><text:span text:style-name="T9">,</text:span></text:span><text:span text:style-name="Source_20_Text"><text:span text:style-name="T37">8</text:span></text:span><text:span text:style-name="Source_20_Text"><text:span text:style-name="T9">);</text:span></text:span></text:p>
              <text:p text:style-name="P48"><text:span text:style-name="Source_20_Text"><text:span text:style-name="T32">        </text:span></text:span><text:span text:style-name="T41"> </text:span></text:p>
              <text:p text:style-name="P48"><text:span text:style-name="Source_20_Text"><text:span text:style-name="T36">        </text:span></text:span><text:span text:style-name="Source_20_Text"><text:span text:style-name="T10">Comparator&lt;Integer&gt; reverseComparator = </text:span></text:span><text:span text:style-name="Source_20_Text"><text:span text:style-name="T28">new</text:span></text:span><text:span text:style-name="Source_20_Text"><text:span text:style-name="T10">Comparator&lt;Integer&gt;() {</text:span></text:span></text:p>
              <text:p text:style-name="P48"><text:span text:style-name="Source_20_Text"><text:span text:style-name="T32">            </text:span></text:span><text:span text:style-name="Source_20_Text"><text:span text:style-name="T44">@Override</text:span></text:span></text:p>
              <text:p text:style-name="P48"><text:span text:style-name="Source_20_Text"><text:span text:style-name="T32">            </text:span></text:span><text:span text:style-name="Source_20_Text"><text:span text:style-name="T27">public</text:span></text:span><text:span text:style-name="T30"> </text:span><text:span text:style-name="Source_20_Text"><text:span text:style-name="T27">int</text:span></text:span><text:span text:style-name="T30"> </text:span><text:span text:style-name="Source_20_Text"><text:span text:style-name="T9">compare(Integer i1, Integer i2) {</text:span></text:span></text:p>
              <text:p text:style-name="P48"><text:span text:style-name="Source_20_Text"><text:span text:style-name="T32">                </text:span></text:span><text:span text:style-name="Source_20_Text"><text:span text:style-name="T27">return</text:span></text:span><text:span text:style-name="T30"> </text:span><text:span text:style-name="Source_20_Text"><text:span text:style-name="T9">i2.compareTo(i1);</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32">        </text:span></text:span><text:span text:style-name="Source_20_Text"><text:span text:style-name="T9">};</text:span></text:span></text:p>
              <text:p text:style-name="P49"> </text:p>
              <text:p text:style-name="P48"><text:span text:style-name="Source_20_Text"><text:span text:style-name="T32">        </text:span></text:span><text:span text:style-name="Source_20_Text"><text:span text:style-name="T9">List&lt;Integer&gt; sortedList = list.stream()</text:span></text:span></text:p>
              <text:p text:style-name="P48"><text:span text:style-name="Source_20_Text"><text:span text:style-name="T36">                    </text:span></text:span><text:span text:style-name="Source_20_Text"><text:span text:style-name="T10">.sorted(reverseComparator)</text:span></text:span></text:p>
              <text:p text:style-name="P48"><text:span text:style-name="Source_20_Text"><text:span text:style-name="T32">                    </text:span></text:span><text:span text:style-name="Source_20_Text"><text:span text:style-name="T9">.collect(Collectors.toList());</text:span></text:span></text:p>
              <text:p text:style-name="P49"> </text:p>
              <text:p text:style-name="P48"><text:span text:style-name="Source_20_Text"><text:span text:style-name="T32">        </text:span></text:span><text:span text:style-name="Source_20_Text"><text:span text:style-name="T9">System.out.println(sortedList);</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9">}</text:span></text:span></text:p>
            </table:table-cell>
          </table:table-row>
        </table:table>
      </text:section>
      <text:p text:style-name="P11">Program output.</text:p>
      <text:section text:style-name="Sect1" text:name="highlighter_752977">
        <text:p text:style-name="P20">Console</text:p>
        <table:table table:name="Table47" table:style-name="Table47">
          <table:table-column table:style-name="Table47.A"/>
          <table:table-row>
            <table:table-cell table:style-name="Table47.A1" office:value-type="string">
              <text:p text:style-name="P48"><text:span text:style-name="Source_20_Text"><text:span text:style-name="T9">[</text:span></text:span><text:span text:style-name="Source_20_Text"><text:span text:style-name="T37">9</text:span></text:span><text:span text:style-name="Source_20_Text"><text:span text:style-name="T9">, </text:span></text:span><text:span text:style-name="Source_20_Text"><text:span text:style-name="T37">8</text:span></text:span><text:span text:style-name="Source_20_Text"><text:span text:style-name="T9">, </text:span></text:span><text:span text:style-name="Source_20_Text"><text:span text:style-name="T37">7</text:span></text:span><text:span text:style-name="Source_20_Text"><text:span text:style-name="T9">, </text:span></text:span><text:span text:style-name="Source_20_Text"><text:span text:style-name="T37">6</text:span></text:span><text:span text:style-name="Source_20_Text"><text:span text:style-name="T9">, </text:span></text:span><text:span text:style-name="Source_20_Text"><text:span text:style-name="T37">5</text:span></text:span><text:span text:style-name="Source_20_Text"><text:span text:style-name="T9">, </text:span></text:span><text:span text:style-name="Source_20_Text"><text:span text:style-name="T37">4</text:span></text:span><text:span text:style-name="Source_20_Text"><text:span text:style-name="T9">, </text:span></text:span><text:span text:style-name="Source_20_Text"><text:span text:style-name="T37">3</text:span></text:span><text:span text:style-name="Source_20_Text"><text:span text:style-name="T9">, </text:span></text:span><text:span text:style-name="Source_20_Text"><text:span text:style-name="T37">2</text:span></text:span><text:span text:style-name="Source_20_Text"><text:span text:style-name="T9">, </text:span></text:span><text:span text:style-name="Source_20_Text"><text:span text:style-name="T37">1</text:span></text:span><text:span text:style-name="Source_20_Text"><text:span text:style-name="T9">]</text:span></text:span></text:p>
            </table:table-cell>
          </table:table-row>
        </table:table>
      </text:section>
      <text:h text:style-name="P40" text:outline-level="4">2.4. Sort stream elements using lambda expression</text:h>
      <text:p text:style-name="P12"><text:span text:style-name="T2">Java example to sort a stream of integers in reverse order using </text:span><text:a xlink:type="simple" xlink:href="https://howtodoinjava.com/java8/lambda-expressions/" office:target-frame-name="_blank" xlink:show="new" text:style-name="Internet_20_link" text:visited-style-name="Visited_20_Internet_20_Link"><text:span text:style-name="T20">lambda expression</text:span></text:a><text:span text:style-name="T2"> to specify the comparison logic.</text:span></text:p>
      <text:section text:style-name="Sect1" text:name="highlighter_618283">
        <text:p text:style-name="P20">Sort using lambda expression</text:p>
        <table:table table:name="Table48" table:style-name="Table48">
          <table:table-column table:style-name="Table48.A"/>
          <text:soft-page-break/>
          <table:table-row>
            <table:table-cell table:style-name="Table48.A1" office:value-type="string">
              <text:p text:style-name="P48"><text:span text:style-name="Source_20_Text"><text:span text:style-name="T27">import</text:span></text:span><text:span text:style-name="T30"> </text:span><text:span text:style-name="Source_20_Text"><text:span text:style-name="T9">java.util.Arrays;</text:span></text:span></text:p>
              <text:p text:style-name="P48"><text:span text:style-name="Source_20_Text"><text:span text:style-name="T27">import</text:span></text:span><text:span text:style-name="T30"> </text:span><text:span text:style-name="Source_20_Text"><text:span text:style-name="T9">java.util.List;</text:span></text:span></text:p>
              <text:p text:style-name="P48"><text:span text:style-name="Source_20_Text"><text:span text:style-name="T27">import</text:span></text:span><text:span text:style-name="T30"> </text:span><text:span text:style-name="Source_20_Text"><text:span text:style-name="T9">java.util.stream.Collectors;</text:span></text:span></text:p>
              <text:p text:style-name="P49"> </text:p>
              <text:p text:style-name="P48"><text:span text:style-name="Source_20_Text"><text:span text:style-name="T27">public</text:span></text:span><text:span text:style-name="T30"> </text:span><text:span text:style-name="Source_20_Text"><text:span text:style-name="T27">class</text:span></text:span><text:span text:style-name="T30"> </text:span><text:span text:style-name="Source_20_Text"><text:span text:style-name="T9">Main</text:span></text:span></text:p>
              <text:p text:style-name="P48"><text:span text:style-name="Source_20_Text"><text:span text:style-name="T9">{</text:span></text:span></text:p>
              <text:p text:style-name="P48"><text:span text:style-name="Source_20_Text"><text:span text:style-name="T32">    </text:span></text:span><text:span text:style-name="Source_20_Text"><text:span text:style-name="T27">public</text:span></text:span><text:span text:style-name="T30"> </text:span><text:span text:style-name="Source_20_Text"><text:span text:style-name="T27">static</text:span></text:span><text:span text:style-name="T30"> </text:span><text:span text:style-name="Source_20_Text"><text:span text:style-name="T27">void</text:span></text:span><text:span text:style-name="T30"> </text:span><text:span text:style-name="Source_20_Text"><text:span text:style-name="T9">main(String[] args)</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32">        </text:span></text:span><text:span text:style-name="Source_20_Text"><text:span text:style-name="T9">List&lt;Integer&gt; list = Arrays.asList(</text:span></text:span><text:span text:style-name="Source_20_Text"><text:span text:style-name="T37">2</text:span></text:span><text:span text:style-name="Source_20_Text"><text:span text:style-name="T9">, </text:span></text:span><text:span text:style-name="Source_20_Text"><text:span text:style-name="T37">4</text:span></text:span><text:span text:style-name="Source_20_Text"><text:span text:style-name="T9">, </text:span></text:span><text:span text:style-name="Source_20_Text"><text:span text:style-name="T37">1</text:span></text:span><text:span text:style-name="Source_20_Text"><text:span text:style-name="T9">, </text:span></text:span><text:span text:style-name="Source_20_Text"><text:span text:style-name="T37">3</text:span></text:span><text:span text:style-name="Source_20_Text"><text:span text:style-name="T9">, </text:span></text:span><text:span text:style-name="Source_20_Text"><text:span text:style-name="T37">7</text:span></text:span><text:span text:style-name="Source_20_Text"><text:span text:style-name="T9">, </text:span></text:span><text:span text:style-name="Source_20_Text"><text:span text:style-name="T37">5</text:span></text:span><text:span text:style-name="Source_20_Text"><text:span text:style-name="T9">, </text:span></text:span><text:span text:style-name="Source_20_Text"><text:span text:style-name="T37">9</text:span></text:span><text:span text:style-name="Source_20_Text"><text:span text:style-name="T9">, </text:span></text:span><text:span text:style-name="Source_20_Text"><text:span text:style-name="T37">6</text:span></text:span><text:span text:style-name="Source_20_Text"><text:span text:style-name="T9">,</text:span></text:span><text:span text:style-name="Source_20_Text"><text:span text:style-name="T37">8</text:span></text:span><text:span text:style-name="Source_20_Text"><text:span text:style-name="T9">);</text:span></text:span></text:p>
              <text:p text:style-name="P49"> </text:p>
              <text:p text:style-name="P48"><text:span text:style-name="Source_20_Text"><text:span text:style-name="T32">        </text:span></text:span><text:span text:style-name="Source_20_Text"><text:span text:style-name="T9">List&lt;Integer&gt; sortedList = list.stream()</text:span></text:span></text:p>
              <text:p text:style-name="P48"><text:span text:style-name="Source_20_Text"><text:span text:style-name="T36">                    </text:span></text:span><text:span text:style-name="Source_20_Text"><text:span text:style-name="T10">.sorted( (i1, i2) -&gt; i2.compareTo(i1) )</text:span></text:span></text:p>
              <text:p text:style-name="P48"><text:span text:style-name="Source_20_Text"><text:span text:style-name="T32">                    </text:span></text:span><text:span text:style-name="Source_20_Text"><text:span text:style-name="T9">.collect(Collectors.toList());</text:span></text:span></text:p>
              <text:p text:style-name="P49"> </text:p>
              <text:p text:style-name="P48"><text:span text:style-name="Source_20_Text"><text:span text:style-name="T32">        </text:span></text:span><text:span text:style-name="Source_20_Text"><text:span text:style-name="T9">System.out.println(sortedList);</text:span></text:span></text:p>
              <text:p text:style-name="P48"><text:span text:style-name="Source_20_Text"><text:span text:style-name="T32">    </text:span></text:span><text:span text:style-name="Source_20_Text"><text:span text:style-name="T9">}</text:span></text:span></text:p>
              <text:p text:style-name="P50"><text:span text:style-name="Source_20_Text"><text:span text:style-name="T9">}</text:span></text:span></text:p>
            </table:table-cell>
          </table:table-row>
        </table:table>
      </text:section>
      <text:p text:style-name="Standard"/>
      <text:h text:style-name="P38" text:outline-level="1">Java Stream limit() method example</text:h>
      <text:p text:style-name="P3"><text:span text:style-name="T47">By Lokesh Gupta | Filed Under: </text:span><text:a xlink:type="simple" xlink:href="https://howtodoinjava.com/java8/" text:style-name="Internet_20_link" text:visited-style-name="Visited_20_Internet_20_Link"><text:span text:style-name="T48">Java 8</text:span></text:a></text:p>
      <text:p text:style-name="P12"><text:span text:style-name="T2">We can use </text:span><text:span text:style-name="Strong_20_Emphasis"><text:span text:style-name="T4">Stream.limit(long maxSize)</text:span></text:span><text:span text:style-name="T2"> method to retrieve elements while they must not be greater than a certain maximum count. </text:span><text:span text:style-name="Source_20_Text"><text:span text:style-name="T33">limit()</text:span></text:span><text:span text:style-name="T2"> method returns a </text:span><text:a xlink:type="simple" xlink:href="https://howtodoinjava.com/java8/java-streams-by-examples/" text:style-name="Internet_20_link" text:visited-style-name="Visited_20_Internet_20_Link"><text:span text:style-name="T20">stream</text:span></text:a><text:span text:style-name="T2"> consisting of the elements of this stream, truncated to be no longer than </text:span><text:span text:style-name="Source_20_Text"><text:span text:style-name="T33">maxSize</text:span></text:span><text:span text:style-name="T2"> in length.</text:span></text:p>
      <text:p text:style-name="P37"><text:span text:style-name="Source_20_Text"><text:span text:style-name="T33">limit(N)</text:span></text:span><text:span text:style-name="T2"> method returns first </text:span><text:span text:style-name="Source_20_Text"><text:span text:style-name="T33">N</text:span></text:span><text:span text:style-name="T2"> elements in the </text:span><text:span text:style-name="Strong_20_Emphasis"><text:span text:style-name="T4">encounter order</text:span></text:span><text:span text:style-name="T2">.</text:span></text:p>
      <text:h text:style-name="P41" text:outline-level="2">1. Stream.limit() – Syntax</text:h>
      <text:section text:style-name="Sect1" text:name="highlighter_942920">
        <text:p text:style-name="P20">Method syntax</text:p>
        <table:table table:name="Table49" table:style-name="Table49">
          <table:table-column table:style-name="Table49.A"/>
          <table:table-row>
            <table:table-cell table:style-name="Table49.A1" office:value-type="string">
              <text:p text:style-name="P48"><text:span text:style-name="Source_20_Text"><text:span text:style-name="T9">Stream&lt;T&gt; limit(</text:span></text:span><text:span text:style-name="Source_20_Text"><text:span text:style-name="T27">long</text:span></text:span><text:span text:style-name="T30"> </text:span><text:span text:style-name="Source_20_Text"><text:span text:style-name="T9">maxSize)</text:span></text:span></text:p>
            </table:table-cell>
          </table:table-row>
        </table:table>
      </text:section>
      <text:p text:style-name="P12"><text:span text:style-name="T3">Here </text:span><text:span text:style-name="Source_20_Text"><text:span text:style-name="T34">maxSize</text:span></text:span><text:span text:style-name="T3"> the number of elements the stream should be limited to; and method return value is a new stream consist of elements picked from original stream.</text:span></text:p>
      <text:h text:style-name="P41" text:outline-level="2"><text:soft-page-break/>2. Stream.limit() – Description</text:h>
      <text:list xml:id="list7554146142787922130" text:style-name="L7">
        <text:list-item>
          <text:p text:style-name="P18"><text:span text:style-name="Strong_20_Emphasis"><text:span text:style-name="T4">Stream.limit()</text:span></text:span><text:span text:style-name="T2"> method is </text:span><text:a xlink:type="simple" xlink:href="https://docs.oracle.com/javase/8/docs/api/java/util/stream/package-summary.html" office:target-frame-name="_blank" xlink:show="new" text:style-name="Internet_20_link" text:visited-style-name="Visited_20_Internet_20_Link"><text:span text:style-name="Strong_20_Emphasis"><text:span text:style-name="T22">short-circuiting</text:span></text:span></text:a><text:span text:style-name="Strong_20_Emphasis"><text:span text:style-name="T4"> intermediate operation</text:span></text:span><text:span text:style-name="T2">. An intermediate operation is short-circuiting if, when presented with infinite input, it may produce a finite stream as a result. Please note that a terminal operation is short-circuiting if, when presented with infinite input, it may terminate in finite time.</text:span></text:p>
        </text:list-item>
        <text:list-item>
          <text:p text:style-name="P27">It returns a stream consisting of the maximum elements, no longer than given size in length, of current stream.</text:p>
        </text:list-item>
        <text:list-item>
          <text:p text:style-name="P33"><text:span text:style-name="T2">Generally, </text:span><text:span text:style-name="Source_20_Text"><text:span text:style-name="T33">limit()</text:span></text:span><text:span text:style-name="T2"> is cheap operation but may sometimes be expensive if </text:span><text:span text:style-name="Source_20_Text"><text:span text:style-name="T33">maxSize</text:span></text:span><text:span text:style-name="T2"> has a large value and stream is parallely processed.</text:span></text:p>
        </text:list-item>
        <text:list-item>
          <text:p text:style-name="P33"><text:span text:style-name="T2">Using an unordered stream source (such as </text:span><text:span text:style-name="Source_20_Text"><text:span text:style-name="T33">generate(Supplier)</text:span></text:span><text:span text:style-name="T2">) or removing the ordering constraint with </text:span><text:a xlink:type="simple" xlink:href="https://docs.oracle.com/javase/8/docs/api/java/util/stream/BaseStream.html#unordered--" office:target-frame-name="_blank" xlink:show="new" text:style-name="Internet_20_link" text:visited-style-name="Visited_20_Internet_20_Link"><text:span text:style-name="Source_20_Text"><text:span text:style-name="T25">BaseStream.unordered()</text:span></text:span></text:a><text:span text:style-name="T2"> may result in significant speedups of </text:span><text:span text:style-name="Source_20_Text"><text:span text:style-name="T33">limit()</text:span></text:span><text:span text:style-name="T2"> in parallel pipelines.</text:span></text:p>
        </text:list-item>
        <text:list-item>
          <text:p text:style-name="P33"><text:span text:style-name="Source_20_Text"><text:span text:style-name="T33">limit()</text:span></text:span><text:span text:style-name="T2"> returns the first n elements in the encounter order.</text:span></text:p>
        </text:list-item>
      </text:list>
      <text:h text:style-name="P41" text:outline-level="2">3. Stream limit() example</text:h>
      <text:p text:style-name="P12"><text:span text:style-name="T2">Java example of </text:span><text:span text:style-name="Source_20_Text"><text:span text:style-name="T33">Stream.limit()</text:span></text:span><text:span text:style-name="T2"> method to get first 10 even numbers from </text:span><text:span text:style-name="Strong_20_Emphasis"><text:span text:style-name="T4">infinite stream of even numbers</text:span></text:span><text:span text:style-name="T2">.</text:span></text:p>
      <text:section text:style-name="Sect1" text:name="highlighter_889506">
        <text:p text:style-name="P20">Stream.limit() example</text:p>
        <table:table table:name="Table50" table:style-name="Table50">
          <table:table-column table:style-name="Table50.A"/>
          <table:table-row>
            <table:table-cell table:style-name="Table50.A1" office:value-type="string">
              <text:p text:style-name="P48"><text:span text:style-name="Source_20_Text"><text:span text:style-name="T27">import</text:span></text:span><text:span text:style-name="T30"> </text:span><text:span text:style-name="Source_20_Text"><text:span text:style-name="T9">java.util.List;</text:span></text:span></text:p>
              <text:p text:style-name="P48"><text:span text:style-name="Source_20_Text"><text:span text:style-name="T27">import</text:span></text:span><text:span text:style-name="T30"> </text:span><text:span text:style-name="Source_20_Text"><text:span text:style-name="T9">java.util.stream.Collectors;</text:span></text:span></text:p>
              <text:p text:style-name="P48"><text:span text:style-name="Source_20_Text"><text:span text:style-name="T27">import</text:span></text:span><text:span text:style-name="T30"> </text:span><text:span text:style-name="Source_20_Text"><text:span text:style-name="T9">java.util.stream.Stream;</text:span></text:span></text:p>
              <text:p text:style-name="P49"> </text:p>
              <text:p text:style-name="P48"><text:span text:style-name="Source_20_Text"><text:span text:style-name="T27">public</text:span></text:span><text:span text:style-name="T30"> </text:span><text:span text:style-name="Source_20_Text"><text:span text:style-name="T27">class</text:span></text:span><text:span text:style-name="T30"> </text:span><text:span text:style-name="Source_20_Text"><text:span text:style-name="T9">Main {</text:span></text:span></text:p>
              <text:p text:style-name="P48"><text:span text:style-name="Source_20_Text"><text:span text:style-name="T32">    </text:span></text:span><text:span text:style-name="Source_20_Text"><text:span text:style-name="T27">public</text:span></text:span><text:span text:style-name="T30"> </text:span><text:span text:style-name="Source_20_Text"><text:span text:style-name="T27">static</text:span></text:span><text:span text:style-name="T30"> </text:span><text:span text:style-name="Source_20_Text"><text:span text:style-name="T27">void</text:span></text:span><text:span text:style-name="T30"> </text:span><text:span text:style-name="Source_20_Text"><text:span text:style-name="T9">main(String[] args)</text:span></text:span></text:p>
              <text:p text:style-name="P48"><text:span text:style-name="Source_20_Text"><text:span text:style-name="T32">    </text:span></text:span><text:span text:style-name="Source_20_Text"><text:span text:style-name="T9">{</text:span></text:span></text:p>
              <text:p text:style-name="P48"><text:span text:style-name="Source_20_Text"><text:span text:style-name="T32">        </text:span></text:span><text:span text:style-name="Source_20_Text"><text:span text:style-name="T9">Stream&lt;Integer&gt; evenNumInfiniteStream = Stream.iterate(</text:span></text:span><text:span text:style-name="Source_20_Text"><text:span text:style-name="T37">0</text:span></text:span><text:span text:style-name="Source_20_Text"><text:span text:style-name="T9">, n -&gt; n + </text:span></text:span><text:span text:style-name="Source_20_Text"><text:span text:style-name="T37">2</text:span></text:span><text:span text:style-name="Source_20_Text"><text:span text:style-name="T9">);</text:span></text:span></text:p>
              <text:p text:style-name="P48"><text:span text:style-name="Source_20_Text"><text:span text:style-name="T32">        </text:span></text:span><text:span text:style-name="T41"> </text:span></text:p>
              <text:p text:style-name="P48"><text:span text:style-name="Source_20_Text"><text:span text:style-name="T32">        </text:span></text:span><text:span text:style-name="Source_20_Text"><text:span text:style-name="T9">List&lt;Integer&gt; newList = evenNumInfiniteStream.limit(</text:span></text:span><text:span text:style-name="Source_20_Text"><text:span text:style-name="T37">10</text:span></text:span><text:span text:style-name="Source_20_Text"><text:span text:style-name="T9">)</text:span></text:span></text:p>
              <text:p text:style-name="P48"><text:span text:style-name="Source_20_Text"><text:span text:style-name="T32">                                            </text:span></text:span><text:span text:style-name="Source_20_Text"><text:span text:style-name="T9">.collect(Collectors.toList());</text:span></text:span></text:p>
              <text:p text:style-name="P48"><text:span text:style-name="Source_20_Text"><text:span text:style-name="T32">        </text:span></text:span><text:span text:style-name="Source_20_Text"><text:span text:style-name="T9">System.out.println(newList);</text:span></text:span></text:p>
              <text:p text:style-name="P48"><text:span text:style-name="Source_20_Text"><text:span text:style-name="T32">    </text:span></text:span><text:span text:style-name="Source_20_Text"><text:span text:style-name="T9">}</text:span></text:span></text:p>
              <text:p text:style-name="P50"><text:span text:style-name="Source_20_Text"><text:span text:style-name="T9">}</text:span></text:span></text:p>
            </table:table-cell>
          </table:table-row>
        </table:table>
      </text:section>
      <text:p text:style-name="Standard"/>
      <text:p text:style-name="Standard"><text:soft-page-break/></text:p>
      <text:p text:style-name="P35"><text:span text:style-name="Source_20_Text"><text:span text:style-name="T29">import</text:span></text:span><text:span text:style-name="T11"> </text:span><text:span text:style-name="Source_20_Text"><text:span text:style-name="T11">java.util.List;</text:span></text:span></text:p>
      <text:p text:style-name="P35"><text:span text:style-name="Source_20_Text"><text:span text:style-name="T29">import</text:span></text:span><text:span text:style-name="T11"> </text:span><text:span text:style-name="Source_20_Text"><text:span text:style-name="T11">java.util.stream.Collectors;</text:span></text:span></text:p>
      <text:p text:style-name="P35"><text:span text:style-name="Source_20_Text"><text:span text:style-name="T29">import</text:span></text:span><text:span text:style-name="T11"> </text:span><text:span text:style-name="Source_20_Text"><text:span text:style-name="T11">java.util.stream.Stream;</text:span></text:span></text:p>
      <text:p text:style-name="P36"> </text:p>
      <text:p text:style-name="P35"><text:span text:style-name="Source_20_Text"><text:span text:style-name="T29">public</text:span></text:span><text:span text:style-name="T11"> </text:span><text:span text:style-name="Source_20_Text"><text:span text:style-name="T29">class</text:span></text:span><text:span text:style-name="T11"> </text:span><text:span text:style-name="Source_20_Text"><text:span text:style-name="T11">Main {</text:span></text:span></text:p>
      <text:p text:style-name="P35"><text:span text:style-name="Source_20_Text"><text:span text:style-name="T35">    </text:span></text:span><text:span text:style-name="Source_20_Text"><text:span text:style-name="T29">public</text:span></text:span><text:span text:style-name="T11"> </text:span><text:span text:style-name="Source_20_Text"><text:span text:style-name="T29">static</text:span></text:span><text:span text:style-name="T11"> </text:span><text:span text:style-name="Source_20_Text"><text:span text:style-name="T29">void</text:span></text:span><text:span text:style-name="T11"> </text:span><text:span text:style-name="Source_20_Text"><text:span text:style-name="T11">main(String[] args)</text:span></text:span></text:p>
      <text:p text:style-name="P35"><text:span text:style-name="Source_20_Text"><text:span text:style-name="T35">    </text:span></text:span><text:span text:style-name="Source_20_Text"><text:span text:style-name="T11">{</text:span></text:span></text:p>
      <text:p text:style-name="P35"><text:span text:style-name="Source_20_Text"><text:span text:style-name="T35">        </text:span></text:span><text:span text:style-name="Source_20_Text"><text:span text:style-name="T11">Stream&lt;Integer&gt; evenNumInfiniteStream = Stream.iterate(</text:span></text:span><text:span text:style-name="Source_20_Text"><text:span text:style-name="T38">0</text:span></text:span><text:span text:style-name="Source_20_Text"><text:span text:style-name="T11">, n -&gt; n + </text:span></text:span><text:span text:style-name="Source_20_Text"><text:span text:style-name="T38">2</text:span></text:span><text:span text:style-name="Source_20_Text"><text:span text:style-name="T11">);</text:span></text:span></text:p>
      <text:p text:style-name="P35"><text:span text:style-name="Source_20_Text"><text:span text:style-name="T35">        </text:span></text:span><text:span text:style-name="T8"> </text:span></text:p>
      <text:p text:style-name="P35"><text:span text:style-name="Source_20_Text"><text:span text:style-name="T35">        </text:span></text:span><text:span text:style-name="Source_20_Text"><text:span text:style-name="T11">List&lt;Integer&gt; newList = evenNumInfiniteStream</text:span></text:span></text:p>
      <text:p text:style-name="P35"><text:span text:style-name="Source_20_Text"><text:span text:style-name="T35">                </text:span></text:span><text:span text:style-name="Source_20_Text"><text:span text:style-name="T11">.skip(</text:span></text:span><text:span text:style-name="Source_20_Text"><text:span text:style-name="T38">5</text:span></text:span><text:span text:style-name="Source_20_Text"><text:span text:style-name="T11">)</text:span></text:span></text:p>
      <text:p text:style-name="P35"><text:span text:style-name="Source_20_Text"><text:span text:style-name="T35">                </text:span></text:span><text:span text:style-name="Source_20_Text"><text:span text:style-name="T11">.limit(</text:span></text:span><text:span text:style-name="Source_20_Text"><text:span text:style-name="T38">10</text:span></text:span><text:span text:style-name="Source_20_Text"><text:span text:style-name="T11">)</text:span></text:span></text:p>
      <text:p text:style-name="P35"><text:span text:style-name="Source_20_Text"><text:span text:style-name="T35">                </text:span></text:span><text:span text:style-name="Source_20_Text"><text:span text:style-name="T11">.collect(Collectors.toList());</text:span></text:span></text:p>
      <text:p text:style-name="P35"><text:span text:style-name="Source_20_Text"><text:span text:style-name="T35">        </text:span></text:span><text:span text:style-name="Source_20_Text"><text:span text:style-name="T11">System.out.println(newList);</text:span></text:span></text:p>
      <text:p text:style-name="P35"><text:span text:style-name="Source_20_Text"><text:span text:style-name="T35">    </text:span></text:span><text:span text:style-name="Source_20_Text"><text:span text:style-name="T11">}</text:span></text:span></text:p>
      <text:p text:style-name="P35"><text:span text:style-name="Source_20_Text"><text:span text:style-name="T11">}</text:span></text:span></text:p>
      <text:h text:style-name="P38" text:outline-level="1">Java Stream.forEach()</text:h>
      <text:p text:style-name="P3"><text:span text:style-name="T47">By Lokesh Gupta | Filed Under: </text:span><text:a xlink:type="simple" xlink:href="https://howtodoinjava.com/java8/" text:style-name="Internet_20_link" text:visited-style-name="Visited_20_Internet_20_Link"><text:span text:style-name="T48">Java 8</text:span></text:a></text:p>
      <text:p text:style-name="P12"><text:span text:style-name="T2">Learn to use </text:span><text:span text:style-name="Strong_20_Emphasis"><text:span text:style-name="T4">Stream.forEach(Consumer action)</text:span></text:span><text:span text:style-name="T2"> method to traverse all the elements of stream and performs an action for each element of this stream.</text:span></text:p>
      <text:h text:style-name="P41" text:outline-level="2">1. Stream.forEach() method</text:h>
      <text:list xml:id="list4639546250001008837" text:style-name="L8">
        <text:list-item>
          <text:p text:style-name="P10">This is a terminal operation.</text:p>
        </text:list-item>
        <text:list-item>
          <text:p text:style-name="P34"><text:span text:style-name="T2">After </text:span><text:span text:style-name="Strong_20_Emphasis"><text:span text:style-name="T4">forEach()</text:span></text:span><text:span text:style-name="T2"> is performed, the stream pipeline is considered consumed, and can no longer be used.</text:span></text:p>
        </text:list-item>
        <text:list-item>
          <text:p text:style-name="P28">If we need to traverse the same data source again, we must return to the data source to get a new stream.</text:p>
        </text:list-item>
        <text:list-item>
          <text:p text:style-name="P34"><text:span text:style-name="T2">For </text:span><text:span text:style-name="Emphasis"><text:span text:style-name="T2">parallel stream</text:span></text:span><text:span text:style-name="T2"> pipelines, </text:span><text:span text:style-name="Source_20_Text"><text:span text:style-name="T33">forEach()</text:span></text:span><text:span text:style-name="T2"> operation does not guarantee the order of elements in the stream, as doing so would sacrifice the benefit of parallelism.</text:span></text:p>
        </text:list-item>
        <text:list-item>
          <text:p text:style-name="P28">If the provided action (method argument) accesses shared state between elements, it is responsible for providing the required synchronization.</text:p>
        </text:list-item>
      </text:list>
      <text:h text:style-name="P41" text:outline-level="2"><text:soft-page-break/>2. forEach() method syntax</text:h>
      <text:p text:style-name="P8">The method syntax is as follows:</text:p>
      <text:section text:style-name="Sect1" text:name="highlighter_434331">
        <text:p text:style-name="P20">Syntax</text:p>
        <table:table table:name="Table51" table:style-name="Table51">
          <table:table-column table:style-name="Table51.A"/>
          <table:table-row>
            <table:table-cell table:style-name="Table51.A1" office:value-type="string">
              <text:p text:style-name="P48"><text:span text:style-name="Source_20_Text"><text:span text:style-name="T27">void</text:span></text:span><text:span text:style-name="T30"> </text:span><text:span text:style-name="Source_20_Text"><text:span text:style-name="T9">forEach(Consumer&lt;? </text:span></text:span><text:span text:style-name="Source_20_Text"><text:span text:style-name="T27">super</text:span></text:span><text:span text:style-name="T30"> </text:span><text:span text:style-name="Source_20_Text"><text:span text:style-name="T9">T&gt; action)</text:span></text:span></text:p>
            </table:table-cell>
          </table:table-row>
        </table:table>
      </text:section>
      <text:p text:style-name="P12"><text:a xlink:type="simple" xlink:href="https://docs.oracle.com/en/java/javase/11/docs/api/java.base/java/util/function/Consumer.html" office:target-frame-name="_blank" xlink:show="new" text:style-name="Internet_20_link" text:visited-style-name="Visited_20_Internet_20_Link"><text:span text:style-name="Source_20_Text"><text:span text:style-name="T26">Consumer</text:span></text:span></text:a><text:span text:style-name="T3"> is a functional interface and </text:span><text:span text:style-name="Source_20_Text"><text:span text:style-name="T34">action</text:span></text:span><text:span text:style-name="T3"> represents the a </text:span><text:a xlink:type="simple" xlink:href="https://docs.oracle.com/en/java/javase/11/docs/api/java.base/java/util/stream/package-summary.html#NonInterference" office:target-frame-name="_blank" xlink:show="new" text:style-name="Internet_20_link" text:visited-style-name="Visited_20_Internet_20_Link"><text:span text:style-name="Strong_20_Emphasis"><text:span text:style-name="T23">non-interfering action</text:span></text:span></text:a><text:span text:style-name="T3"> to be performed on each element in the stream.</text:span></text:p>
      <text:h text:style-name="P41" text:outline-level="2">3. Stream forEach() method example</text:h>
      <text:h text:style-name="P39" text:outline-level="4">3.1. Traverse and print all elements</text:h>
      <text:p text:style-name="P8">Java example to iterate over stream elements and print them.</text:p>
      <text:section text:style-name="Sect1" text:name="highlighter_828013">
        <text:p text:style-name="P20">Stream example</text:p>
        <table:table table:name="Table52" table:style-name="Table52">
          <table:table-column table:style-name="Table52.A"/>
          <table:table-row>
            <table:table-cell table:style-name="Table52.A1" office:value-type="string">
              <text:p text:style-name="P48"><text:span text:style-name="Source_20_Text"><text:span text:style-name="T9">List&lt;Integer&gt; list = Arrays.asList(</text:span></text:span><text:span text:style-name="Source_20_Text"><text:span text:style-name="T37">2</text:span></text:span><text:span text:style-name="Source_20_Text"><text:span text:style-name="T9">, </text:span></text:span><text:span text:style-name="Source_20_Text"><text:span text:style-name="T37">4</text:span></text:span><text:span text:style-name="Source_20_Text"><text:span text:style-name="T9">, </text:span></text:span><text:span text:style-name="Source_20_Text"><text:span text:style-name="T37">6</text:span></text:span><text:span text:style-name="Source_20_Text"><text:span text:style-name="T9">, </text:span></text:span><text:span text:style-name="Source_20_Text"><text:span text:style-name="T37">8</text:span></text:span><text:span text:style-name="Source_20_Text"><text:span text:style-name="T9">, </text:span></text:span><text:span text:style-name="Source_20_Text"><text:span text:style-name="T37">10</text:span></text:span><text:span text:style-name="Source_20_Text"><text:span text:style-name="T9">);</text:span></text:span></text:p>
              <text:p text:style-name="P49"> </text:p>
              <text:p text:style-name="P48"><text:span text:style-name="Source_20_Text"><text:span text:style-name="T9">list.stream().forEach( System.out::println );</text:span></text:span></text:p>
            </table:table-cell>
          </table:table-row>
        </table:table>
      </text:section>
      <text:p text:style-name="P11">Program output.</text:p>
      <text:section text:style-name="Sect1" text:name="highlighter_821500">
        <text:p text:style-name="P20">Console</text:p>
        <table:table table:name="Table53" table:style-name="Table53">
          <table:table-column table:style-name="Table53.A"/>
          <table:table-row>
            <table:table-cell table:style-name="Table53.A1" office:value-type="string">
              <text:p text:style-name="P48"><text:span text:style-name="Source_20_Text"><text:span text:style-name="T37">2</text:span></text:span></text:p>
              <text:p text:style-name="P48"><text:span text:style-name="Source_20_Text"><text:span text:style-name="T37">4</text:span></text:span></text:p>
              <text:p text:style-name="P48"><text:span text:style-name="Source_20_Text"><text:span text:style-name="T37">6</text:span></text:span></text:p>
              <text:p text:style-name="P48"><text:span text:style-name="Source_20_Text"><text:span text:style-name="T37">8</text:span></text:span></text:p>
              <text:p text:style-name="P48"><text:span text:style-name="Source_20_Text"><text:span text:style-name="T37">10</text:span></text:span></text:p>
            </table:table-cell>
          </table:table-row>
        </table:table>
      </text:section>
      <text:h text:style-name="P40" text:outline-level="4">3.2. Traverse and print all elements in reverse order</text:h>
      <text:p text:style-name="P8">Java example to iterate over stream elements and print them in reverse order.</text:p>
      <text:section text:style-name="Sect1" text:name="highlighter_237916">
        <text:p text:style-name="P20">Stream example</text:p>
        <table:table table:name="Table54" table:style-name="Table54">
          <table:table-column table:style-name="Table54.A"/>
          <table:table-row>
            <table:table-cell table:style-name="Table54.A1" office:value-type="string">
              <text:p text:style-name="P48"><text:span text:style-name="Source_20_Text"><text:span text:style-name="T9">List&lt;Integer&gt; list = Arrays.asList(</text:span></text:span><text:span text:style-name="Source_20_Text"><text:span text:style-name="T37">2</text:span></text:span><text:span text:style-name="Source_20_Text"><text:span text:style-name="T9">, </text:span></text:span><text:span text:style-name="Source_20_Text"><text:span text:style-name="T37">4</text:span></text:span><text:span text:style-name="Source_20_Text"><text:span text:style-name="T9">, </text:span></text:span><text:span text:style-name="Source_20_Text"><text:span text:style-name="T37">6</text:span></text:span><text:span text:style-name="Source_20_Text"><text:span text:style-name="T9">, </text:span></text:span><text:span text:style-name="Source_20_Text"><text:span text:style-name="T37">8</text:span></text:span><text:span text:style-name="Source_20_Text"><text:span text:style-name="T9">, </text:span></text:span><text:span text:style-name="Source_20_Text"><text:span text:style-name="T37">10</text:span></text:span><text:span text:style-name="Source_20_Text"><text:span text:style-name="T9">);</text:span></text:span></text:p>
              <text:p text:style-name="P49"> </text:p>
              <text:p text:style-name="P48"><text:span text:style-name="Source_20_Text"><text:span text:style-name="T9">list.stream()</text:span></text:span></text:p>
              <text:p text:style-name="P48"><text:span text:style-name="Source_20_Text"><text:span text:style-name="T32">        </text:span></text:span><text:span text:style-name="Source_20_Text"><text:span text:style-name="T9">.sorted(Comparator.reverseOrder())</text:span></text:span></text:p>
              <text:p text:style-name="P50"><text:span text:style-name="Source_20_Text"><text:span text:style-name="T32">        </text:span></text:span><text:span text:style-name="Source_20_Text"><text:span text:style-name="T9">.forEach(System.out::println);</text:span></text:span></text:p>
            </table:table-cell>
          </table:table-row>
        </table:table>
      </text:section>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Consolas1" svg:font-family="Consolas, 'liberation mono', Menlo, Courier, monospace"/>
    <style:font-face style:name="OpenSymbol" svg:font-family="OpenSymbol"/>
    <style:font-face style:name="Raleway" svg:font-family="Raleway, sans-serif"/>
    <style:font-face style:name="apple-system" svg:font-family="apple-system, BlinkMacSystemFont, 'segoe ui', Roboto, 'helvetica neue', Arial, sans-serif, 'apple color emoji', 'segoe ui emoji', 'segoe ui symbol'"/>
    <style:font-face style:name="inherit" svg:font-family="inherit"/>
    <style:font-face style:name="monospace" svg:font-family="monospace, 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Arial1" style:font-size-complex="7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7-21T21:37:55.67</meta:creation-date>
    <dc:date>2019-07-21T21:47:58.63</dc:date>
    <meta:editing-duration>PT10M3S</meta:editing-duration>
    <meta:editing-cycles>2</meta:editing-cycles>
    <meta:generator>OpenOffice/4.1.3$Win32 OpenOffice.org_project/413m1$Build-9783</meta:generator>
    <meta:document-statistic meta:table-count="54" meta:image-count="1" meta:object-count="0" meta:page-count="35" meta:paragraph-count="922" meta:word-count="5273" meta:character-count="40518"/>
  </office:meta>
</office:document-meta>
</file>